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T4" style:parent-style-name="VarsayılanParagrafYazıTipi" style:family="text">
      <style:text-properties style:font-name-complex="Calibri"/>
    </style:style>
    <style:style style:name="T5" style:parent-style-name="VarsayılanParagrafYazıTipi" style:family="text">
      <style:text-properties style:font-name-complex="Calibri"/>
    </style:style>
    <style:style style:name="T6" style:parent-style-name="VarsayılanParagrafYazıTipi" style:family="text">
      <style:text-properties style:font-name-complex="Calibri"/>
    </style:style>
    <style:style style:name="T7" style:parent-style-name="VarsayılanParagrafYazıTipi" style:family="text">
      <style:text-properties style:font-name-complex="Calibri"/>
    </style:style>
    <style:style style:name="T8" style:parent-style-name="VarsayılanParagrafYazıTipi" style:family="text">
      <style:text-properties style:font-name-complex="Calibri"/>
    </style:style>
    <style:style style:name="T9" style:parent-style-name="VarsayılanParagrafYazıTipi" style:family="text">
      <style:text-properties style:font-name-complex="Calibri"/>
    </style:style>
    <style:style style:name="T10" style:parent-style-name="VarsayılanParagrafYazıTipi" style:family="text">
      <style:text-properties style:font-name-complex="Calibri"/>
    </style:style>
    <style:style style:name="T11" style:parent-style-name="VarsayılanParagrafYazıTipi" style:family="text">
      <style:text-properties style:font-name-complex="Calibri"/>
    </style:style>
    <style:style style:name="T12" style:parent-style-name="VarsayılanParagrafYazıTipi" style:family="text">
      <style:text-properties style:font-name-complex="Calibri"/>
    </style:style>
    <style:style style:name="T13" style:parent-style-name="VarsayılanParagrafYazıTipi" style:family="text">
      <style:text-properties style:font-name-complex="Calibri"/>
    </style:style>
    <style:style style:name="P14" style:parent-style-name="Textbody" style:family="paragraph">
      <style:paragraph-properties fo:text-align="justify" fo:margin-bottom="0in" fo:line-height="100%"/>
    </style:style>
    <style:style style:name="P15" style:parent-style-name="Textbody" style:family="paragraph">
      <style:paragraph-properties fo:text-align="justify" fo:margin-bottom="0in" fo:line-height="100%"/>
    </style:style>
    <style:style style:name="P16" style:parent-style-name="Textbody" style:family="paragraph">
      <style:paragraph-properties fo:text-align="justify" fo:margin-bottom="0in" fo:line-height="100%" fo:text-indent="0.3937in"/>
    </style:style>
    <style:style style:name="T17" style:parent-style-name="VarsayılanParagrafYazıTipi" style:family="text">
      <style:text-properties fo:font-weight="bold" style:font-weight-asian="bold" style:font-weight-complex="bold"/>
    </style:style>
    <style:style style:name="P18" style:parent-style-name="Normal" style:family="paragraph">
      <style:paragraph-properties fo:text-align="justify" style:vertical-align="auto" fo:line-height="120%" fo:margin-left="0.7875in">
        <style:tab-stops/>
      </style:paragraph-properties>
      <style:text-properties fo:hyphenate="true"/>
    </style:style>
    <style:style style:name="T19" style:parent-style-name="VarsayılanParagrafYazıTipi" style:family="text">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style:style>
    <style:style style:name="T20" style:parent-style-name="VarsayılanParagrafYazıTipi" style:family="text">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style:style>
    <style:style style:name="T21"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22"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23"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24"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25"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P26" style:parent-style-name="Normal" style:family="paragraph">
      <style:paragraph-properties fo:text-align="justify" style:vertical-align="auto" fo:line-height="123%" fo:margin-left="0.7875in" fo:text-indent="0.1972in">
        <style:tab-stops/>
      </style:paragraph-properties>
      <style:text-properties style:font-name="Times New Roman" style:font-name-asian="Times New Roman" style:font-name-complex="Times New Roman" style:letter-kerning="false" style:language-asian="tr" style:country-asian="TR" style:language-complex="ar" style:country-complex="SA" fo:hyphenate="true"/>
    </style:style>
    <style:style style:name="P27" style:parent-style-name="Normal" style:family="paragraph">
      <style:paragraph-properties fo:text-align="justify" style:vertical-align="auto" fo:line-height="123%" fo:margin-left="0.7875in" fo:text-indent="0.1972in">
        <style:tab-stops/>
      </style:paragraph-properties>
      <style:text-properties style:font-name="Times New Roman" style:font-name-asian="Times New Roman" style:font-name-complex="Times New Roman" style:letter-kerning="false" style:language-asian="tr" style:country-asian="TR" style:language-complex="ar" style:country-complex="SA" fo:hyphenate="true"/>
    </style:style>
    <style:style style:name="P28" style:parent-style-name="Normal" style:family="paragraph">
      <style:paragraph-properties fo:text-align="justify" style:vertical-align="auto" fo:line-height="123%" fo:margin-left="0.4923in" fo:text-indent="0.4923in">
        <style:tab-stops/>
      </style:paragraph-properties>
      <style:text-properties style:font-name="Times New Roman" style:font-name-asian="Times New Roman" style:font-name-complex="Times New Roman" style:letter-kerning="false" style:language-asian="tr" style:country-asian="TR" style:language-complex="ar" style:country-complex="SA" fo:hyphenate="true"/>
    </style:style>
    <style:style style:name="P29"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30"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31" style:parent-style-name="Textbody" style:family="paragraph">
      <style:paragraph-properties fo:text-align="justify" fo:margin-bottom="0in" fo:line-height="100%" fo:text-indent="0.3937in"/>
    </style:style>
    <style:style style:name="T32" style:parent-style-name="VarsayılanParagrafYazıTipi" style:family="text">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style:style>
    <style:style style:name="T33" style:parent-style-name="VarsayılanParagrafYazıTipi" style:family="text">
      <style:text-properties fo:font-weight="bold" style:font-weight-asian="bold" style:font-weight-complex="bold"/>
    </style:style>
    <style:style style:name="P34"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35" style:parent-style-name="Normal" style:family="paragraph">
      <style:paragraph-properties fo:text-align="justify" style:vertical-align="auto" fo:line-height="121%" fo:margin-left="0.7875in">
        <style:tab-stops/>
      </style:paragraph-properties>
      <style:text-properties fo:hyphenate="true"/>
    </style:style>
    <style:style style:name="T36" style:parent-style-name="VarsayılanParagrafYazıTipi" style:family="text">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style:style>
    <style:style style:name="T37" style:parent-style-name="VarsayılanParagrafYazıTipi" style:family="text">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style:style>
    <style:style style:name="T38"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P39" style:parent-style-name="Normal" style:family="paragraph">
      <style:paragraph-properties style:vertical-align="auto" fo:line-height="121%" fo:margin-left="0.7875in" fo:text-indent="0.1972in">
        <style:tab-stops/>
      </style:paragraph-properties>
      <style:text-properties style:font-name="Times New Roman" style:font-name-asian="Times New Roman" style:font-name-complex="Times New Roman" style:letter-kerning="false" style:language-asian="tr" style:country-asian="TR" style:language-complex="ar" style:country-complex="SA" fo:hyphenate="true"/>
    </style:style>
    <style:style style:name="P40" style:parent-style-name="Normal" style:family="paragraph">
      <style:paragraph-properties fo:text-align="justify" style:vertical-align="auto" fo:line-height="121%" fo:margin-left="0.7875in" fo:text-indent="0.1972in">
        <style:tab-stops/>
      </style:paragraph-properties>
      <style:text-properties fo:hyphenate="true"/>
    </style:style>
    <style:style style:name="T41" style:parent-style-name="VarsayılanParagrafYazıTipi" style:family="text">
      <style:text-properties style:font-name="Times New Roman" style:font-name-asian="Times New Roman" style:font-name-complex="Times New Roman" fo:letter-spacing="-0.0013in" style:letter-kerning="false" style:language-asian="tr" style:country-asian="TR" style:language-complex="ar" style:country-complex="SA"/>
    </style:style>
    <style:style style:name="P42" style:parent-style-name="Normal" style:family="paragraph">
      <style:paragraph-properties style:vertical-align="auto" fo:line-height="121%" fo:margin-left="0.7875in" fo:text-indent="0.1972in">
        <style:tab-stops/>
      </style:paragraph-properties>
      <style:text-properties style:font-name="Times New Roman" style:font-name-asian="Times New Roman" style:font-name-complex="Times New Roman" style:letter-kerning="false" style:language-asian="tr" style:country-asian="TR" style:language-complex="ar" style:country-complex="SA" fo:hyphenate="true"/>
    </style:style>
    <style:style style:name="P43"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44" style:parent-style-name="Normal" style:family="paragraph">
      <style:paragraph-properties style:vertical-align="auto" fo:line-height="121%"/>
      <style:text-properties style:font-name="Times New Roman" style:font-name-asian="Times New Roman" style:font-name-complex="Times New Roman" style:letter-kerning="false" style:language-asian="tr" style:country-asian="TR" style:language-complex="ar" style:country-complex="SA" fo:hyphenate="true"/>
    </style:style>
    <style:style style:name="P45"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46"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47" style:parent-style-name="ListeParagraf" style:list-style-name="LFO2" style:family="paragraph">
      <style:paragraph-properties fo:text-align="justify" style:vertical-align="auto" fo:line-height="123%"/>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fo:hyphenate="true"/>
    </style:style>
    <style:style style:name="P48"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49"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0" style:parent-style-name="Normal" style:family="paragraph">
      <style:paragraph-properties fo:text-align="justify" style:vertical-align="auto" fo:line-height="123%" fo:text-indent="0.4923in"/>
      <style:text-properties style:font-name="Times New Roman" style:font-name-asian="Times New Roman" style:font-name-complex="Times New Roman" style:letter-kerning="false" style:language-asian="tr" style:country-asian="TR" style:language-complex="ar" style:country-complex="SA" fo:hyphenate="true"/>
    </style:style>
    <style:style style:name="P51"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2" style:parent-style-name="ListeParagraf" style:list-style-name="LFO3"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3" style:parent-style-name="ListeParagraf" style:list-style-name="LFO3"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4" style:parent-style-name="ListeParagraf" style:list-style-name="LFO3"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5"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6"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7" style:parent-style-name="ListeParagraf" style:list-style-name="LFO2"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8"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59" style:parent-style-name="Normal" style:family="paragraph">
      <style:paragraph-properties fo:text-align="justify" style:vertical-align="auto" fo:line-height="123%" fo:text-indent="0.25in"/>
      <style:text-properties style:font-name="Times New Roman" style:font-name-asian="Times New Roman" style:font-name-complex="Times New Roman" style:letter-kerning="false" style:language-asian="tr" style:country-asian="TR" style:language-complex="ar" style:country-complex="SA" fo:hyphenate="true"/>
    </style:style>
    <style:style style:name="P60"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61" style:parent-style-name="Textbody" style:family="paragraph">
      <style:paragraph-properties fo:text-align="justify" fo:margin-bottom="0in" fo:line-height="100%" fo:text-indent="0.25in"/>
    </style:style>
    <style:style style:name="T62" style:parent-style-name="VarsayılanParagrafYazıTipi" style:family="text">
      <style:text-properties style:font-name-complex="Calibri"/>
    </style:style>
    <style:style style:name="P63" style:parent-style-name="Textbody" style:family="paragraph">
      <style:paragraph-properties fo:text-align="justify" fo:margin-top="0.0395in" fo:margin-bottom="0.0395in" fo:line-height="100%"/>
    </style:style>
    <style:style style:name="T64" style:parent-style-name="VarsayılanParagrafYazıTipi" style:family="text">
      <style:text-properties fo:font-weight="bold" style:font-weight-asian="bold"/>
    </style:style>
    <style:style style:name="P65" style:parent-style-name="Textbody" style:family="paragraph">
      <style:paragraph-properties fo:text-align="justify" fo:margin-top="0.0395in" fo:margin-bottom="0.0395in" fo:line-height="100%"/>
    </style:style>
    <style:style style:name="P66" style:parent-style-name="Textbody" style:family="paragraph">
      <style:paragraph-properties fo:text-align="justify" fo:margin-bottom="0in" fo:line-height="100%"/>
    </style:style>
    <style:style style:name="P67" style:parent-style-name="Textbody" style:family="paragraph">
      <style:paragraph-properties fo:text-align="justify" fo:margin-bottom="0in" fo:line-height="100%"/>
    </style:style>
    <style:style style:name="P68" style:parent-style-name="Standard" style:family="paragraph">
      <style:paragraph-properties fo:text-align="justify"/>
      <style:text-properties style:text-underline-type="single" style:text-underline-style="solid" style:text-underline-width="auto" style:text-underline-mode="continuous"/>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Textbody" style:family="paragraph">
      <style:paragraph-properties fo:text-align="justify" fo:margin-bottom="0in" fo:line-height="100%"/>
    </style:style>
    <style:style style:name="P75" style:parent-style-name="Textbody" style:family="paragraph">
      <style:paragraph-properties fo:text-align="justify" fo:margin-bottom="0in" fo:line-height="100%"/>
    </style:style>
    <style:style style:name="T76" style:parent-style-name="VarsayılanParagrafYazıTipi" style:family="text">
      <style:text-properties style:text-position="super 66.6%"/>
    </style:style>
    <style:style style:name="P77" style:parent-style-name="Textbody" style:family="paragraph">
      <style:paragraph-properties fo:text-align="justify" fo:margin-bottom="0in" fo:line-height="100%"/>
    </style:style>
    <style:style style:name="P78" style:parent-style-name="Textbody" style:family="paragraph">
      <style:paragraph-properties fo:text-align="justify" fo:margin-bottom="0in" fo:line-height="100%"/>
    </style:style>
    <style:style style:name="P79" style:parent-style-name="Textbody" style:family="paragraph">
      <style:paragraph-properties fo:text-align="justify" fo:margin-bottom="0in" fo:line-height="100%"/>
    </style:style>
    <style:style style:name="P80" style:parent-style-name="Textbody" style:family="paragraph">
      <style:paragraph-properties fo:text-align="justify" fo:margin-bottom="0in" fo:line-height="100%"/>
    </style:style>
    <style:style style:name="P81" style:parent-style-name="Textbody" style:family="paragraph">
      <style:paragraph-properties fo:text-align="justify" fo:margin-bottom="0in" fo:line-height="100%"/>
    </style:style>
    <style:style style:name="P82" style:parent-style-name="Textbody" style:family="paragraph">
      <style:paragraph-properties fo:text-align="justify" fo:margin-bottom="0in" fo:line-height="100%" fo:text-indent="0.4923in"/>
    </style:style>
    <style:style style:name="P83" style:parent-style-name="Standard" style:family="paragraph">
      <style:paragraph-properties fo:text-align="justify"/>
    </style:style>
    <style:style style:name="P84" style:parent-style-name="Standard" style:family="paragraph">
      <style:paragraph-properties fo:text-align="justify"/>
      <style:text-properties style:text-underline-type="single" style:text-underline-style="solid" style:text-underline-width="auto" style:text-underline-mode="continuous"/>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Textbody" style:family="paragraph">
      <style:paragraph-properties fo:text-align="justify" fo:margin-bottom="0in" fo:line-height="100%"/>
    </style:style>
    <style:style style:name="P91" style:parent-style-name="Standard" style:family="paragraph">
      <style:paragraph-properties fo:text-align="justify"/>
      <style:text-properties style:font-name-complex="Calibri"/>
    </style:style>
    <style:style style:name="P92" style:parent-style-name="Standard" style:family="paragraph">
      <style:paragraph-properties fo:text-align="justify"/>
      <style:text-properties style:font-name-complex="Calibri"/>
    </style:style>
    <style:style style:name="P93" style:parent-style-name="Standard" style:family="paragraph">
      <style:paragraph-properties fo:text-align="justify"/>
    </style:style>
    <style:style style:name="T94" style:parent-style-name="VarsayılanParagrafYazıTipi" style:family="text">
      <style:text-properties style:font-name-complex="Calibri"/>
    </style:style>
    <style:style style:name="P95" style:parent-style-name="Textbody" style:family="paragraph">
      <style:paragraph-properties fo:text-align="justify" fo:margin-bottom="0in" fo:line-height="100%"/>
    </style:style>
    <style:style style:name="P96" style:parent-style-name="Normal" style:family="paragraph">
      <style:paragraph-properties fo:text-align="justify" style:vertical-align="auto" fo:line-height="123%"/>
      <style:text-properties style:font-name="Times New Roman" style:font-name-asian="Times New Roman" style:font-name-complex="Times New Roman" style:letter-kerning="false" style:language-asian="tr" style:country-asian="TR" style:language-complex="ar" style:country-complex="SA" fo:hyphenate="true"/>
    </style:style>
    <style:style style:name="P97" style:parent-style-name="maddebasl" style:family="paragraph">
      <style:paragraph-properties fo:text-align="justify" fo:margin-top="0in" fo:margin-bottom="0in" fo:line-height="121%" fo:margin-left="0.7875in">
        <style:tab-stops/>
      </style:paragraph-properties>
    </style:style>
    <style:style style:name="T98" style:parent-style-name="VarsayılanParagrafYazıTipi" style:family="text">
      <style:text-properties fo:font-weight="bold" style:font-weight-asian="bold" style:font-weight-complex="bold"/>
    </style:style>
    <style:style style:name="P99" style:parent-style-name="NormalWeb" style:family="paragraph">
      <style:paragraph-properties fo:text-align="justify" fo:margin-top="0in" fo:margin-bottom="0in" fo:line-height="121%" fo:margin-left="0.7875in">
        <style:tab-stops/>
      </style:paragraph-properties>
    </style:style>
    <style:style style:name="T100" style:parent-style-name="VarsayılanParagrafYazıTipi" style:family="text">
      <style:text-properties fo:font-weight="bold" style:font-weight-asian="bold" style:font-weight-complex="bold"/>
    </style:style>
    <style:style style:name="P101" style:parent-style-name="NormalWeb" style:family="paragraph">
      <style:paragraph-properties fo:text-align="justify" fo:margin-top="0in" fo:margin-bottom="0in" fo:line-height="121%" fo:margin-left="0.4923in" fo:text-indent="0.4923in">
        <style:tab-stops/>
      </style:paragraph-properties>
    </style:style>
    <style:style style:name="P102" style:parent-style-name="NormalWeb" style:family="paragraph">
      <style:paragraph-properties fo:text-align="justify" fo:margin-top="0in" fo:margin-bottom="0in" fo:line-height="121%" fo:margin-left="0.4923in" fo:text-indent="0.4923in">
        <style:tab-stops/>
      </style:paragraph-properties>
    </style:style>
    <style:style style:name="P103" style:parent-style-name="NormalWeb" style:family="paragraph">
      <style:paragraph-properties fo:text-align="justify" fo:margin-top="0in" fo:margin-bottom="0in" fo:line-height="121%" fo:margin-left="0.7875in" fo:text-indent="0.1972in">
        <style:tab-stops/>
      </style:paragraph-properties>
    </style:style>
    <style:style style:name="P104" style:parent-style-name="NormalWeb" style:family="paragraph">
      <style:paragraph-properties fo:text-align="justify" fo:margin-top="0in" fo:margin-bottom="0in" fo:line-height="121%" fo:margin-left="0.7875in" fo:text-indent="0.1972in">
        <style:tab-stops/>
      </style:paragraph-properties>
    </style:style>
    <style:style style:name="P105" style:parent-style-name="Textbody" style:family="paragraph">
      <style:paragraph-properties fo:text-align="justify" fo:margin-bottom="0in" fo:line-height="100%"/>
    </style:style>
    <style:style style:name="P106" style:parent-style-name="Textbody" style:family="paragraph">
      <style:paragraph-properties fo:text-align="justify" fo:margin-bottom="0in" fo:line-height="100%" fo:text-indent="0.4923in"/>
    </style:style>
    <style:style style:name="P107" style:parent-style-name="Textbody" style:family="paragraph">
      <style:paragraph-properties fo:text-align="justify" fo:margin-bottom="0in" fo:line-height="100%"/>
    </style:style>
    <style:style style:name="P108" style:parent-style-name="Textbody" style:family="paragraph">
      <style:paragraph-properties fo:text-align="justify" fo:margin-bottom="0in" fo:line-height="100%" fo:text-indent="0.4923in"/>
    </style:style>
    <style:style style:name="P109" style:parent-style-name="Textbody" style:family="paragraph">
      <style:paragraph-properties fo:text-align="justify" fo:margin-bottom="0in" fo:line-height="100%" fo:text-indent="0.4923in">
        <style:tab-stops>
          <style:tab-stop style:type="left" style:position="4.627in"/>
        </style:tab-stops>
      </style:paragraph-properties>
    </style:style>
    <style:style style:name="P110" style:parent-style-name="Textbody" style:family="paragraph">
      <style:paragraph-properties fo:text-align="justify" fo:margin-bottom="0in" fo:line-height="100%"/>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T115" style:parent-style-name="VarsayılanParagrafYazıTipi" style:family="text">
      <style:text-properties style:text-underline-type="single" style:text-underline-style="solid" style:text-underline-width="auto" style:text-underline-mode="continuous"/>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style:text-underline-type="single" style:text-underline-style="solid" style:text-underline-width="auto" style:text-underline-mode="continuous"/>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text-properties style:text-underline-type="single" style:text-underline-style="solid" style:text-underline-width="auto" style:text-underline-mode="continuous"/>
    </style:style>
    <style:style style:name="P123" style:parent-style-name="Standard" style:family="paragraph">
      <style:paragraph-properties fo:text-align="justify"/>
      <style:text-properties fo:font-weight="bold" style:font-weight-asian="bold" style:font-weight-complex="bold"/>
    </style:style>
    <style:style style:name="P124" style:parent-style-name="Standard" style:family="paragraph">
      <style:paragraph-properties fo:text-align="justify"/>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fo:text-indent="0.4923in"/>
    </style:style>
    <style:style style:name="P127" style:parent-style-name="Textbody" style:family="paragraph">
      <style:paragraph-properties fo:text-align="justify" fo:margin-bottom="0in" fo:line-height="100%" fo:text-indent="0.4923in"/>
    </style:style>
    <style:style style:name="P128" style:parent-style-name="Textbody" style:family="paragraph">
      <style:paragraph-properties fo:text-align="justify" fo:margin-bottom="0in" fo:line-height="100%" fo:text-indent="0.4923in"/>
    </style:style>
    <style:style style:name="P129" style:parent-style-name="Textbody" style:family="paragraph">
      <style:paragraph-properties fo:text-align="justify" fo:margin-bottom="0in" fo:line-height="100%" fo:text-indent="0.4923in"/>
    </style:style>
    <style:style style:name="P130" style:parent-style-name="Textbody" style:family="paragraph">
      <style:paragraph-properties fo:text-align="justify" fo:margin-bottom="0in" fo:line-height="100%" fo:text-indent="0.4923in"/>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T133" style:parent-style-name="VarsayılanParagrafYazıTipi" style:family="text">
      <style:text-properties style:text-underline-type="single" style:text-underline-style="solid" style:text-underline-width="auto" style:text-underline-mode="continuous"/>
    </style:style>
    <style:style style:name="T134" style:parent-style-name="VarsayılanParagrafYazıTipi" style:family="text">
      <style:text-properties style:text-underline-type="single" style:text-underline-style="solid" style:text-underline-width="auto" style:text-underline-mode="continuous"/>
    </style:style>
    <style:style style:name="P135" style:parent-style-name="Standard" style:family="paragraph">
      <style:paragraph-properties fo:text-align="justify"/>
    </style:style>
    <style:style style:name="P136" style:parent-style-name="Standard" style:family="paragraph">
      <style:paragraph-properties fo:text-align="justify"/>
      <style:text-properties style:text-underline-type="single" style:text-underline-style="solid" style:text-underline-width="auto" style:text-underline-mode="continuous"/>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text-properties style:text-underline-type="single" style:text-underline-style="solid" style:text-underline-width="auto" style:text-underline-mode="continuous"/>
    </style:style>
    <style:style style:name="P142" style:parent-style-name="Standard" style:family="paragraph">
      <style:paragraph-properties fo:text-align="justify"/>
    </style:style>
    <style:style style:name="T143" style:parent-style-name="VarsayılanParagrafYazıTipi" style:family="text">
      <style:text-properties fo:font-weight="bold" style:font-weight-asian="bold" style:font-weight-complex="bold"/>
    </style:style>
    <style:style style:name="T144" style:parent-style-name="VarsayılanParagrafYazıTipi" style:family="text">
      <style:text-properties fo:font-weight="bold" style:font-weight-asian="bold" style:font-weight-complex="bold"/>
    </style:style>
    <style:style style:name="T145" style:parent-style-name="VarsayılanParagrafYazıTipi" style:family="text">
      <style:text-properties fo:font-weight="bold" style:font-weight-asian="bold" style:font-weight-complex="bold"/>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text-properties style:text-underline-type="single" style:text-underline-style="solid" style:text-underline-width="auto" style:text-underline-mode="continuous"/>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Textbody" style:family="paragraph">
      <style:paragraph-properties fo:text-align="justify" fo:margin-bottom="0in" fo:line-height="100%"/>
    </style:style>
    <style:style style:name="P180" style:parent-style-name="Textbody" style:family="paragraph">
      <style:paragraph-properties fo:text-align="justify" fo:margin-bottom="0in" fo:line-height="100%"/>
    </style:style>
    <style:style style:name="P181" style:parent-style-name="Textbody" style:family="paragraph">
      <style:paragraph-properties fo:text-align="justify" fo:margin-bottom="0in" fo:line-height="100%"/>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T187" style:parent-style-name="VarsayılanParagrafYazıTipi" style:family="text">
      <style:text-properties style:font-name-complex="Calibri"/>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T191" style:parent-style-name="VarsayılanParagrafYazıTipi" style:family="text">
      <style:text-properties style:font-name-complex="Calibri"/>
    </style:style>
    <style:style style:name="P192" style:parent-style-name="Standard" style:family="paragraph">
      <style:paragraph-properties fo:text-align="justify"/>
    </style:style>
    <style:style style:name="T193" style:parent-style-name="VarsayılanParagrafYazıTipi" style:family="text">
      <style:text-properties style:font-name-complex="Calibri"/>
    </style:style>
    <style:style style:name="P194" style:parent-style-name="Standard" style:family="paragraph">
      <style:paragraph-properties fo:text-align="justify"/>
    </style:style>
    <style:style style:name="T195" style:parent-style-name="VarsayılanParagrafYazıTipi" style:family="text">
      <style:text-properties style:font-name-complex="Calibri"/>
    </style:style>
    <style:style style:name="P196" style:parent-style-name="Standard" style:family="paragraph">
      <style:paragraph-properties fo:text-align="justify"/>
    </style:style>
    <style:style style:name="T197" style:parent-style-name="VarsayılanParagrafYazıTipi" style:family="text">
      <style:text-properties style:font-name-complex="Calibri"/>
    </style:style>
    <style:style style:name="T198" style:parent-style-name="VarsayılanParagrafYazıTipi" style:family="text">
      <style:text-properties style:font-name-complex="Calibri"/>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T221" style:parent-style-name="VarsayılanParagrafYazıTipi" style:family="text">
      <style:text-properties style:font-name-complex="Calibri"/>
    </style:style>
    <style:style style:name="P222" style:parent-style-name="Standard" style:family="paragraph">
      <style:paragraph-properties fo:text-align="justify"/>
    </style:style>
    <style:style style:name="T223" style:parent-style-name="VarsayılanParagrafYazıTipi" style:family="text">
      <style:text-properties style:font-name-complex="Calibri"/>
    </style:style>
    <style:style style:name="T224" style:parent-style-name="VarsayılanParagrafYazıTipi" style:family="text">
      <style:text-properties style:font-name-complex="Calibri"/>
    </style:style>
    <style:style style:name="P225" style:parent-style-name="Standard" style:family="paragraph">
      <style:paragraph-properties fo:text-align="justify"/>
    </style:style>
    <style:style style:name="T226" style:parent-style-name="VarsayılanParagrafYazıTipi" style:family="text">
      <style:text-properties style:font-name-complex="Calibri"/>
    </style:style>
    <style:style style:name="P227" style:parent-style-name="Standard" style:family="paragraph">
      <style:paragraph-properties fo:text-align="justify"/>
    </style:style>
    <style:style style:name="T228" style:parent-style-name="VarsayılanParagrafYazıTipi" style:family="text">
      <style:text-properties style:font-name-complex="Calibri"/>
    </style:style>
    <style:style style:name="P229" style:parent-style-name="Standard" style:family="paragraph">
      <style:paragraph-properties fo:text-align="justify"/>
    </style:style>
    <style:style style:name="T230" style:parent-style-name="VarsayılanParagrafYazıTipi" style:family="text">
      <style:text-properties style:font-name-complex="Calibri"/>
    </style:style>
    <style:style style:name="T231" style:parent-style-name="VarsayılanParagrafYazıTipi" style:family="text">
      <style:text-properties style:font-name-complex="Calibri"/>
    </style:style>
    <style:style style:name="P232" style:parent-style-name="Standard" style:family="paragraph">
      <style:paragraph-properties fo:text-align="justify"/>
    </style:style>
    <style:style style:name="T233" style:parent-style-name="VarsayılanParagrafYazıTipi" style:family="text">
      <style:text-properties style:font-name-complex="Calibri"/>
    </style:style>
    <style:style style:name="P234" style:parent-style-name="Standard" style:family="paragraph">
      <style:paragraph-properties fo:text-align="justify"/>
    </style:style>
    <style:style style:name="T235" style:parent-style-name="VarsayılanParagrafYazıTipi" style:family="text">
      <style:text-properties style:font-name-complex="Calibri"/>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T240" style:parent-style-name="VarsayılanParagrafYazıTipi" style:family="text">
      <style:text-properties style:font-name-complex="Calibri"/>
    </style:style>
    <style:style style:name="P241" style:parent-style-name="Standard" style:family="paragraph">
      <style:paragraph-properties fo:text-align="justify"/>
    </style:style>
    <style:style style:name="T242" style:parent-style-name="VarsayılanParagrafYazıTipi" style:family="text">
      <style:text-properties style:font-name-complex="Calibri"/>
    </style:style>
    <style:style style:name="T243" style:parent-style-name="VarsayılanParagrafYazıTipi" style:family="text">
      <style:text-properties style:font-name-complex="Calibri"/>
    </style:style>
    <style:style style:name="P244" style:parent-style-name="Standard" style:family="paragraph">
      <style:paragraph-properties fo:text-align="justify"/>
    </style:style>
    <style:style style:name="T245" style:parent-style-name="VarsayılanParagrafYazıTipi" style:family="text">
      <style:text-properties style:font-name-complex="Calibri"/>
    </style:style>
    <style:style style:name="P246" style:parent-style-name="Standard" style:family="paragraph">
      <style:paragraph-properties fo:text-align="justify"/>
    </style:style>
    <style:style style:name="T247" style:parent-style-name="VarsayılanParagrafYazıTipi" style:family="text">
      <style:text-properties style:font-name-complex="Calibri"/>
    </style:style>
    <style:style style:name="P248" style:parent-style-name="Standard" style:family="paragraph">
      <style:paragraph-properties fo:text-align="justify"/>
    </style:style>
    <style:style style:name="T249" style:parent-style-name="VarsayılanParagrafYazıTipi" style:family="text">
      <style:text-properties style:font-name-complex="Calibri"/>
    </style:style>
    <style:style style:name="T250" style:parent-style-name="VarsayılanParagrafYazıTipi" style:family="text">
      <style:text-properties style:font-name-complex="Calibri"/>
    </style:style>
    <style:style style:name="P251" style:parent-style-name="Standard" style:family="paragraph">
      <style:paragraph-properties fo:text-align="justify"/>
    </style:style>
    <style:style style:name="T252" style:parent-style-name="VarsayılanParagrafYazıTipi" style:family="text">
      <style:text-properties style:font-name-complex="Calibri"/>
    </style:style>
    <style:style style:name="P253" style:parent-style-name="Standard" style:family="paragraph">
      <style:paragraph-properties fo:text-align="justify"/>
    </style:style>
    <style:style style:name="T254" style:parent-style-name="VarsayılanParagrafYazıTipi" style:family="text">
      <style:text-properties style:font-name-complex="Calibri"/>
    </style:style>
    <style:style style:name="T255" style:parent-style-name="VarsayılanParagrafYazıTipi" style:family="text">
      <style:text-properties style:font-name-complex="Calibri"/>
    </style:style>
    <style:style style:name="P256" style:parent-style-name="Standard" style:family="paragraph">
      <style:paragraph-properties fo:text-align="justify"/>
    </style:style>
    <style:style style:name="T257" style:parent-style-name="VarsayılanParagrafYazıTipi" style:family="text">
      <style:text-properties style:font-name-complex="Calibri"/>
    </style:style>
    <style:style style:name="P258" style:parent-style-name="Standard" style:family="paragraph">
      <style:paragraph-properties fo:text-align="justify"/>
    </style:style>
    <style:style style:name="T259" style:parent-style-name="VarsayılanParagrafYazıTipi" style:family="text">
      <style:text-properties style:font-name-complex="Calibri"/>
    </style:style>
    <style:style style:name="P260" style:parent-style-name="Standard" style:family="paragraph">
      <style:paragraph-properties fo:text-align="justify"/>
    </style:style>
    <style:style style:name="T261" style:parent-style-name="VarsayılanParagrafYazıTipi" style:family="text">
      <style:text-properties style:font-name-complex="Calibri"/>
    </style:style>
    <style:style style:name="T262" style:parent-style-name="VarsayılanParagrafYazıTipi" style:family="text">
      <style:text-properties style:font-name-complex="Calibri"/>
    </style:style>
    <style:style style:name="P263" style:parent-style-name="Standard" style:family="paragraph">
      <style:paragraph-properties fo:text-align="justify"/>
    </style:style>
    <style:style style:name="T264" style:parent-style-name="VarsayılanParagrafYazıTipi" style:family="text">
      <style:text-properties style:font-name-complex="Calibri"/>
    </style:style>
    <style:style style:name="P265" style:parent-style-name="Standard" style:family="paragraph">
      <style:paragraph-properties fo:text-align="justify"/>
    </style:style>
    <style:style style:name="T266" style:parent-style-name="VarsayılanParagrafYazıTipi" style:family="text">
      <style:text-properties style:font-name-complex="Calibri"/>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T269" style:parent-style-name="VarsayılanParagrafYazıTipi" style:family="text">
      <style:text-properties style:font-name-complex="Calibri"/>
    </style:style>
    <style:style style:name="T270" style:parent-style-name="VarsayılanParagrafYazıTipi" style:family="text">
      <style:text-properties style:font-name-complex="Calibri"/>
    </style:style>
    <style:style style:name="P271" style:parent-style-name="Standard" style:family="paragraph">
      <style:paragraph-properties fo:text-align="justify"/>
    </style:style>
    <style:style style:name="T272" style:parent-style-name="VarsayılanParagrafYazıTipi" style:family="text">
      <style:text-properties style:font-name-complex="Calibri"/>
    </style:style>
    <style:style style:name="P273" style:parent-style-name="Standard" style:family="paragraph">
      <style:paragraph-properties fo:text-align="justify"/>
    </style:style>
    <style:style style:name="T274" style:parent-style-name="VarsayılanParagrafYazıTipi" style:family="text">
      <style:text-properties style:font-name-complex="Calibri"/>
    </style:style>
    <style:style style:name="P275" style:parent-style-name="Standard" style:family="paragraph">
      <style:paragraph-properties fo:text-align="justify"/>
    </style:style>
    <style:style style:name="T276" style:parent-style-name="VarsayılanParagrafYazıTipi" style:family="text">
      <style:text-properties style:font-name-complex="Calibri"/>
    </style:style>
    <style:style style:name="T277" style:parent-style-name="VarsayılanParagrafYazıTipi" style:family="text">
      <style:text-properties style:font-name-complex="Calibri"/>
    </style:style>
    <style:style style:name="P278" style:parent-style-name="Standard" style:family="paragraph">
      <style:paragraph-properties fo:text-align="justify"/>
    </style:style>
    <style:style style:name="T279" style:parent-style-name="VarsayılanParagrafYazıTipi" style:family="text">
      <style:text-properties style:font-name-complex="Calibri"/>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T282" style:parent-style-name="VarsayılanParagrafYazıTipi" style:family="text">
      <style:text-properties style:font-name-complex="Calibri"/>
    </style:style>
    <style:style style:name="P283" style:parent-style-name="Standard" style:family="paragraph">
      <style:paragraph-properties fo:text-align="justify"/>
    </style:style>
    <style:style style:name="T284" style:parent-style-name="VarsayılanParagrafYazıTipi" style:family="text">
      <style:text-properties style:font-name-complex="Calibri"/>
    </style:style>
    <style:style style:name="P285" style:parent-style-name="Standard" style:family="paragraph">
      <style:paragraph-properties fo:text-align="justify"/>
    </style:style>
    <style:style style:name="T286" style:parent-style-name="VarsayılanParagrafYazıTipi" style:family="text">
      <style:text-properties style:font-name-complex="Calibri"/>
    </style:style>
    <style:style style:name="T287" style:parent-style-name="VarsayılanParagrafYazıTipi" style:family="text">
      <style:text-properties style:font-name-complex="Calibri"/>
    </style:style>
    <style:style style:name="P288" style:parent-style-name="Standard" style:family="paragraph">
      <style:paragraph-properties fo:text-align="justify"/>
    </style:style>
    <style:style style:name="T289" style:parent-style-name="VarsayılanParagrafYazıTipi" style:family="text">
      <style:text-properties style:font-name-complex="Calibri"/>
    </style:style>
    <style:style style:name="P290" style:parent-style-name="Standard" style:family="paragraph">
      <style:paragraph-properties fo:text-align="justify"/>
    </style:style>
    <style:style style:name="T291" style:parent-style-name="VarsayılanParagrafYazıTipi" style:family="text">
      <style:text-properties style:font-name-complex="Calibri"/>
    </style:style>
    <style:style style:name="P292" style:parent-style-name="Standard" style:family="paragraph">
      <style:paragraph-properties fo:text-align="justify"/>
    </style:style>
    <style:style style:name="T293" style:parent-style-name="VarsayılanParagrafYazıTipi" style:family="text">
      <style:text-properties style:font-name-complex="Calibri"/>
    </style:style>
    <style:style style:name="T294" style:parent-style-name="VarsayılanParagrafYazıTipi" style:family="text">
      <style:text-properties style:font-name-complex="Calibri"/>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T297" style:parent-style-name="VarsayılanParagrafYazıTipi" style:family="text">
      <style:text-properties style:font-name-complex="Calibri"/>
    </style:style>
    <style:style style:name="P298" style:parent-style-name="Standard" style:family="paragraph">
      <style:paragraph-properties fo:text-align="justify"/>
    </style:style>
    <style:style style:name="T299" style:parent-style-name="VarsayılanParagrafYazıTipi" style:family="text">
      <style:text-properties style:font-name-complex="Calibri"/>
    </style:style>
    <style:style style:name="P300" style:parent-style-name="Standard" style:family="paragraph">
      <style:paragraph-properties fo:text-align="justify"/>
    </style:style>
    <style:style style:name="T301" style:parent-style-name="VarsayılanParagrafYazıTipi" style:family="text">
      <style:text-properties style:font-name-complex="Calibri"/>
    </style:style>
    <style:style style:name="T302" style:parent-style-name="VarsayılanParagrafYazıTipi" style:family="text">
      <style:text-properties style:font-name-complex="Calibri"/>
    </style:style>
    <style:style style:name="P303" style:parent-style-name="Standard" style:family="paragraph">
      <style:paragraph-properties fo:text-align="justify"/>
    </style:style>
    <style:style style:name="T304" style:parent-style-name="VarsayılanParagrafYazıTipi" style:family="text">
      <style:text-properties style:font-name-complex="Calibri"/>
    </style:style>
    <style:style style:name="P305" style:parent-style-name="Standard" style:family="paragraph">
      <style:paragraph-properties fo:text-align="justify"/>
    </style:style>
    <style:style style:name="T306" style:parent-style-name="VarsayılanParagrafYazıTipi" style:family="text">
      <style:text-properties style:font-name-complex="Calibri"/>
    </style:style>
    <style:style style:name="P307" style:parent-style-name="Standard" style:family="paragraph">
      <style:paragraph-properties fo:text-align="justify"/>
    </style:style>
    <style:style style:name="T308" style:parent-style-name="VarsayılanParagrafYazıTipi" style:family="text">
      <style:text-properties style:font-name-complex="Calibri"/>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T311" style:parent-style-name="VarsayılanParagrafYazıTipi" style:family="text">
      <style:text-properties style:font-name-complex="Calibri"/>
    </style:style>
    <style:style style:name="T312" style:parent-style-name="VarsayılanParagrafYazıTipi" style:family="text">
      <style:text-properties style:font-name-complex="Calibri"/>
    </style:style>
    <style:style style:name="P313" style:parent-style-name="Standard" style:family="paragraph">
      <style:paragraph-properties fo:text-align="justify"/>
    </style:style>
    <style:style style:name="T314" style:parent-style-name="VarsayılanParagrafYazıTipi" style:family="text">
      <style:text-properties style:font-name-complex="Calibri"/>
    </style:style>
    <style:style style:name="P315" style:parent-style-name="Standard" style:family="paragraph">
      <style:paragraph-properties fo:text-align="justify"/>
    </style:style>
    <style:style style:name="T316" style:parent-style-name="VarsayılanParagrafYazıTipi" style:family="text">
      <style:text-properties style:font-name-complex="Calibri"/>
    </style:style>
    <style:style style:name="P317" style:parent-style-name="Standard" style:family="paragraph">
      <style:paragraph-properties fo:text-align="justify"/>
    </style:style>
    <style:style style:name="T318" style:parent-style-name="VarsayılanParagrafYazıTipi" style:family="text">
      <style:text-properties style:font-name-complex="Calibri"/>
    </style:style>
    <style:style style:name="T319" style:parent-style-name="VarsayılanParagrafYazıTipi" style:family="text">
      <style:text-properties style:font-name-complex="Calibri"/>
    </style:style>
    <style:style style:name="P320" style:parent-style-name="Standard" style:family="paragraph">
      <style:paragraph-properties fo:text-align="justify"/>
    </style:style>
    <style:style style:name="T321" style:parent-style-name="VarsayılanParagrafYazıTipi" style:family="text">
      <style:text-properties style:font-name-complex="Calibri"/>
    </style:style>
    <style:style style:name="P322" style:parent-style-name="Standard" style:family="paragraph">
      <style:paragraph-properties fo:text-align="justify"/>
    </style:style>
    <style:style style:name="T323" style:parent-style-name="VarsayılanParagrafYazıTipi" style:family="text">
      <style:text-properties style:font-name-complex="Calibri"/>
    </style:style>
    <style:style style:name="P324" style:parent-style-name="Standard" style:family="paragraph">
      <style:paragraph-properties fo:text-align="justify"/>
    </style:style>
    <style:style style:name="T325" style:parent-style-name="VarsayılanParagrafYazıTipi" style:family="text">
      <style:text-properties style:font-name-complex="Calibri"/>
    </style:style>
    <style:style style:name="T326" style:parent-style-name="VarsayılanParagrafYazıTipi" style:family="text">
      <style:text-properties style:font-name-complex="Calibri"/>
    </style:style>
    <style:style style:name="P327" style:parent-style-name="Standard" style:family="paragraph">
      <style:paragraph-properties fo:text-align="justify"/>
    </style:style>
    <style:style style:name="T328" style:parent-style-name="VarsayılanParagrafYazıTipi" style:family="text">
      <style:text-properties style:font-name-complex="Calibri"/>
    </style:style>
    <style:style style:name="P329" style:parent-style-name="Standard" style:family="paragraph">
      <style:paragraph-properties fo:text-align="justify"/>
    </style:style>
    <style:style style:name="T330" style:parent-style-name="VarsayılanParagrafYazıTipi" style:family="text">
      <style:text-properties style:font-name-complex="Calibri"/>
    </style:style>
    <style:style style:name="T331" style:parent-style-name="VarsayılanParagrafYazıTipi" style:family="text">
      <style:text-properties style:font-name-complex="Calibri"/>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T334" style:parent-style-name="VarsayılanParagrafYazıTipi" style:family="text">
      <style:text-properties style:font-name-complex="Calibri"/>
    </style:style>
    <style:style style:name="P335" style:parent-style-name="Standard" style:family="paragraph">
      <style:paragraph-properties fo:text-align="justify"/>
    </style:style>
    <style:style style:name="T336" style:parent-style-name="VarsayılanParagrafYazıTipi" style:family="text">
      <style:text-properties style:font-name-complex="Calibri"/>
    </style:style>
    <style:style style:name="T337" style:parent-style-name="VarsayılanParagrafYazıTipi" style:family="text">
      <style:text-properties style:font-name-complex="Calibri"/>
    </style:style>
    <style:style style:name="P338" style:parent-style-name="Standard" style:family="paragraph">
      <style:paragraph-properties fo:text-align="justify"/>
    </style:style>
    <style:style style:name="T339" style:parent-style-name="VarsayılanParagrafYazıTipi" style:family="text">
      <style:text-properties style:font-name-complex="Calibri"/>
    </style:style>
    <style:style style:name="P340" style:parent-style-name="Standard" style:family="paragraph">
      <style:paragraph-properties fo:text-align="justify"/>
    </style:style>
    <style:style style:name="T341" style:parent-style-name="VarsayılanParagrafYazıTipi" style:family="text">
      <style:text-properties style:font-name-complex="Calibri"/>
    </style:style>
    <style:style style:name="P342" style:parent-style-name="Standard" style:family="paragraph">
      <style:paragraph-properties fo:text-align="justify"/>
    </style:style>
    <style:style style:name="T343" style:parent-style-name="VarsayılanParagrafYazıTipi" style:family="text">
      <style:text-properties style:font-name-complex="Calibri"/>
    </style:style>
    <style:style style:name="T344" style:parent-style-name="VarsayılanParagrafYazıTipi" style:family="text">
      <style:text-properties style:font-name-complex="Calibri"/>
    </style:style>
    <style:style style:name="P345" style:parent-style-name="Standard" style:family="paragraph">
      <style:paragraph-properties fo:text-align="justify"/>
    </style:style>
    <style:style style:name="T346" style:parent-style-name="VarsayılanParagrafYazıTipi" style:family="text">
      <style:text-properties style:font-name-complex="Calibri"/>
    </style:style>
    <style:style style:name="P347" style:parent-style-name="Standard" style:family="paragraph">
      <style:paragraph-properties fo:text-align="justify"/>
    </style:style>
    <style:style style:name="T348" style:parent-style-name="VarsayılanParagrafYazıTipi" style:family="text">
      <style:text-properties style:font-name-complex="Calibri"/>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T351" style:parent-style-name="VarsayılanParagrafYazıTipi" style:family="text">
      <style:text-properties style:font-name-complex="Calibri"/>
    </style:style>
    <style:style style:name="P352" style:parent-style-name="Standard" style:family="paragraph">
      <style:paragraph-properties fo:text-align="justify"/>
    </style:style>
    <style:style style:name="T353" style:parent-style-name="VarsayılanParagrafYazıTipi" style:family="text">
      <style:text-properties style:font-name-complex="Calibri"/>
    </style:style>
    <style:style style:name="T354" style:parent-style-name="VarsayılanParagrafYazıTipi" style:family="text">
      <style:text-properties style:font-name-complex="Calibri"/>
    </style:style>
    <style:style style:name="P355" style:parent-style-name="Standard" style:family="paragraph">
      <style:paragraph-properties fo:text-align="justify"/>
    </style:style>
    <style:style style:name="T356" style:parent-style-name="VarsayılanParagrafYazıTipi" style:family="text">
      <style:text-properties style:font-name-complex="Calibri"/>
    </style:style>
    <style:style style:name="P357" style:parent-style-name="Standard" style:family="paragraph">
      <style:paragraph-properties fo:text-align="justify"/>
    </style:style>
    <style:style style:name="T358" style:parent-style-name="VarsayılanParagrafYazıTipi" style:family="text">
      <style:text-properties style:font-name-complex="Calibri"/>
    </style:style>
    <style:style style:name="P359" style:parent-style-name="Standard" style:family="paragraph">
      <style:paragraph-properties fo:text-align="justify"/>
    </style:style>
    <style:style style:name="T360" style:parent-style-name="VarsayılanParagrafYazıTipi" style:family="text">
      <style:text-properties style:font-name-complex="Calibri"/>
    </style:style>
    <style:style style:name="T361" style:parent-style-name="VarsayılanParagrafYazıTipi" style:family="text">
      <style:text-properties style:font-name-complex="Calibri"/>
    </style:style>
    <style:style style:name="P362" style:parent-style-name="Standard" style:family="paragraph">
      <style:paragraph-properties fo:text-align="justify"/>
    </style:style>
    <style:style style:name="T363" style:parent-style-name="VarsayılanParagrafYazıTipi" style:family="text">
      <style:text-properties style:font-name-complex="Calibri"/>
    </style:style>
    <style:style style:name="P364" style:parent-style-name="Standard" style:family="paragraph">
      <style:paragraph-properties fo:text-align="justify"/>
    </style:style>
    <style:style style:name="T365" style:parent-style-name="VarsayılanParagrafYazıTipi" style:family="text">
      <style:text-properties style:font-name-complex="Calibri"/>
    </style:style>
    <style:style style:name="T366" style:parent-style-name="VarsayılanParagrafYazıTipi" style:family="text">
      <style:text-properties style:font-name-complex="Calibri"/>
    </style:style>
    <style:style style:name="P367" style:parent-style-name="Standard" style:family="paragraph">
      <style:paragraph-properties fo:text-align="justify"/>
    </style:style>
    <style:style style:name="T368" style:parent-style-name="VarsayılanParagrafYazıTipi" style:family="text">
      <style:text-properties style:font-name-complex="Calibri"/>
    </style:style>
    <style:style style:name="P369" style:parent-style-name="Standard" style:family="paragraph">
      <style:paragraph-properties fo:text-align="justify"/>
    </style:style>
    <style:style style:name="T370" style:parent-style-name="VarsayılanParagrafYazıTipi" style:family="text">
      <style:text-properties style:font-name-complex="Calibri"/>
    </style:style>
    <style:style style:name="P371" style:parent-style-name="Standard" style:family="paragraph">
      <style:paragraph-properties fo:text-align="justify"/>
    </style:style>
    <style:style style:name="T372" style:parent-style-name="VarsayılanParagrafYazıTipi" style:family="text">
      <style:text-properties style:font-name-complex="Calibri"/>
    </style:style>
    <style:style style:name="T373" style:parent-style-name="VarsayılanParagrafYazıTipi" style:family="text">
      <style:text-properties style:font-name-complex="Calibri"/>
    </style:style>
    <style:style style:name="P374" style:parent-style-name="Standard" style:family="paragraph">
      <style:paragraph-properties fo:text-align="justify"/>
    </style:style>
    <style:style style:name="T375" style:parent-style-name="VarsayılanParagrafYazıTipi" style:family="text">
      <style:text-properties style:font-name-complex="Calibri"/>
    </style:style>
    <style:style style:name="P376" style:parent-style-name="Standard" style:family="paragraph">
      <style:paragraph-properties fo:text-align="justify"/>
    </style:style>
    <style:style style:name="T377" style:parent-style-name="VarsayılanParagrafYazıTipi" style:family="text">
      <style:text-properties style:font-name-complex="Calibri"/>
    </style:style>
    <style:style style:name="T378" style:parent-style-name="VarsayılanParagrafYazıTipi" style:family="text">
      <style:text-properties style:font-name-complex="Calibri"/>
    </style:style>
    <style:style style:name="P379" style:parent-style-name="Standard" style:family="paragraph">
      <style:paragraph-properties fo:text-align="justify"/>
    </style:style>
    <style:style style:name="T380" style:parent-style-name="VarsayılanParagrafYazıTipi" style:family="text">
      <style:text-properties style:font-name-complex="Calibri"/>
    </style:style>
    <style:style style:name="P381" style:parent-style-name="Standard" style:family="paragraph">
      <style:paragraph-properties fo:text-align="justify"/>
    </style:style>
    <style:style style:name="T382" style:parent-style-name="VarsayılanParagrafYazıTipi" style:family="text">
      <style:text-properties style:font-name-complex="Calibri"/>
    </style:style>
    <style:style style:name="P383" style:parent-style-name="Standard" style:family="paragraph">
      <style:paragraph-properties fo:text-align="justify"/>
    </style:style>
    <style:style style:name="T384" style:parent-style-name="VarsayılanParagrafYazıTipi" style:family="text">
      <style:text-properties style:font-name-complex="Calibri"/>
    </style:style>
    <style:style style:name="T385" style:parent-style-name="VarsayılanParagrafYazıTipi" style:family="text">
      <style:text-properties style:font-name-complex="Calibri"/>
    </style:style>
    <style:style style:name="P386" style:parent-style-name="Standard" style:family="paragraph">
      <style:paragraph-properties fo:text-align="justify"/>
    </style:style>
    <style:style style:name="T387" style:parent-style-name="VarsayılanParagrafYazıTipi" style:family="text">
      <style:text-properties style:font-name-complex="Calibri"/>
    </style:style>
    <style:style style:name="P388" style:parent-style-name="Standard" style:family="paragraph">
      <style:paragraph-properties fo:text-align="justify"/>
    </style:style>
    <style:style style:name="T389" style:parent-style-name="VarsayılanParagrafYazıTipi" style:family="text">
      <style:text-properties style:font-name-complex="Calibri"/>
    </style:style>
    <style:style style:name="P390" style:parent-style-name="Standard" style:family="paragraph">
      <style:paragraph-properties fo:text-align="justify"/>
    </style:style>
    <style:style style:name="T391" style:parent-style-name="VarsayılanParagrafYazıTipi" style:family="text">
      <style:text-properties style:font-name-complex="Calibri"/>
    </style:style>
    <style:style style:name="T392" style:parent-style-name="VarsayılanParagrafYazıTipi" style:family="text">
      <style:text-properties style:font-name-complex="Calibri"/>
    </style:style>
    <style:style style:name="P393" style:parent-style-name="Standard" style:family="paragraph">
      <style:paragraph-properties fo:text-align="justify"/>
    </style:style>
    <style:style style:name="T394" style:parent-style-name="VarsayılanParagrafYazıTipi" style:family="text">
      <style:text-properties style:font-name-complex="Calibri"/>
    </style:style>
    <style:style style:name="P395" style:parent-style-name="Standard" style:family="paragraph">
      <style:paragraph-properties fo:text-align="justify"/>
    </style:style>
    <style:style style:name="T396" style:parent-style-name="VarsayılanParagrafYazıTipi" style:family="text">
      <style:text-properties style:font-name-complex="Calibri"/>
    </style:style>
    <style:style style:name="P397" style:parent-style-name="Standard" style:family="paragraph">
      <style:paragraph-properties fo:text-align="justify"/>
    </style:style>
    <style:style style:name="T398" style:parent-style-name="VarsayılanParagrafYazıTipi" style:family="text">
      <style:text-properties style:font-name-complex="Calibri"/>
    </style:style>
    <style:style style:name="T399" style:parent-style-name="VarsayılanParagrafYazıTipi" style:family="text">
      <style:text-properties style:font-name-complex="Calibri"/>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text-properties style:font-name-complex="Calibri"/>
    </style:style>
    <style:style style:name="P403" style:parent-style-name="Standard" style:family="paragraph">
      <style:paragraph-properties fo:text-align="justify"/>
      <style:text-properties style:font-name-complex="Calibri"/>
    </style:style>
    <style:style style:name="P404" style:parent-style-name="Standard" style:family="paragraph">
      <style:paragraph-properties fo:text-align="justify"/>
    </style:style>
    <style:style style:name="T405" style:parent-style-name="VarsayılanParagrafYazıTipi" style:family="text">
      <style:text-properties style:font-name-complex="Calibri"/>
    </style:style>
    <style:style style:name="T406" style:parent-style-name="VarsayılanParagrafYazıTipi" style:family="text">
      <style:text-properties style:font-name-complex="Calibri"/>
    </style:style>
    <style:style style:name="T407" style:parent-style-name="VarsayılanParagrafYazıTipi" style:family="text">
      <style:text-properties style:font-name-complex="Calibri"/>
    </style:style>
    <style:style style:name="P408" style:parent-style-name="Standard" style:family="paragraph">
      <style:paragraph-properties fo:text-align="justify" fo:text-indent="0.4923in"/>
    </style:style>
    <style:style style:name="T409" style:parent-style-name="VarsayılanParagrafYazıTipi" style:family="text">
      <style:text-properties style:font-name-complex="Calibri"/>
    </style:style>
    <style:style style:name="T410" style:parent-style-name="VarsayılanParagrafYazıTipi" style:family="text">
      <style:text-properties style:font-name-complex="Calibri"/>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break-before="page" fo:text-align="justify"/>
    </style:style>
    <style:style style:name="T414" style:parent-style-name="VarsayılanParagrafYazıTipi" style:family="text">
      <style:text-properties style:font-name-complex="Calibri"/>
    </style:style>
    <style:style style:name="T415" style:parent-style-name="VarsayılanParagrafYazıTipi" style:family="text">
      <style:text-properties style:font-name-complex="Calibri"/>
    </style:style>
    <style:style style:name="P416" style:parent-style-name="Standard" style:family="paragraph">
      <style:paragraph-properties fo:text-align="justify"/>
    </style:style>
    <style:style style:name="T417" style:parent-style-name="VarsayılanParagrafYazıTipi" style:family="text">
      <style:text-properties style:font-name-complex="Calibri"/>
    </style:style>
    <style:style style:name="P418" style:parent-style-name="Standard" style:family="paragraph">
      <style:paragraph-properties fo:text-align="justify"/>
    </style:style>
    <style:style style:name="T419" style:parent-style-name="VarsayılanParagrafYazıTipi" style:family="text">
      <style:text-properties style:font-name-complex="Calibri"/>
    </style:style>
    <style:style style:name="P420" style:parent-style-name="Standard" style:family="paragraph">
      <style:paragraph-properties fo:text-align="justify"/>
    </style:style>
    <style:style style:name="T421" style:parent-style-name="VarsayılanParagrafYazıTipi" style:family="text">
      <style:text-properties style:font-name-complex="Calibri"/>
    </style:style>
    <style:style style:name="T422" style:parent-style-name="VarsayılanParagrafYazıTipi" style:family="text">
      <style:text-properties style:font-name-complex="Calibri"/>
    </style:style>
    <style:style style:name="P423" style:parent-style-name="Standard" style:family="paragraph">
      <style:paragraph-properties fo:text-align="justify"/>
    </style:style>
    <style:style style:name="T424" style:parent-style-name="VarsayılanParagrafYazıTipi" style:family="text">
      <style:text-properties style:font-name-complex="Calibri"/>
    </style:style>
    <style:style style:name="P425" style:parent-style-name="Standard" style:family="paragraph">
      <style:paragraph-properties fo:text-align="justify"/>
    </style:style>
    <style:style style:name="T426" style:parent-style-name="VarsayılanParagrafYazıTipi" style:family="text">
      <style:text-properties style:font-name-complex="Calibri"/>
    </style:style>
    <style:style style:name="P427" style:parent-style-name="Standard" style:family="paragraph">
      <style:paragraph-properties fo:text-align="justify"/>
    </style:style>
    <style:style style:name="T428" style:parent-style-name="VarsayılanParagrafYazıTipi" style:family="text">
      <style:text-properties style:font-name-complex="Calibri"/>
    </style:style>
    <style:style style:name="T429" style:parent-style-name="VarsayılanParagrafYazıTipi" style:family="text">
      <style:text-properties style:font-name-complex="Calibri"/>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T434" style:parent-style-name="VarsayılanParagrafYazıTipi" style:family="text">
      <style:text-properties style:font-name-complex="Calibri"/>
    </style:style>
    <style:style style:name="P435" style:parent-style-name="Standard" style:family="paragraph">
      <style:paragraph-properties fo:text-align="justify"/>
    </style:style>
    <style:style style:name="T436" style:parent-style-name="VarsayılanParagrafYazıTipi" style:family="text">
      <style:text-properties style:font-name-complex="Calibri"/>
    </style:style>
    <style:style style:name="P437" style:parent-style-name="Standard" style:family="paragraph">
      <style:paragraph-properties fo:text-align="justify"/>
    </style:style>
    <style:style style:name="T438" style:parent-style-name="VarsayılanParagrafYazıTipi" style:family="text">
      <style:text-properties style:font-name-complex="Calibri"/>
    </style:style>
    <style:style style:name="P439" style:parent-style-name="Standard" style:family="paragraph">
      <style:paragraph-properties fo:text-align="justify"/>
    </style:style>
    <style:style style:name="T440" style:parent-style-name="VarsayılanParagrafYazıTipi" style:family="text">
      <style:text-properties style:font-name-complex="Calibri"/>
    </style:style>
    <style:style style:name="T441" style:parent-style-name="VarsayılanParagrafYazıTipi" style:family="text">
      <style:text-properties style:font-name-complex="Calibri"/>
    </style:style>
    <style:style style:name="P442" style:parent-style-name="Standard" style:family="paragraph">
      <style:paragraph-properties fo:text-align="justify"/>
    </style:style>
    <style:style style:name="T443" style:parent-style-name="VarsayılanParagrafYazıTipi" style:family="text">
      <style:text-properties style:font-name-complex="Calibri"/>
    </style:style>
    <style:style style:name="P444" style:parent-style-name="Standard" style:family="paragraph">
      <style:paragraph-properties fo:text-align="justify"/>
    </style:style>
    <style:style style:name="T445" style:parent-style-name="VarsayılanParagrafYazıTipi" style:family="text">
      <style:text-properties style:font-name-complex="Calibri"/>
    </style:style>
    <style:style style:name="P446" style:parent-style-name="Standard" style:family="paragraph">
      <style:paragraph-properties fo:text-align="justify"/>
    </style:style>
    <style:style style:name="T447" style:parent-style-name="VarsayılanParagrafYazıTipi" style:family="text">
      <style:text-properties style:font-name-complex="Calibri"/>
    </style:style>
    <style:style style:name="T448" style:parent-style-name="VarsayılanParagrafYazıTipi" style:family="text">
      <style:text-properties style:font-name-complex="Calibri"/>
    </style:style>
    <style:style style:name="P449" style:parent-style-name="Standard" style:family="paragraph">
      <style:paragraph-properties fo:text-align="justify"/>
      <style:text-properties style:font-name-complex="Calibri"/>
    </style:style>
    <style:style style:name="P450" style:parent-style-name="Standard" style:family="paragraph">
      <style:paragraph-properties fo:text-align="justify"/>
    </style:style>
    <style:style style:name="T451" style:parent-style-name="VarsayılanParagrafYazıTipi" style:family="text">
      <style:text-properties style:font-name-complex="Calibri"/>
    </style:style>
    <style:style style:name="P452" style:parent-style-name="Standard" style:family="paragraph">
      <style:paragraph-properties fo:text-align="justify"/>
    </style:style>
    <style:style style:name="T453" style:parent-style-name="VarsayılanParagrafYazıTipi" style:family="text">
      <style:text-properties style:font-name-complex="Calibri"/>
    </style:style>
    <style:style style:name="P454" style:parent-style-name="Standard" style:family="paragraph">
      <style:paragraph-properties fo:text-align="justify"/>
    </style:style>
    <style:style style:name="T455" style:parent-style-name="VarsayılanParagrafYazıTipi" style:family="text">
      <style:text-properties style:font-name-complex="Calibri"/>
    </style:style>
    <style:style style:name="T456" style:parent-style-name="VarsayılanParagrafYazıTipi" style:family="text">
      <style:text-properties style:font-name-complex="Calibri"/>
    </style:style>
    <style:style style:name="P457" style:parent-style-name="Standard" style:family="paragraph">
      <style:paragraph-properties fo:text-align="justify"/>
    </style:style>
    <style:style style:name="T458" style:parent-style-name="VarsayılanParagrafYazıTipi" style:family="text">
      <style:text-properties style:font-name-complex="Calibri"/>
    </style:style>
    <style:style style:name="P459" style:parent-style-name="Standard" style:family="paragraph">
      <style:paragraph-properties fo:text-align="justify"/>
    </style:style>
    <style:style style:name="T460" style:parent-style-name="VarsayılanParagrafYazıTipi" style:family="text">
      <style:text-properties style:font-name-complex="Calibri"/>
    </style:style>
    <style:style style:name="P461" style:parent-style-name="Standard" style:family="paragraph">
      <style:paragraph-properties fo:text-align="justify"/>
    </style:style>
    <style:style style:name="T462" style:parent-style-name="VarsayılanParagrafYazıTipi" style:family="text">
      <style:text-properties style:font-name-complex="Calibri"/>
    </style:style>
    <style:style style:name="T463" style:parent-style-name="VarsayılanParagrafYazıTipi" style:family="text">
      <style:text-properties style:font-name-complex="Calibri"/>
    </style:style>
    <style:style style:name="P464" style:parent-style-name="Standard" style:family="paragraph">
      <style:paragraph-properties fo:text-align="justify"/>
    </style:style>
    <style:style style:name="T465" style:parent-style-name="VarsayılanParagrafYazıTipi" style:family="text">
      <style:text-properties style:font-name-complex="Calibri"/>
    </style:style>
    <style:style style:name="P466" style:parent-style-name="Standard" style:family="paragraph">
      <style:paragraph-properties fo:text-align="justify"/>
    </style:style>
    <style:style style:name="T467" style:parent-style-name="VarsayılanParagrafYazıTipi" style:family="text">
      <style:text-properties style:font-name-complex="Calibri"/>
    </style:style>
    <style:style style:name="P468" style:parent-style-name="Standard" style:family="paragraph">
      <style:paragraph-properties fo:text-align="justify"/>
    </style:style>
    <style:style style:name="T469" style:parent-style-name="VarsayılanParagrafYazıTipi" style:family="text">
      <style:text-properties style:font-name-complex="Calibri"/>
    </style:style>
    <style:style style:name="T470" style:parent-style-name="VarsayılanParagrafYazıTipi" style:family="text">
      <style:text-properties style:font-name-complex="Calibri"/>
    </style:style>
    <style:style style:name="P471" style:parent-style-name="Standard" style:family="paragraph">
      <style:paragraph-properties fo:text-align="justify"/>
    </style:style>
    <style:style style:name="T472" style:parent-style-name="VarsayılanParagrafYazıTipi" style:family="text">
      <style:text-properties style:font-name-complex="Calibri"/>
    </style:style>
    <style:style style:name="P473" style:parent-style-name="Standard" style:family="paragraph">
      <style:paragraph-properties fo:text-align="justify"/>
    </style:style>
    <style:style style:name="T474" style:parent-style-name="VarsayılanParagrafYazıTipi" style:family="text">
      <style:text-properties style:font-name-complex="Calibri"/>
    </style:style>
    <style:style style:name="P475" style:parent-style-name="Standard" style:family="paragraph">
      <style:paragraph-properties fo:text-align="justify"/>
    </style:style>
    <style:style style:name="T476" style:parent-style-name="VarsayılanParagrafYazıTipi" style:family="text">
      <style:text-properties style:font-name-complex="Calibri"/>
    </style:style>
    <style:style style:name="P477" style:parent-style-name="Standard" style:family="paragraph">
      <style:paragraph-properties fo:text-align="justify"/>
    </style:style>
    <style:style style:name="T478" style:parent-style-name="VarsayılanParagrafYazıTipi" style:family="text">
      <style:text-properties style:font-name-complex="Calibri"/>
    </style:style>
    <style:style style:name="T479" style:parent-style-name="VarsayılanParagrafYazıTipi" style:family="text">
      <style:text-properties style:font-name-complex="Calibri"/>
    </style:style>
    <style:style style:name="P480" style:parent-style-name="Standard" style:family="paragraph">
      <style:paragraph-properties fo:text-align="justify"/>
    </style:style>
    <style:style style:name="T481" style:parent-style-name="VarsayılanParagrafYazıTipi" style:family="text">
      <style:text-properties style:font-name-complex="Calibri"/>
    </style:style>
    <style:style style:name="P482" style:parent-style-name="Standard" style:family="paragraph">
      <style:paragraph-properties fo:text-align="justify"/>
    </style:style>
    <style:style style:name="T483" style:parent-style-name="VarsayılanParagrafYazıTipi" style:family="text">
      <style:text-properties style:font-name-complex="Calibri"/>
    </style:style>
    <style:style style:name="P484" style:parent-style-name="Standard" style:family="paragraph">
      <style:paragraph-properties fo:text-align="justify"/>
    </style:style>
    <style:style style:name="T485" style:parent-style-name="VarsayılanParagrafYazıTipi" style:family="text">
      <style:text-properties style:font-name-complex="Calibri"/>
    </style:style>
    <style:style style:name="T486" style:parent-style-name="VarsayılanParagrafYazıTipi" style:family="text">
      <style:text-properties style:font-name-complex="Calibri"/>
    </style:style>
    <style:style style:name="P487" style:parent-style-name="Standard" style:family="paragraph">
      <style:paragraph-properties fo:text-align="justify"/>
    </style:style>
    <style:style style:name="T488" style:parent-style-name="VarsayılanParagrafYazıTipi" style:family="text">
      <style:text-properties style:font-name-complex="Calibri"/>
    </style:style>
    <style:style style:name="T489" style:parent-style-name="VarsayılanParagrafYazıTipi" style:family="text">
      <style:text-properties style:font-name-complex="Calibri"/>
    </style:style>
    <style:style style:name="P490" style:parent-style-name="Standard" style:family="paragraph">
      <style:paragraph-properties fo:text-align="justify"/>
    </style:style>
    <style:style style:name="T491" style:parent-style-name="VarsayılanParagrafYazıTipi" style:family="text">
      <style:text-properties style:font-name-complex="Calibri"/>
    </style:style>
    <style:style style:name="P492" style:parent-style-name="Standard" style:family="paragraph">
      <style:paragraph-properties fo:text-align="justify"/>
    </style:style>
    <style:style style:name="T493" style:parent-style-name="VarsayılanParagrafYazıTipi" style:family="text">
      <style:text-properties style:font-name-complex="Calibri"/>
    </style:style>
    <style:style style:name="T494" style:parent-style-name="VarsayılanParagrafYazıTipi" style:family="text">
      <style:text-properties style:font-name-complex="Calibri"/>
    </style:style>
    <style:style style:name="P495" style:parent-style-name="Standard" style:family="paragraph">
      <style:paragraph-properties fo:text-align="justify"/>
    </style:style>
    <style:style style:name="T496" style:parent-style-name="VarsayılanParagrafYazıTipi" style:family="text">
      <style:text-properties style:font-name-complex="Calibri"/>
    </style:style>
    <style:style style:name="P497" style:parent-style-name="Standard" style:family="paragraph">
      <style:paragraph-properties fo:text-align="justify"/>
    </style:style>
    <style:style style:name="T498" style:parent-style-name="VarsayılanParagrafYazıTipi" style:family="text">
      <style:text-properties style:font-name-complex="Calibri"/>
    </style:style>
    <style:style style:name="T499" style:parent-style-name="VarsayılanParagrafYazıTipi" style:family="text">
      <style:text-properties style:font-name-complex="Calibri"/>
    </style:style>
    <style:style style:name="T500" style:parent-style-name="VarsayılanParagrafYazıTipi" style:family="text">
      <style:text-properties style:font-name-complex="Calibri"/>
    </style:style>
    <style:style style:name="P501" style:parent-style-name="Standard" style:family="paragraph">
      <style:paragraph-properties fo:text-align="justify"/>
    </style:style>
    <style:style style:name="T502" style:parent-style-name="VarsayılanParagrafYazıTipi" style:family="text">
      <style:text-properties style:font-name-complex="Calibri"/>
    </style:style>
    <style:style style:name="P503" style:parent-style-name="Standard" style:family="paragraph">
      <style:paragraph-properties fo:text-align="justify"/>
    </style:style>
    <style:style style:name="T504" style:parent-style-name="VarsayılanParagrafYazıTipi" style:family="text">
      <style:text-properties style:font-name-complex="Calibri"/>
    </style:style>
    <style:style style:name="P505" style:parent-style-name="Standard" style:family="paragraph">
      <style:paragraph-properties fo:text-align="justify"/>
    </style:style>
    <style:style style:name="T506" style:parent-style-name="VarsayılanParagrafYazıTipi" style:family="text">
      <style:text-properties style:font-name-complex="Calibri"/>
    </style:style>
    <style:style style:name="T507" style:parent-style-name="VarsayılanParagrafYazıTipi" style:family="text">
      <style:text-properties style:font-name-complex="Calibri"/>
    </style:style>
    <style:style style:name="P508" style:parent-style-name="Standard" style:family="paragraph">
      <style:paragraph-properties fo:text-align="justify"/>
    </style:style>
    <style:style style:name="T509" style:parent-style-name="VarsayılanParagrafYazıTipi" style:family="text">
      <style:text-properties style:font-name-complex="Calibri"/>
    </style:style>
    <style:style style:name="P510" style:parent-style-name="Standard" style:family="paragraph">
      <style:paragraph-properties fo:text-align="justify"/>
    </style:style>
    <style:style style:name="T511" style:parent-style-name="VarsayılanParagrafYazıTipi" style:family="text">
      <style:text-properties style:font-name-complex="Calibri"/>
    </style:style>
    <style:style style:name="P512" style:parent-style-name="Standard" style:family="paragraph">
      <style:paragraph-properties fo:text-align="justify"/>
    </style:style>
    <style:style style:name="T513" style:parent-style-name="VarsayılanParagrafYazıTipi" style:family="text">
      <style:text-properties style:font-name-complex="Calibri"/>
    </style:style>
    <style:style style:name="T514" style:parent-style-name="VarsayılanParagrafYazıTipi" style:family="text">
      <style:text-properties style:font-name-complex="Calibri"/>
    </style:style>
    <style:style style:name="P515" style:parent-style-name="Standard" style:family="paragraph">
      <style:paragraph-properties fo:text-align="justify"/>
    </style:style>
    <style:style style:name="T516" style:parent-style-name="VarsayılanParagrafYazıTipi" style:family="text">
      <style:text-properties style:font-name-complex="Calibri"/>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T519" style:parent-style-name="VarsayılanParagrafYazıTipi" style:family="text">
      <style:text-properties style:font-name-complex="Calibri"/>
    </style:style>
    <style:style style:name="P520" style:parent-style-name="Standard" style:family="paragraph">
      <style:paragraph-properties fo:text-align="justify"/>
    </style:style>
    <style:style style:name="T521" style:parent-style-name="VarsayılanParagrafYazıTipi" style:family="text">
      <style:text-properties style:font-name-complex="Calibri"/>
    </style:style>
    <style:style style:name="P522" style:parent-style-name="Standard" style:family="paragraph">
      <style:paragraph-properties fo:text-align="justify"/>
    </style:style>
    <style:style style:name="T523" style:parent-style-name="VarsayılanParagrafYazıTipi" style:family="text">
      <style:text-properties style:font-name-complex="Calibri"/>
    </style:style>
    <style:style style:name="T524" style:parent-style-name="VarsayılanParagrafYazıTipi" style:family="text">
      <style:text-properties style:font-name-complex="Calibri"/>
    </style:style>
    <style:style style:name="P525" style:parent-style-name="Standard" style:family="paragraph">
      <style:paragraph-properties fo:text-align="justify"/>
    </style:style>
    <style:style style:name="T526" style:parent-style-name="VarsayılanParagrafYazıTipi" style:family="text">
      <style:text-properties style:font-name-complex="Calibri"/>
    </style:style>
    <style:style style:name="P527" style:parent-style-name="Standard" style:family="paragraph">
      <style:paragraph-properties fo:text-align="justify"/>
    </style:style>
    <style:style style:name="T528" style:parent-style-name="VarsayılanParagrafYazıTipi" style:family="text">
      <style:text-properties style:font-name-complex="Calibri"/>
    </style:style>
    <style:style style:name="P529" style:parent-style-name="Standard" style:family="paragraph">
      <style:paragraph-properties fo:text-align="justify"/>
    </style:style>
    <style:style style:name="T530" style:parent-style-name="VarsayılanParagrafYazıTipi" style:family="text">
      <style:text-properties style:font-name-complex="Calibri"/>
    </style:style>
    <style:style style:name="T531" style:parent-style-name="VarsayılanParagrafYazıTipi" style:family="text">
      <style:text-properties style:font-name-complex="Calibri"/>
    </style:style>
    <style:style style:name="P532" style:parent-style-name="Standard" style:family="paragraph">
      <style:paragraph-properties fo:text-align="justify"/>
    </style:style>
    <style:style style:name="T533" style:parent-style-name="VarsayılanParagrafYazıTipi" style:family="text">
      <style:text-properties style:font-name-complex="Calibri"/>
    </style:style>
    <style:style style:name="P534" style:parent-style-name="Standard" style:family="paragraph">
      <style:paragraph-properties fo:text-align="justify"/>
    </style:style>
    <style:style style:name="T535" style:parent-style-name="VarsayılanParagrafYazıTipi" style:family="text">
      <style:text-properties style:font-name-complex="Calibri"/>
    </style:style>
    <style:style style:name="P536" style:parent-style-name="Standard" style:family="paragraph">
      <style:paragraph-properties fo:text-align="justify"/>
    </style:style>
    <style:style style:name="T537" style:parent-style-name="VarsayılanParagrafYazıTipi" style:family="text">
      <style:text-properties style:font-name-complex="Calibri"/>
    </style:style>
    <style:style style:name="T538" style:parent-style-name="VarsayılanParagrafYazıTipi" style:family="text">
      <style:text-properties style:font-name-complex="Calibri"/>
    </style:style>
    <style:style style:name="P539" style:parent-style-name="Standard" style:family="paragraph">
      <style:paragraph-properties fo:text-align="justify"/>
    </style:style>
    <style:style style:name="T540" style:parent-style-name="VarsayılanParagrafYazıTipi" style:family="text">
      <style:text-properties style:font-name-complex="Calibri"/>
    </style:style>
    <style:style style:name="P541" style:parent-style-name="Standard" style:family="paragraph">
      <style:paragraph-properties fo:text-align="justify"/>
    </style:style>
    <style:style style:name="T542" style:parent-style-name="VarsayılanParagrafYazıTipi" style:family="text">
      <style:text-properties style:font-name-complex="Calibri"/>
    </style:style>
    <style:style style:name="T543" style:parent-style-name="VarsayılanParagrafYazıTipi" style:family="text">
      <style:text-properties style:font-name-complex="Calibri"/>
    </style:style>
    <style:style style:name="P544" style:parent-style-name="Standard" style:family="paragraph">
      <style:paragraph-properties fo:text-align="justify"/>
    </style:style>
    <style:style style:name="T545" style:parent-style-name="VarsayılanParagrafYazıTipi" style:family="text">
      <style:text-properties style:font-name-complex="Calibri"/>
    </style:style>
    <style:style style:name="P546" style:parent-style-name="Standard" style:family="paragraph">
      <style:paragraph-properties fo:text-align="justify"/>
    </style:style>
    <style:style style:name="T547" style:parent-style-name="VarsayılanParagrafYazıTipi" style:family="text">
      <style:text-properties style:font-name-complex="Calibri"/>
    </style:style>
    <style:style style:name="P548" style:parent-style-name="Standard" style:family="paragraph">
      <style:paragraph-properties fo:text-align="justify"/>
    </style:style>
    <style:style style:name="T549" style:parent-style-name="VarsayılanParagrafYazıTipi" style:family="text">
      <style:text-properties style:font-name-complex="Calibri"/>
    </style:style>
    <style:style style:name="T550" style:parent-style-name="VarsayılanParagrafYazıTipi" style:family="text">
      <style:text-properties style:font-name-complex="Calibri"/>
    </style:style>
    <style:style style:name="P551" style:parent-style-name="Standard" style:family="paragraph">
      <style:paragraph-properties fo:text-align="justify"/>
    </style:style>
    <style:style style:name="T552" style:parent-style-name="VarsayılanParagrafYazıTipi" style:family="text">
      <style:text-properties style:font-name-complex="Calibri"/>
    </style:style>
    <style:style style:name="P553" style:parent-style-name="Standard" style:family="paragraph">
      <style:paragraph-properties fo:text-align="justify"/>
    </style:style>
    <style:style style:name="T554" style:parent-style-name="VarsayılanParagrafYazıTipi" style:family="text">
      <style:text-properties style:font-name-complex="Calibri"/>
    </style:style>
    <style:style style:name="P555" style:parent-style-name="Standard" style:family="paragraph">
      <style:paragraph-properties fo:text-align="justify"/>
    </style:style>
    <style:style style:name="T556" style:parent-style-name="VarsayılanParagrafYazıTipi" style:family="text">
      <style:text-properties style:font-name-complex="Calibri"/>
    </style:style>
    <style:style style:name="P557" style:parent-style-name="Standard" style:family="paragraph">
      <style:paragraph-properties fo:text-align="justify"/>
    </style:style>
    <style:style style:name="T558" style:parent-style-name="VarsayılanParagrafYazıTipi" style:family="text">
      <style:text-properties style:font-name-complex="Calibri"/>
    </style:style>
    <style:style style:name="T559" style:parent-style-name="VarsayılanParagrafYazıTipi" style:family="text">
      <style:text-properties style:font-name-complex="Calibri"/>
    </style:style>
    <style:style style:name="P560" style:parent-style-name="Standard" style:family="paragraph">
      <style:paragraph-properties fo:text-align="justify"/>
    </style:style>
    <style:style style:name="T561" style:parent-style-name="VarsayılanParagrafYazıTipi" style:family="text">
      <style:text-properties style:font-name-complex="Calibri"/>
    </style:style>
    <style:style style:name="P562" style:parent-style-name="Standard" style:family="paragraph">
      <style:paragraph-properties fo:text-align="justify"/>
    </style:style>
    <style:style style:name="T563" style:parent-style-name="VarsayılanParagrafYazıTipi" style:family="text">
      <style:text-properties style:font-name-complex="Calibri"/>
    </style:style>
    <style:style style:name="P564" style:parent-style-name="Standard" style:family="paragraph">
      <style:paragraph-properties fo:text-align="justify"/>
    </style:style>
    <style:style style:name="T565" style:parent-style-name="VarsayılanParagrafYazıTipi" style:family="text">
      <style:text-properties style:font-name-complex="Calibri"/>
    </style:style>
    <style:style style:name="T566" style:parent-style-name="VarsayılanParagrafYazıTipi" style:family="text">
      <style:text-properties style:font-name-complex="Calibri"/>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T569" style:parent-style-name="VarsayılanParagrafYazıTipi" style:family="text">
      <style:text-properties style:font-name-complex="Calibri"/>
    </style:style>
    <style:style style:name="P570" style:parent-style-name="Standard" style:family="paragraph">
      <style:paragraph-properties fo:text-align="justify"/>
    </style:style>
    <style:style style:name="T571" style:parent-style-name="VarsayılanParagrafYazıTipi" style:family="text">
      <style:text-properties style:font-name-complex="Calibri"/>
    </style:style>
    <style:style style:name="P572" style:parent-style-name="Standard" style:family="paragraph">
      <style:paragraph-properties fo:text-align="justify"/>
    </style:style>
    <style:style style:name="T573" style:parent-style-name="VarsayılanParagrafYazıTipi" style:family="text">
      <style:text-properties style:font-name-complex="Calibri"/>
    </style:style>
    <style:style style:name="T574" style:parent-style-name="VarsayılanParagrafYazıTipi" style:family="text">
      <style:text-properties style:font-name-complex="Calibri"/>
    </style:style>
    <style:style style:name="P575" style:parent-style-name="Standard" style:family="paragraph">
      <style:paragraph-properties fo:text-align="justify"/>
    </style:style>
    <style:style style:name="T576" style:parent-style-name="VarsayılanParagrafYazıTipi" style:family="text">
      <style:text-properties style:font-name-complex="Calibri"/>
    </style:style>
    <style:style style:name="P577" style:parent-style-name="Standard" style:family="paragraph">
      <style:paragraph-properties fo:text-align="justify"/>
    </style:style>
    <style:style style:name="T578" style:parent-style-name="VarsayılanParagrafYazıTipi" style:family="text">
      <style:text-properties style:font-name-complex="Calibri"/>
    </style:style>
    <style:style style:name="P579" style:parent-style-name="Standard" style:family="paragraph">
      <style:paragraph-properties fo:text-align="justify"/>
    </style:style>
    <style:style style:name="T580" style:parent-style-name="VarsayılanParagrafYazıTipi" style:family="text">
      <style:text-properties style:font-name-complex="Calibri"/>
    </style:style>
    <style:style style:name="T581" style:parent-style-name="VarsayılanParagrafYazıTipi" style:family="text">
      <style:text-properties style:font-name-complex="Calibri"/>
    </style:style>
    <style:style style:name="P582" style:parent-style-name="Standard" style:family="paragraph">
      <style:paragraph-properties fo:text-align="justify"/>
    </style:style>
    <style:style style:name="T583" style:parent-style-name="VarsayılanParagrafYazıTipi" style:family="text">
      <style:text-properties style:font-name-complex="Calibri"/>
    </style:style>
    <style:style style:name="P584" style:parent-style-name="Standard" style:family="paragraph">
      <style:paragraph-properties fo:text-align="justify"/>
    </style:style>
    <style:style style:name="T585" style:parent-style-name="VarsayılanParagrafYazıTipi" style:family="text">
      <style:text-properties style:font-name-complex="Calibri"/>
    </style:style>
    <style:style style:name="P586" style:parent-style-name="Standard" style:family="paragraph">
      <style:paragraph-properties fo:text-align="justify"/>
    </style:style>
    <style:style style:name="T587" style:parent-style-name="VarsayılanParagrafYazıTipi" style:family="text">
      <style:text-properties style:font-name-complex="Calibri"/>
    </style:style>
    <style:style style:name="T588" style:parent-style-name="VarsayılanParagrafYazıTipi" style:family="text">
      <style:text-properties style:font-name-complex="Calibri"/>
    </style:style>
    <style:style style:name="P589" style:parent-style-name="Standard" style:family="paragraph">
      <style:paragraph-properties fo:text-align="justify"/>
    </style:style>
    <style:style style:name="T590" style:parent-style-name="VarsayılanParagrafYazıTipi" style:family="text">
      <style:text-properties style:font-name-complex="Calibri"/>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T593" style:parent-style-name="VarsayılanParagrafYazıTipi" style:family="text">
      <style:text-properties style:font-name-complex="Calibri"/>
    </style:style>
    <style:style style:name="P594" style:parent-style-name="Standard" style:family="paragraph">
      <style:paragraph-properties fo:text-align="justify"/>
    </style:style>
    <style:style style:name="T595" style:parent-style-name="VarsayılanParagrafYazıTipi" style:family="text">
      <style:text-properties style:font-name-complex="Calibri"/>
    </style:style>
    <style:style style:name="P596" style:parent-style-name="Standard" style:family="paragraph">
      <style:paragraph-properties fo:text-align="justify"/>
    </style:style>
    <style:style style:name="T597" style:parent-style-name="VarsayılanParagrafYazıTipi" style:family="text">
      <style:text-properties style:font-name-complex="Calibri"/>
    </style:style>
    <style:style style:name="T598" style:parent-style-name="VarsayılanParagrafYazıTipi" style:family="text">
      <style:text-properties style:font-name-complex="Calibri"/>
    </style:style>
    <style:style style:name="P599" style:parent-style-name="Standard" style:family="paragraph">
      <style:paragraph-properties fo:text-align="justify"/>
    </style:style>
    <style:style style:name="T600" style:parent-style-name="VarsayılanParagrafYazıTipi" style:family="text">
      <style:text-properties style:font-name-complex="Calibri"/>
    </style:style>
    <style:style style:name="P601" style:parent-style-name="Standard" style:family="paragraph">
      <style:paragraph-properties fo:text-align="justify"/>
    </style:style>
    <style:style style:name="T602" style:parent-style-name="VarsayılanParagrafYazıTipi" style:family="text">
      <style:text-properties style:font-name-complex="Calibri"/>
    </style:style>
    <style:style style:name="P603" style:parent-style-name="Standard" style:family="paragraph">
      <style:paragraph-properties fo:text-align="justify"/>
    </style:style>
    <style:style style:name="T604" style:parent-style-name="VarsayılanParagrafYazıTipi" style:family="text">
      <style:text-properties style:font-name-complex="Calibri"/>
    </style:style>
    <style:style style:name="T605" style:parent-style-name="VarsayılanParagrafYazıTipi" style:family="text">
      <style:text-properties style:font-name-complex="Calibri"/>
    </style:style>
    <style:style style:name="P606" style:parent-style-name="Standard" style:family="paragraph">
      <style:paragraph-properties fo:text-align="justify"/>
    </style:style>
    <style:style style:name="T607" style:parent-style-name="VarsayılanParagrafYazıTipi" style:family="text">
      <style:text-properties style:font-name-complex="Calibri"/>
    </style:style>
    <style:style style:name="P608" style:parent-style-name="Standard" style:family="paragraph">
      <style:paragraph-properties fo:text-align="justify"/>
    </style:style>
    <style:style style:name="T609" style:parent-style-name="VarsayılanParagrafYazıTipi" style:family="text">
      <style:text-properties style:font-name-complex="Calibri"/>
    </style:style>
    <style:style style:name="P610" style:parent-style-name="Standard" style:family="paragraph">
      <style:paragraph-properties fo:text-align="justify"/>
    </style:style>
    <style:style style:name="T611" style:parent-style-name="VarsayılanParagrafYazıTipi" style:family="text">
      <style:text-properties style:font-name-complex="Calibri"/>
    </style:style>
    <style:style style:name="T612" style:parent-style-name="VarsayılanParagrafYazıTipi" style:family="text">
      <style:text-properties style:font-name-complex="Calibri"/>
    </style:style>
    <style:style style:name="P613" style:parent-style-name="Standard" style:family="paragraph">
      <style:paragraph-properties fo:text-align="justify"/>
    </style:style>
    <style:style style:name="T614" style:parent-style-name="VarsayılanParagrafYazıTipi" style:family="text">
      <style:text-properties style:font-name-complex="Calibri"/>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T618" style:parent-style-name="VarsayılanParagrafYazıTipi" style:family="text">
      <style:text-properties style:font-name-complex="Calibri"/>
    </style:style>
    <style:style style:name="P619" style:parent-style-name="Standard" style:family="paragraph">
      <style:paragraph-properties fo:text-align="justify"/>
    </style:style>
    <style:style style:name="T620" style:parent-style-name="VarsayılanParagrafYazıTipi" style:family="text">
      <style:text-properties style:font-name-complex="Calibri"/>
    </style:style>
    <style:style style:name="P621" style:parent-style-name="Standard" style:family="paragraph">
      <style:paragraph-properties fo:text-align="justify"/>
    </style:style>
    <style:style style:name="T622" style:parent-style-name="VarsayılanParagrafYazıTipi" style:family="text">
      <style:text-properties style:font-name-complex="Calibri"/>
    </style:style>
    <style:style style:name="T623" style:parent-style-name="VarsayılanParagrafYazıTipi" style:family="text">
      <style:text-properties style:font-name-complex="Calibri"/>
    </style:style>
    <style:style style:name="P624" style:parent-style-name="Standard" style:family="paragraph">
      <style:paragraph-properties fo:text-align="justify"/>
    </style:style>
    <style:style style:name="T625" style:parent-style-name="VarsayılanParagrafYazıTipi" style:family="text">
      <style:text-properties style:font-name-complex="Calibri"/>
    </style:style>
    <style:style style:name="P626" style:parent-style-name="Standard" style:family="paragraph">
      <style:paragraph-properties fo:text-align="justify"/>
    </style:style>
    <style:style style:name="T627" style:parent-style-name="VarsayılanParagrafYazıTipi" style:family="text">
      <style:text-properties style:font-name-complex="Calibri"/>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T630" style:parent-style-name="VarsayılanParagrafYazıTipi" style:family="text">
      <style:text-properties style:font-name-complex="Calibri"/>
    </style:style>
    <style:style style:name="T631" style:parent-style-name="VarsayılanParagrafYazıTipi" style:family="text">
      <style:text-properties style:font-name-complex="Calibri"/>
    </style:style>
    <style:style style:name="P632" style:parent-style-name="Standard" style:family="paragraph">
      <style:paragraph-properties fo:text-align="justify"/>
    </style:style>
    <style:style style:name="T633" style:parent-style-name="VarsayılanParagrafYazıTipi" style:family="text">
      <style:text-properties style:font-name-complex="Calibri"/>
    </style:style>
    <style:style style:name="P634" style:parent-style-name="Standard" style:family="paragraph">
      <style:paragraph-properties fo:text-align="justify"/>
    </style:style>
    <style:style style:name="T635" style:parent-style-name="VarsayılanParagrafYazıTipi" style:family="text">
      <style:text-properties style:font-name-complex="Calibri"/>
    </style:style>
    <style:style style:name="P636" style:parent-style-name="Standard" style:family="paragraph">
      <style:paragraph-properties fo:text-align="justify"/>
    </style:style>
    <style:style style:name="T637" style:parent-style-name="VarsayılanParagrafYazıTipi" style:family="text">
      <style:text-properties style:font-name-complex="Calibri"/>
    </style:style>
    <style:style style:name="P638" style:parent-style-name="Standard" style:family="paragraph">
      <style:paragraph-properties fo:text-align="justify"/>
    </style:style>
    <style:style style:name="T639" style:parent-style-name="VarsayılanParagrafYazıTipi" style:family="text">
      <style:text-properties style:font-name-complex="Calibri"/>
    </style:style>
    <style:style style:name="T640" style:parent-style-name="VarsayılanParagrafYazıTipi" style:family="text">
      <style:text-properties style:font-name-complex="Calibri"/>
    </style:style>
    <style:style style:name="P641" style:parent-style-name="Standard" style:family="paragraph">
      <style:paragraph-properties fo:text-align="justify"/>
    </style:style>
    <style:style style:name="T642" style:parent-style-name="VarsayılanParagrafYazıTipi" style:family="text">
      <style:text-properties style:font-name-complex="Calibri"/>
    </style:style>
    <style:style style:name="P643" style:parent-style-name="Standard" style:family="paragraph">
      <style:paragraph-properties fo:text-align="justify"/>
    </style:style>
    <style:style style:name="T644" style:parent-style-name="VarsayılanParagrafYazıTipi" style:family="text">
      <style:text-properties style:font-name-complex="Calibri"/>
    </style:style>
    <style:style style:name="P645" style:parent-style-name="Standard" style:family="paragraph">
      <style:paragraph-properties fo:text-align="justify"/>
    </style:style>
    <style:style style:name="T646" style:parent-style-name="VarsayılanParagrafYazıTipi" style:family="text">
      <style:text-properties style:font-name-complex="Calibri"/>
    </style:style>
    <style:style style:name="T647" style:parent-style-name="VarsayılanParagrafYazıTipi" style:family="text">
      <style:text-properties style:font-name-complex="Calibri"/>
    </style:style>
    <style:style style:name="P648" style:parent-style-name="Standard" style:family="paragraph">
      <style:paragraph-properties fo:text-align="justify"/>
    </style:style>
    <style:style style:name="T649" style:parent-style-name="VarsayılanParagrafYazıTipi" style:family="text">
      <style:text-properties style:font-name-complex="Calibri"/>
    </style:style>
    <style:style style:name="P650" style:parent-style-name="Standard" style:family="paragraph">
      <style:paragraph-properties fo:text-align="justify"/>
    </style:style>
    <style:style style:name="T651" style:parent-style-name="VarsayılanParagrafYazıTipi" style:family="text">
      <style:text-properties style:font-name-complex="Calibri"/>
    </style:style>
    <style:style style:name="P652" style:parent-style-name="Standard" style:family="paragraph">
      <style:paragraph-properties fo:text-align="justify"/>
    </style:style>
    <style:style style:name="T653" style:parent-style-name="VarsayılanParagrafYazıTipi" style:family="text">
      <style:text-properties style:font-name-complex="Calibri"/>
    </style:style>
    <style:style style:name="T654" style:parent-style-name="VarsayılanParagrafYazıTipi" style:family="text">
      <style:text-properties style:font-name-complex="Calibri"/>
    </style:style>
    <style:style style:name="P655" style:parent-style-name="Standard" style:family="paragraph">
      <style:paragraph-properties fo:text-align="justify"/>
    </style:style>
    <style:style style:name="T656" style:parent-style-name="VarsayılanParagrafYazıTipi" style:family="text">
      <style:text-properties style:font-name-complex="Calibri"/>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T660" style:parent-style-name="VarsayılanParagrafYazıTipi" style:family="text">
      <style:text-properties style:font-name-complex="Calibri"/>
    </style:style>
    <style:style style:name="P661" style:parent-style-name="Standard" style:family="paragraph">
      <style:paragraph-properties fo:text-align="justify"/>
    </style:style>
    <style:style style:name="T662" style:parent-style-name="VarsayılanParagrafYazıTipi" style:family="text">
      <style:text-properties style:font-name-complex="Calibri"/>
    </style:style>
    <style:style style:name="P663" style:parent-style-name="Standard" style:family="paragraph">
      <style:paragraph-properties fo:text-align="justify"/>
    </style:style>
    <style:style style:name="T664" style:parent-style-name="VarsayılanParagrafYazıTipi" style:family="text">
      <style:text-properties style:font-name-complex="Calibri"/>
    </style:style>
    <style:style style:name="P665" style:parent-style-name="Standard" style:family="paragraph">
      <style:paragraph-properties fo:text-align="justify"/>
    </style:style>
    <style:style style:name="T666" style:parent-style-name="VarsayılanParagrafYazıTipi" style:family="text">
      <style:text-properties style:font-name-complex="Calibri"/>
    </style:style>
    <style:style style:name="T667" style:parent-style-name="VarsayılanParagrafYazıTipi" style:family="text">
      <style:text-properties style:font-name-complex="Calibri"/>
    </style:style>
    <style:style style:name="P668" style:parent-style-name="Standard" style:family="paragraph">
      <style:paragraph-properties fo:text-align="justify"/>
    </style:style>
    <style:style style:name="T669" style:parent-style-name="VarsayılanParagrafYazıTipi" style:family="text">
      <style:text-properties style:font-name-complex="Calibri"/>
    </style:style>
    <style:style style:name="P670" style:parent-style-name="Standard" style:family="paragraph">
      <style:paragraph-properties fo:text-align="justify"/>
    </style:style>
    <style:style style:name="T671" style:parent-style-name="VarsayılanParagrafYazıTipi" style:family="text">
      <style:text-properties style:font-name-complex="Calibri"/>
    </style:style>
    <style:style style:name="P672" style:parent-style-name="Standard" style:family="paragraph">
      <style:paragraph-properties fo:text-align="justify"/>
    </style:style>
    <style:style style:name="T673" style:parent-style-name="VarsayılanParagrafYazıTipi" style:family="text">
      <style:text-properties style:font-name-complex="Calibri"/>
    </style:style>
    <style:style style:name="T674" style:parent-style-name="VarsayılanParagrafYazıTipi" style:family="text">
      <style:text-properties style:font-name-complex="Calibri"/>
    </style:style>
    <style:style style:name="P675" style:parent-style-name="Standard" style:family="paragraph">
      <style:paragraph-properties fo:text-align="justify"/>
    </style:style>
    <style:style style:name="T676" style:parent-style-name="VarsayılanParagrafYazıTipi" style:family="text">
      <style:text-properties style:font-name-complex="Calibri"/>
    </style:style>
    <style:style style:name="P677" style:parent-style-name="Standard" style:family="paragraph">
      <style:paragraph-properties fo:text-align="justify"/>
    </style:style>
    <style:style style:name="T678" style:parent-style-name="VarsayılanParagrafYazıTipi" style:family="text">
      <style:text-properties style:font-name-complex="Calibri"/>
    </style:style>
    <style:style style:name="P679" style:parent-style-name="Standard" style:family="paragraph">
      <style:paragraph-properties fo:text-align="justify"/>
    </style:style>
    <style:style style:name="T680" style:parent-style-name="VarsayılanParagrafYazıTipi" style:family="text">
      <style:text-properties style:font-name-complex="Calibri"/>
    </style:style>
    <style:style style:name="P681" style:parent-style-name="Standard" style:family="paragraph">
      <style:paragraph-properties fo:text-align="justify"/>
    </style:style>
    <style:style style:name="T682" style:parent-style-name="VarsayılanParagrafYazıTipi" style:family="text">
      <style:text-properties style:font-name-complex="Calibri"/>
    </style:style>
    <style:style style:name="P683" style:parent-style-name="Standard" style:family="paragraph">
      <style:paragraph-properties fo:text-align="justify"/>
    </style:style>
    <style:style style:name="T684" style:parent-style-name="VarsayılanParagrafYazıTipi" style:family="text">
      <style:text-properties style:font-name-complex="Calibri"/>
    </style:style>
    <style:style style:name="P685" style:parent-style-name="Standard" style:family="paragraph">
      <style:paragraph-properties fo:text-align="justify"/>
    </style:style>
    <style:style style:name="T686" style:parent-style-name="VarsayılanParagrafYazıTipi" style:family="text">
      <style:text-properties style:font-name-complex="Calibri"/>
    </style:style>
    <style:style style:name="T687" style:parent-style-name="VarsayılanParagrafYazıTipi" style:family="text">
      <style:text-properties style:font-name-complex="Calibri"/>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text-properties style:font-name-complex="Calibri"/>
    </style:style>
    <style:style style:name="P692" style:parent-style-name="Standard" style:family="paragraph">
      <style:paragraph-properties fo:text-align="justify" fo:text-indent="0.4923in"/>
      <style:text-properties style:font-name-complex="Calibri"/>
    </style:style>
    <style:style style:name="P693" style:parent-style-name="Standard" style:family="paragraph">
      <style:paragraph-properties fo:text-align="justify" fo:text-indent="0.4923in"/>
      <style:text-properties style:font-name-complex="Calibri"/>
    </style:style>
    <style:style style:name="P694" style:parent-style-name="Standard" style:family="paragraph">
      <style:paragraph-properties fo:text-align="justify" fo:text-indent="0.4923in"/>
      <style:text-properties style:font-name-complex="Calibri"/>
    </style:style>
    <style:style style:name="P695" style:parent-style-name="Standard" style:family="paragraph">
      <style:paragraph-properties fo:text-align="justify" fo:text-indent="0.4923in"/>
      <style:text-properties style:font-name-complex="Calibri"/>
    </style:style>
    <style:style style:name="P696" style:parent-style-name="Standard" style:family="paragraph">
      <style:paragraph-properties fo:text-align="justify" fo:text-indent="0.4923in"/>
    </style:style>
    <style:style style:name="T697" style:parent-style-name="VarsayılanParagrafYazıTipi" style:family="text">
      <style:text-properties style:font-name-complex="Calibri"/>
    </style:style>
    <style:style style:name="T698" style:parent-style-name="VarsayılanParagrafYazıTipi" style:family="text">
      <style:text-properties style:font-name-complex="Calibri"/>
    </style:style>
    <style:style style:name="P699" style:parent-style-name="Standard" style:family="paragraph">
      <style:paragraph-properties fo:text-align="justify"/>
    </style:style>
    <style:style style:name="T700" style:parent-style-name="VarsayılanParagrafYazıTipi" style:family="text">
      <style:text-properties style:font-name-complex="Calibri"/>
    </style:style>
    <style:style style:name="T701" style:parent-style-name="VarsayılanParagrafYazıTipi" style:family="text">
      <style:text-properties style:font-name-complex="Calibri"/>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T706" style:parent-style-name="VarsayılanParagrafYazıTipi" style:family="text">
      <style:text-properties style:font-name-complex="Calibri"/>
    </style:style>
    <style:style style:name="P707" style:parent-style-name="Standard" style:family="paragraph">
      <style:paragraph-properties fo:text-align="justify"/>
    </style:style>
    <style:style style:name="T708" style:parent-style-name="VarsayılanParagrafYazıTipi" style:family="text">
      <style:text-properties style:font-name-complex="Calibri"/>
    </style:style>
    <style:style style:name="T709" style:parent-style-name="VarsayılanParagrafYazıTipi" style:family="text">
      <style:text-properties style:font-name-complex="Calibri"/>
    </style:style>
    <style:style style:name="P710" style:parent-style-name="Standard" style:family="paragraph">
      <style:paragraph-properties fo:text-align="justify"/>
    </style:style>
    <style:style style:name="T711" style:parent-style-name="VarsayılanParagrafYazıTipi" style:family="text">
      <style:text-properties style:font-name-complex="Calibri"/>
    </style:style>
    <style:style style:name="P712" style:parent-style-name="Standard" style:family="paragraph">
      <style:paragraph-properties fo:text-align="justify"/>
    </style:style>
    <style:style style:name="T713" style:parent-style-name="VarsayılanParagrafYazıTipi" style:family="text">
      <style:text-properties style:font-name-complex="Calibri"/>
    </style:style>
    <style:style style:name="P714" style:parent-style-name="Standard" style:family="paragraph">
      <style:paragraph-properties fo:text-align="justify"/>
    </style:style>
    <style:style style:name="T715" style:parent-style-name="VarsayılanParagrafYazıTipi" style:family="text">
      <style:text-properties style:font-name-complex="Calibri"/>
    </style:style>
    <style:style style:name="P716" style:parent-style-name="Standard" style:family="paragraph">
      <style:paragraph-properties fo:text-align="justify"/>
    </style:style>
    <style:style style:name="T717" style:parent-style-name="VarsayılanParagrafYazıTipi" style:family="text">
      <style:text-properties style:font-name-complex="Calibri"/>
    </style:style>
    <style:style style:name="P718" style:parent-style-name="Standard" style:family="paragraph">
      <style:paragraph-properties fo:text-align="justify"/>
    </style:style>
    <style:style style:name="T719" style:parent-style-name="VarsayılanParagrafYazıTipi" style:family="text">
      <style:text-properties style:font-name-complex="Calibri"/>
    </style:style>
    <style:style style:name="P720" style:parent-style-name="Standard" style:family="paragraph">
      <style:paragraph-properties fo:text-align="justify"/>
    </style:style>
    <style:style style:name="T721" style:parent-style-name="VarsayılanParagrafYazıTipi" style:family="text">
      <style:text-properties style:font-name-complex="Calibri"/>
    </style:style>
    <style:style style:name="P722" style:parent-style-name="Standard" style:family="paragraph">
      <style:paragraph-properties fo:text-align="justify"/>
    </style:style>
    <style:style style:name="T723" style:parent-style-name="VarsayılanParagrafYazıTipi" style:family="text">
      <style:text-properties style:font-name-complex="Calibri"/>
    </style:style>
    <style:style style:name="T724" style:parent-style-name="VarsayılanParagrafYazıTipi" style:family="text">
      <style:text-properties style:font-name-complex="Calibri"/>
    </style:style>
    <style:style style:name="P725" style:parent-style-name="Standard" style:family="paragraph">
      <style:paragraph-properties fo:text-align="justify"/>
    </style:style>
    <style:style style:name="T726" style:parent-style-name="VarsayılanParagrafYazıTipi" style:family="text">
      <style:text-properties style:font-name-complex="Calibri"/>
    </style:style>
    <style:style style:name="P727" style:parent-style-name="Standard" style:family="paragraph">
      <style:paragraph-properties fo:text-align="justify"/>
    </style:style>
    <style:style style:name="T728" style:parent-style-name="VarsayılanParagrafYazıTipi" style:family="text">
      <style:text-properties style:font-name-complex="Calibri"/>
    </style:style>
    <style:style style:name="P729" style:parent-style-name="Standard" style:family="paragraph">
      <style:paragraph-properties fo:text-align="justify"/>
    </style:style>
    <style:style style:name="T730" style:parent-style-name="VarsayılanParagrafYazıTipi" style:family="text">
      <style:text-properties style:font-name-complex="Calibri"/>
    </style:style>
    <style:style style:name="T731" style:parent-style-name="VarsayılanParagrafYazıTipi" style:family="text">
      <style:text-properties style:font-name-complex="Calibri"/>
    </style:style>
    <style:style style:name="P732" style:parent-style-name="Standard" style:family="paragraph">
      <style:paragraph-properties fo:text-align="justify"/>
    </style:style>
    <style:style style:name="T733" style:parent-style-name="VarsayılanParagrafYazıTipi" style:family="text">
      <style:text-properties style:font-name-complex="Calibri"/>
    </style:style>
    <style:style style:name="P734" style:parent-style-name="Standard" style:family="paragraph">
      <style:paragraph-properties fo:text-align="justify"/>
    </style:style>
    <style:style style:name="T735" style:parent-style-name="VarsayılanParagrafYazıTipi" style:family="text">
      <style:text-properties style:font-name-complex="Calibri"/>
    </style:style>
    <style:style style:name="P736" style:parent-style-name="Standard" style:family="paragraph">
      <style:paragraph-properties fo:text-align="justify"/>
    </style:style>
    <style:style style:name="T737" style:parent-style-name="VarsayılanParagrafYazıTipi" style:family="text">
      <style:text-properties style:font-name-complex="Calibri"/>
    </style:style>
    <style:style style:name="T738" style:parent-style-name="VarsayılanParagrafYazıTipi" style:family="text">
      <style:text-properties style:font-name-complex="Calibri"/>
    </style:style>
    <style:style style:name="P739" style:parent-style-name="Standard" style:family="paragraph">
      <style:paragraph-properties fo:text-align="justify"/>
    </style:style>
    <style:style style:name="T740" style:parent-style-name="VarsayılanParagrafYazıTipi" style:family="text">
      <style:text-properties style:font-name-complex="Calibri"/>
    </style:style>
    <style:style style:name="P741" style:parent-style-name="Standard" style:family="paragraph">
      <style:paragraph-properties fo:text-align="justify"/>
    </style:style>
    <style:style style:name="T742" style:parent-style-name="VarsayılanParagrafYazıTipi" style:family="text">
      <style:text-properties style:font-name-complex="Calibri"/>
    </style:style>
    <style:style style:name="P743" style:parent-style-name="Standard" style:family="paragraph">
      <style:paragraph-properties fo:text-align="justify"/>
    </style:style>
    <style:style style:name="T744" style:parent-style-name="VarsayılanParagrafYazıTipi" style:family="text">
      <style:text-properties style:font-name-complex="Calibri"/>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T749" style:parent-style-name="VarsayılanParagrafYazıTipi" style:family="text">
      <style:text-properties style:font-name-complex="Calibri"/>
    </style:style>
    <style:style style:name="T750" style:parent-style-name="VarsayılanParagrafYazıTipi" style:family="text">
      <style:text-properties style:font-name-complex="Calibri"/>
    </style:style>
    <style:style style:name="P751" style:parent-style-name="Standard" style:family="paragraph">
      <style:paragraph-properties fo:text-align="justify"/>
    </style:style>
    <style:style style:name="T752" style:parent-style-name="VarsayılanParagrafYazıTipi" style:family="text">
      <style:text-properties style:font-name-complex="Calibri"/>
    </style:style>
    <style:style style:name="P753" style:parent-style-name="Standard" style:family="paragraph">
      <style:paragraph-properties fo:text-align="justify"/>
    </style:style>
    <style:style style:name="T754" style:parent-style-name="VarsayılanParagrafYazıTipi" style:family="text">
      <style:text-properties style:font-name-complex="Calibri"/>
    </style:style>
    <style:style style:name="P755" style:parent-style-name="Standard" style:family="paragraph">
      <style:paragraph-properties fo:text-align="justify"/>
    </style:style>
    <style:style style:name="T756" style:parent-style-name="VarsayılanParagrafYazıTipi" style:family="text">
      <style:text-properties style:font-name-complex="Calibri"/>
    </style:style>
    <style:style style:name="T757" style:parent-style-name="VarsayılanParagrafYazıTipi" style:family="text">
      <style:text-properties style:font-name-complex="Calibri"/>
    </style:style>
    <style:style style:name="P758" style:parent-style-name="Standard" style:family="paragraph">
      <style:paragraph-properties fo:text-align="justify"/>
    </style:style>
    <style:style style:name="T759" style:parent-style-name="VarsayılanParagrafYazıTipi" style:family="text">
      <style:text-properties style:font-name-complex="Calibri"/>
    </style:style>
    <style:style style:name="P760" style:parent-style-name="Standard" style:family="paragraph">
      <style:paragraph-properties fo:text-align="justify"/>
    </style:style>
    <style:style style:name="T761" style:parent-style-name="VarsayılanParagrafYazıTipi" style:family="text">
      <style:text-properties style:font-name-complex="Calibri"/>
    </style:style>
    <style:style style:name="P762" style:parent-style-name="Standard" style:family="paragraph">
      <style:paragraph-properties fo:text-align="justify"/>
    </style:style>
    <style:style style:name="T763" style:parent-style-name="VarsayılanParagrafYazıTipi" style:family="text">
      <style:text-properties style:font-name-complex="Calibri"/>
    </style:style>
    <style:style style:name="T764" style:parent-style-name="VarsayılanParagrafYazıTipi" style:family="text">
      <style:text-properties style:font-name-complex="Calibri"/>
    </style:style>
    <style:style style:name="P765" style:parent-style-name="Standard" style:family="paragraph">
      <style:paragraph-properties fo:text-align="justify"/>
    </style:style>
    <style:style style:name="T766" style:parent-style-name="VarsayılanParagrafYazıTipi" style:family="text">
      <style:text-properties style:font-name-complex="Calibri"/>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T769" style:parent-style-name="VarsayılanParagrafYazıTipi" style:family="text">
      <style:text-properties style:font-name-complex="Calibri"/>
    </style:style>
    <style:style style:name="P770" style:parent-style-name="Standard" style:family="paragraph">
      <style:paragraph-properties fo:text-align="justify"/>
    </style:style>
    <style:style style:name="P771" style:parent-style-name="Standard" style:list-style-name="LFO1" style:family="paragraph">
      <style:paragraph-properties fo:text-align="justify"/>
    </style:style>
    <style:style style:name="T772" style:parent-style-name="VarsayılanParagrafYazıTipi" style:family="text">
      <style:text-properties style:font-name-complex="Calibri"/>
    </style:style>
    <style:style style:name="T773" style:parent-style-name="VarsayılanParagrafYazıTipi" style:family="text">
      <style:text-properties style:font-name-complex="Calibri"/>
    </style:style>
    <style:style style:name="P774" style:parent-style-name="Standard" style:list-style-name="LFO1" style:family="paragraph">
      <style:paragraph-properties fo:text-align="justify"/>
    </style:style>
    <style:style style:name="T775" style:parent-style-name="VarsayılanParagrafYazıTipi" style:family="text">
      <style:text-properties style:font-name-complex="Calibri"/>
    </style:style>
    <style:style style:name="P776" style:parent-style-name="Standard" style:list-style-name="LFO1" style:family="paragraph">
      <style:paragraph-properties fo:text-align="justify"/>
    </style:style>
    <style:style style:name="T777" style:parent-style-name="VarsayılanParagrafYazıTipi" style:family="text">
      <style:text-properties style:font-name-complex="Calibri"/>
    </style:style>
    <style:style style:name="P778" style:parent-style-name="Standard" style:list-style-name="LFO1" style:family="paragraph">
      <style:paragraph-properties fo:text-align="justify"/>
    </style:style>
    <style:style style:name="T779" style:parent-style-name="VarsayılanParagrafYazıTipi" style:family="text">
      <style:text-properties style:font-name-complex="Calibri"/>
    </style:style>
    <style:style style:name="P780" style:parent-style-name="Standard" style:list-style-name="LFO1" style:family="paragraph">
      <style:paragraph-properties fo:text-align="justify"/>
    </style:style>
    <style:style style:name="T781" style:parent-style-name="VarsayılanParagrafYazıTipi" style:family="text">
      <style:text-properties style:font-name-complex="Calibri"/>
    </style:style>
    <style:style style:name="P782" style:parent-style-name="Standard" style:list-style-name="LFO1" style:family="paragraph">
      <style:paragraph-properties fo:text-align="justify"/>
    </style:style>
    <style:style style:name="T783" style:parent-style-name="VarsayılanParagrafYazıTipi" style:family="text">
      <style:text-properties style:font-name-complex="Calibri"/>
    </style:style>
    <style:style style:name="T784" style:parent-style-name="VarsayılanParagrafYazıTipi" style:family="text">
      <style:text-properties style:font-name-complex="Calibri"/>
    </style:style>
    <style:style style:name="T785" style:parent-style-name="VarsayılanParagrafYazıTipi" style:family="text">
      <style:text-properties style:font-name-complex="Calibri"/>
    </style:style>
    <style:style style:name="P786" style:parent-style-name="Textbody" style:list-style-name="LFO1" style:family="paragraph">
      <style:paragraph-properties fo:text-align="justify" fo:margin-bottom="0in" fo:line-height="100%"/>
    </style:style>
    <style:style style:name="T787" style:parent-style-name="VarsayılanParagrafYazıTipi" style:family="text">
      <style:text-properties style:font-name-complex="Calibri" fo:font-weight="bold" style:font-weight-asian="bold"/>
    </style:style>
    <style:style style:name="T788" style:parent-style-name="VarsayılanParagrafYazıTipi" style:family="text">
      <style:text-properties style:font-name-complex="Calibri"/>
    </style:style>
    <style:style style:name="T789" style:parent-style-name="VarsayılanParagrafYazıTipi" style:family="text">
      <style:text-properties style:font-name-complex="Calibri"/>
    </style:style>
    <style:style style:name="T790" style:parent-style-name="VarsayılanParagrafYazıTipi" style:family="text">
      <style:text-properties style:font-name-complex="Calibri"/>
    </style:style>
    <style:style style:name="P791" style:parent-style-name="Textbody" style:family="paragraph">
      <style:paragraph-properties style:line-height-at-least="0.1666in"/>
    </style:style>
    <style:style style:name="T792" style:parent-style-name="VarsayılanParagrafYazıTipi" style:family="text">
      <style:text-properties fo:font-size="9pt" style:font-size-asian="9pt"/>
    </style:style>
    <style:style style:name="P793" style:parent-style-name="Standard" style:list-style-name="LFO1" style:family="paragraph">
      <style:paragraph-properties fo:text-align="justify"/>
    </style:style>
    <style:style style:name="P794" style:parent-style-name="Textbody" style:family="paragraph">
      <style:paragraph-properties fo:text-align="justify" fo:margin-bottom="0in" fo:line-height="100%"/>
    </style:style>
    <style:style style:name="T795" style:parent-style-name="VarsayılanParagrafYazıTipi" style:family="text">
      <style:text-properties style:font-name-complex="Calibri" fo:font-weight="bold" style:font-weight-asian="bold"/>
    </style:style>
    <style:style style:name="T796" style:parent-style-name="VarsayılanParagrafYazıTipi" style:family="text">
      <style:text-properties style:font-name-complex="Calibri"/>
    </style:style>
    <style:style style:name="P797" style:parent-style-name="Textbody" style:family="paragraph">
      <style:paragraph-properties style:line-height-at-least="0.1666in"/>
      <style:text-properties fo:font-size="9pt" style:font-size-asian="9pt"/>
    </style:style>
    <style:style style:name="P798" style:parent-style-name="Textbody" style:family="paragraph">
      <style:paragraph-properties style:line-height-at-least="0.1666in"/>
      <style:text-properties fo:font-size="9pt" style:font-size-asian="9pt"/>
    </style:style>
    <style:style style:name="P799" style:parent-style-name="Textbody" style:family="paragraph">
      <style:paragraph-properties style:line-height-at-least="0.1666in"/>
      <style:text-properties fo:font-size="9pt" style:font-size-asian="9pt"/>
    </style:style>
    <style:style style:name="P800" style:parent-style-name="Standard" style:family="paragraph">
      <style:paragraph-properties fo:text-align="justify"/>
    </style:style>
    <style:style style:name="T801" style:parent-style-name="VarsayılanParagrafYazıTipi" style:family="text">
      <style:text-properties style:font-name-complex="Calibri" fo:font-weight="bold" style:font-weight-asian="bold"/>
    </style:style>
    <style:style style:name="T802" style:parent-style-name="VarsayılanParagrafYazıTipi" style:family="text">
      <style:text-properties style:font-name-complex="Calibri"/>
    </style:style>
    <style:style style:name="T803" style:parent-style-name="VarsayılanParagrafYazıTipi" style:family="text">
      <style:text-properties style:font-name-complex="Calibri"/>
    </style:style>
    <style:style style:name="P804" style:parent-style-name="Standard" style:family="paragraph">
      <style:paragraph-properties fo:text-align="justify"/>
    </style:style>
    <style:style style:name="T805" style:parent-style-name="VarsayılanParagrafYazıTipi" style:family="text">
      <style:text-properties style:font-name-complex="Calibri"/>
    </style:style>
    <style:style style:name="P806" style:parent-style-name="Standard" style:family="paragraph">
      <style:paragraph-properties fo:text-align="justify"/>
    </style:style>
    <style:style style:name="T807" style:parent-style-name="VarsayılanParagrafYazıTipi" style:family="text">
      <style:text-properties style:font-name-complex="Calibri"/>
    </style:style>
    <style:style style:name="P808" style:parent-style-name="Standard" style:family="paragraph">
      <style:paragraph-properties fo:text-align="justify"/>
    </style:style>
    <style:style style:name="T809" style:parent-style-name="VarsayılanParagrafYazıTipi" style:family="text">
      <style:text-properties style:font-name-complex="Calibri"/>
    </style:style>
    <style:style style:name="T810" style:parent-style-name="VarsayılanParagrafYazıTipi" style:family="text">
      <style:text-properties style:font-name-complex="Calibri"/>
    </style:style>
    <style:style style:name="P811" style:parent-style-name="Standard" style:family="paragraph">
      <style:paragraph-properties fo:text-align="justify"/>
    </style:style>
    <style:style style:name="T812" style:parent-style-name="VarsayılanParagrafYazıTipi" style:family="text">
      <style:text-properties style:font-name-complex="Calibri"/>
    </style:style>
    <style:style style:name="P813" style:parent-style-name="Standard" style:family="paragraph">
      <style:paragraph-properties fo:text-align="justify"/>
    </style:style>
    <style:style style:name="T814" style:parent-style-name="VarsayılanParagrafYazıTipi" style:family="text">
      <style:text-properties style:font-name-complex="Calibri"/>
    </style:style>
    <style:style style:name="P815" style:parent-style-name="Standard" style:family="paragraph">
      <style:paragraph-properties fo:text-align="justify"/>
    </style:style>
    <style:style style:name="P816" style:parent-style-name="Textbody" style:family="paragraph">
      <style:paragraph-properties fo:text-align="justify" fo:margin-bottom="0in" fo:line-height="100%"/>
    </style:style>
    <style:style style:name="T817" style:parent-style-name="VarsayılanParagrafYazıTipi" style:family="text">
      <style:text-properties style:font-name-complex="Calibri" fo:font-weight="bold" style:font-weight-asian="bold"/>
    </style:style>
    <style:style style:name="P818" style:parent-style-name="Textbody" style:family="paragraph">
      <style:paragraph-properties style:line-height-at-least="0.1666in"/>
    </style:style>
    <style:style style:name="T819" style:parent-style-name="VarsayılanParagrafYazıTipi" style:family="text">
      <style:text-properties fo:font-weight="bold" style:font-weight-asian="bold" fo:font-size="9pt" style:font-size-asian="9pt"/>
    </style:style>
    <style:style style:name="T820" style:parent-style-name="VarsayılanParagrafYazıTipi" style:family="text">
      <style:text-properties fo:font-size="9pt" style:font-size-asian="9pt"/>
    </style:style>
    <style:style style:name="T821" style:parent-style-name="VarsayılanParagrafYazıTipi" style:family="text">
      <style:text-properties fo:font-size="9pt" style:font-size-asian="9pt"/>
    </style:style>
    <style:style style:name="T822" style:parent-style-name="VarsayılanParagrafYazıTipi" style:family="text">
      <style:text-properties fo:font-size="9pt" style:font-size-asian="9pt"/>
    </style:style>
    <style:style style:name="T823" style:parent-style-name="VarsayılanParagrafYazıTipi" style:family="text">
      <style:text-properties fo:font-size="9pt" style:font-size-asian="9pt"/>
    </style:style>
    <style:style style:name="P824" style:parent-style-name="Textbody" style:family="paragraph">
      <style:paragraph-properties style:line-height-at-least="0.1666in"/>
      <style:text-properties fo:font-size="9pt" style:font-size-asian="9pt"/>
    </style:style>
    <style:style style:name="P825" style:parent-style-name="Textbody" style:family="paragraph">
      <style:paragraph-properties fo:text-align="justify" fo:margin-bottom="0in" fo:line-height="100%"/>
    </style:style>
    <style:style style:name="T826" style:parent-style-name="VarsayılanParagrafYazıTipi" style:family="text">
      <style:text-properties style:font-name-complex="Calibri" fo:font-weight="bold" style:font-weight-asian="bold"/>
    </style:style>
    <style:style style:name="T827" style:parent-style-name="VarsayılanParagrafYazıTipi" style:family="text">
      <style:text-properties style:font-name-complex="Calibri" fo:font-weight="bold" style:font-weight-asian="bold"/>
    </style:style>
    <style:style style:name="P828" style:parent-style-name="Textbody" style:family="paragraph">
      <style:paragraph-properties style:line-height-at-least="0.1666in"/>
    </style:style>
    <style:style style:name="T829" style:parent-style-name="VarsayılanParagrafYazıTipi" style:family="text">
      <style:text-properties fo:font-weight="bold" style:font-weight-asian="bold" fo:font-size="9pt" style:font-size-asian="9pt"/>
    </style:style>
    <style:style style:name="T830" style:parent-style-name="VarsayılanParagrafYazıTipi" style:family="text">
      <style:text-properties fo:font-size="9pt" style:font-size-asian="9pt"/>
    </style:style>
    <style:style style:name="T831" style:parent-style-name="VarsayılanParagrafYazıTipi" style:family="text">
      <style:text-properties fo:font-size="9pt" style:font-size-asian="9pt"/>
    </style:style>
    <style:style style:name="T832" style:parent-style-name="VarsayılanParagrafYazıTipi" style:family="text">
      <style:text-properties fo:font-size="9pt" style:font-size-asian="9pt"/>
    </style:style>
    <style:style style:name="P833" style:parent-style-name="Standard" style:family="paragraph">
      <style:paragraph-properties fo:text-align="justify"/>
    </style:style>
    <style:style style:name="T834" style:parent-style-name="VarsayılanParagrafYazıTipi" style:family="text">
      <style:text-properties style:font-name="Calibri" style:font-name-complex="Calibri"/>
    </style:style>
    <style:style style:name="T835" style:parent-style-name="VarsayılanParagrafYazıTipi" style:family="text">
      <style:text-properties style:font-name="Nirmala UI" style:font-name-complex="Nirmala UI" style:language-complex="ml" style:country-complex="IN"/>
    </style:style>
    <style:style style:name="T836" style:parent-style-name="VarsayılanParagrafYazıTipi" style:family="text">
      <style:text-properties style:font-name="Calibri" style:font-name-complex="Calibri"/>
    </style:style>
    <style:style style:name="T837" style:parent-style-name="VarsayılanParagrafYazıTipi" style:family="text">
      <style:text-properties style:font-name="Nirmala UI" style:font-name-complex="Nirmala UI" style:language-complex="ml" style:country-complex="IN"/>
    </style:style>
    <style:style style:name="T838" style:parent-style-name="VarsayılanParagrafYazıTipi" style:family="text">
      <style:text-properties style:font-name="Calibri" style:font-name-complex="Calibri"/>
    </style:style>
    <style:style style:name="T839" style:parent-style-name="VarsayılanParagrafYazıTipi" style:family="text">
      <style:text-properties style:font-name="Nirmala UI" style:font-name-complex="Nirmala UI" style:language-complex="ml" style:country-complex="IN"/>
    </style:style>
    <style:style style:name="T840" style:parent-style-name="VarsayılanParagrafYazıTipi" style:family="text">
      <style:text-properties style:font-name="Calibri" style:font-name-complex="Calibri"/>
    </style:style>
    <style:style style:name="T841" style:parent-style-name="VarsayılanParagrafYazıTipi" style:family="text">
      <style:text-properties style:font-name="Nirmala UI" style:font-name-complex="Nirmala UI" style:language-complex="ml" style:country-complex="IN"/>
    </style:style>
    <style:style style:name="T842" style:parent-style-name="VarsayılanParagrafYazıTipi" style:family="text">
      <style:text-properties style:font-name="Calibri" style:font-name-complex="Calibri"/>
    </style:style>
    <style:style style:name="T843" style:parent-style-name="VarsayılanParagrafYazıTipi" style:family="text">
      <style:text-properties style:font-name="Nirmala UI" style:font-name-complex="Nirmala UI" style:language-complex="ml" style:country-complex="IN"/>
    </style:style>
    <style:style style:name="T844" style:parent-style-name="VarsayılanParagrafYazıTipi" style:family="text">
      <style:text-properties style:font-name="Calibri" style:font-name-complex="Calibri" style:language-complex="ml" style:country-complex="IN"/>
    </style:style>
    <style:style style:name="T845" style:parent-style-name="VarsayılanParagrafYazıTipi" style:family="text">
      <style:text-properties style:font-name="Calibri" style:font-name-complex="Calibri"/>
    </style:style>
    <style:style style:name="T846" style:parent-style-name="VarsayılanParagrafYazıTipi" style:family="text">
      <style:text-properties style:font-name="Nirmala UI" style:font-name-complex="Nirmala UI" style:language-complex="ml" style:country-complex="IN"/>
    </style:style>
    <style:style style:name="T847" style:parent-style-name="VarsayılanParagrafYazıTipi" style:family="text">
      <style:text-properties style:font-name="Calibri" style:font-name-complex="Calibri"/>
    </style:style>
    <style:style style:name="T848" style:parent-style-name="VarsayılanParagrafYazıTipi" style:family="text">
      <style:text-properties style:font-name="Nirmala UI" style:font-name-complex="Nirmala UI" style:language-complex="ml" style:country-complex="IN"/>
    </style:style>
    <style:style style:name="T849" style:parent-style-name="VarsayılanParagrafYazıTipi" style:family="text">
      <style:text-properties style:font-name="Calibri" style:font-name-complex="Calibri" style:language-complex="ml" style:country-complex="IN"/>
    </style:style>
    <style:style style:name="T850" style:parent-style-name="VarsayılanParagrafYazıTipi" style:family="text">
      <style:text-properties style:font-name="Nirmala UI" style:font-name-complex="Nirmala UI" style:language-complex="ml" style:country-complex="IN"/>
    </style:style>
    <style:style style:name="T851" style:parent-style-name="VarsayılanParagrafYazıTipi" style:family="text">
      <style:text-properties style:font-name="Calibri" style:font-name-complex="Calibri"/>
    </style:style>
    <style:style style:name="T852" style:parent-style-name="VarsayılanParagrafYazıTipi" style:family="text">
      <style:text-properties style:font-name="Nirmala UI" style:font-name-complex="Nirmala UI" style:language-complex="ml" style:country-complex="IN"/>
    </style:style>
    <style:style style:name="T853" style:parent-style-name="VarsayılanParagrafYazıTipi" style:family="text">
      <style:text-properties style:font-name="Calibri" style:font-name-complex="Calibri" style:language-complex="ml" style:country-complex="IN"/>
    </style:style>
    <style:style style:name="T854" style:parent-style-name="VarsayılanParagrafYazıTipi" style:family="text">
      <style:text-properties style:font-name="Calibri" style:font-name-complex="Calibri"/>
    </style:style>
    <style:style style:name="T855" style:parent-style-name="VarsayılanParagrafYazıTipi" style:family="text">
      <style:text-properties style:font-name="Nirmala UI" style:font-name-complex="Nirmala UI" style:language-complex="ml" style:country-complex="IN"/>
    </style:style>
    <style:style style:name="T856" style:parent-style-name="VarsayılanParagrafYazıTipi" style:family="text">
      <style:text-properties style:font-name="Calibri" style:font-name-complex="Calibri"/>
    </style:style>
    <style:style style:name="T857" style:parent-style-name="VarsayılanParagrafYazıTipi" style:family="text">
      <style:text-properties style:font-name="Nirmala UI" style:font-name-complex="Nirmala UI" style:language-complex="ml" style:country-complex="IN"/>
    </style:style>
    <style:style style:name="T858" style:parent-style-name="VarsayılanParagrafYazıTipi" style:family="text">
      <style:text-properties style:font-name="Calibri" style:font-name-complex="Calibri" style:language-complex="ml" style:country-complex="IN"/>
    </style:style>
    <style:style style:name="T859" style:parent-style-name="VarsayılanParagrafYazıTipi" style:family="text">
      <style:text-properties style:font-name="Calibri" style:font-name-complex="Calibri"/>
    </style:style>
    <style:style style:name="T860" style:parent-style-name="VarsayılanParagrafYazıTipi" style:family="text">
      <style:text-properties style:font-name="Nirmala UI" style:font-name-complex="Nirmala UI" style:language-complex="ml" style:country-complex="IN"/>
    </style:style>
    <style:style style:name="T861" style:parent-style-name="VarsayılanParagrafYazıTipi" style:family="text">
      <style:text-properties style:font-name="Calibri" style:font-name-complex="Calibri"/>
    </style:style>
    <style:style style:name="T862" style:parent-style-name="VarsayılanParagrafYazıTipi" style:family="text">
      <style:text-properties style:font-name="Nirmala UI" style:font-name-complex="Nirmala UI" style:language-complex="ml" style:country-complex="IN"/>
    </style:style>
    <style:style style:name="T863" style:parent-style-name="VarsayılanParagrafYazıTipi" style:family="text">
      <style:text-properties style:font-name="Calibri" style:font-name-complex="Calibri"/>
    </style:style>
    <style:style style:name="P864" style:parent-style-name="Standard" style:family="paragraph">
      <style:paragraph-properties fo:text-align="justify"/>
    </style:style>
    <style:style style:name="T865" style:parent-style-name="VarsayılanParagrafYazıTipi" style:family="text">
      <style:text-properties style:font-name="Calibri" style:font-name-complex="Calibri"/>
    </style:style>
    <style:style style:name="T866" style:parent-style-name="VarsayılanParagrafYazıTipi" style:family="text">
      <style:text-properties style:font-name="Nirmala UI" style:font-name-complex="Nirmala UI" style:language-complex="ml" style:country-complex="IN"/>
    </style:style>
    <style:style style:name="T867" style:parent-style-name="VarsayılanParagrafYazıTipi" style:family="text">
      <style:text-properties style:font-name="Calibri" style:font-name-complex="Calibri"/>
    </style:style>
    <style:style style:name="T868" style:parent-style-name="VarsayılanParagrafYazıTipi" style:family="text">
      <style:text-properties style:font-name="Nirmala UI" style:font-name-complex="Nirmala UI" style:language-complex="ml" style:country-complex="IN"/>
    </style:style>
    <style:style style:name="T869" style:parent-style-name="VarsayılanParagrafYazıTipi" style:family="text">
      <style:text-properties style:font-name="Calibri" style:font-name-complex="Calibri"/>
    </style:style>
    <style:style style:name="T870" style:parent-style-name="VarsayılanParagrafYazıTipi" style:family="text">
      <style:text-properties style:font-name="Nirmala UI" style:font-name-complex="Nirmala UI" style:language-complex="ml" style:country-complex="IN"/>
    </style:style>
    <style:style style:name="T871" style:parent-style-name="VarsayılanParagrafYazıTipi" style:family="text">
      <style:text-properties style:font-name="Calibri" style:font-name-complex="Calibri" style:language-complex="ml" style:country-complex="IN"/>
    </style:style>
    <style:style style:name="T872" style:parent-style-name="VarsayılanParagrafYazıTipi" style:family="text">
      <style:text-properties style:font-name="Nirmala UI" style:font-name-complex="Nirmala UI" style:language-complex="ml" style:country-complex="IN"/>
    </style:style>
    <style:style style:name="T873" style:parent-style-name="VarsayılanParagrafYazıTipi" style:family="text">
      <style:text-properties style:font-name="Calibri" style:font-name-complex="Calibri"/>
    </style:style>
    <style:style style:name="T874" style:parent-style-name="VarsayılanParagrafYazıTipi" style:family="text">
      <style:text-properties style:font-name="Nirmala UI" style:font-name-complex="Nirmala UI" style:language-complex="ml" style:country-complex="IN"/>
    </style:style>
    <style:style style:name="T875" style:parent-style-name="VarsayılanParagrafYazıTipi" style:family="text">
      <style:text-properties style:font-name="Calibri" style:font-name-complex="Calibri"/>
    </style:style>
    <style:style style:name="T876" style:parent-style-name="VarsayılanParagrafYazıTipi" style:family="text">
      <style:text-properties style:font-name="Calibri" style:font-name-complex="Calibri"/>
    </style:style>
    <style:style style:name="T877" style:parent-style-name="VarsayılanParagrafYazıTipi" style:family="text">
      <style:text-properties style:font-name="Nirmala UI" style:font-name-complex="Nirmala UI" style:language-complex="ml" style:country-complex="IN"/>
    </style:style>
    <style:style style:name="T878" style:parent-style-name="VarsayılanParagrafYazıTipi" style:family="text">
      <style:text-properties style:font-name="Calibri" style:font-name-complex="Calibri" style:language-complex="ml" style:country-complex="IN"/>
    </style:style>
    <style:style style:name="T879" style:parent-style-name="VarsayılanParagrafYazıTipi" style:family="text">
      <style:text-properties style:font-name="Calibri" style:font-name-complex="Calibri"/>
    </style:style>
    <style:style style:name="T880" style:parent-style-name="VarsayılanParagrafYazıTipi" style:family="text">
      <style:text-properties style:font-name="Nirmala UI" style:font-name-complex="Nirmala UI" style:language-complex="ml" style:country-complex="IN"/>
    </style:style>
    <style:style style:name="T881" style:parent-style-name="VarsayılanParagrafYazıTipi" style:family="text">
      <style:text-properties style:font-name="Calibri" style:font-name-complex="Calibri" style:language-complex="ml" style:country-complex="IN"/>
    </style:style>
    <style:style style:name="T882" style:parent-style-name="VarsayılanParagrafYazıTipi" style:family="text">
      <style:text-properties style:font-name="Calibri" style:font-name-complex="Calibri"/>
    </style:style>
    <style:style style:name="T883" style:parent-style-name="VarsayılanParagrafYazıTipi" style:family="text">
      <style:text-properties style:font-name="Nirmala UI" style:font-name-complex="Nirmala UI" style:language-complex="ml" style:country-complex="IN"/>
    </style:style>
    <style:style style:name="T884" style:parent-style-name="VarsayılanParagrafYazıTipi" style:family="text">
      <style:text-properties style:font-name="Calibri" style:font-name-complex="Calibri"/>
    </style:style>
    <style:style style:name="T885" style:parent-style-name="VarsayılanParagrafYazıTipi" style:family="text">
      <style:text-properties style:font-name="Nirmala UI" style:font-name-complex="Nirmala UI" style:language-complex="ml" style:country-complex="IN"/>
    </style:style>
    <style:style style:name="T886" style:parent-style-name="VarsayılanParagrafYazıTipi" style:family="text">
      <style:text-properties style:font-name="Calibri" style:font-name-complex="Calibri" style:language-complex="ml" style:country-complex="IN"/>
    </style:style>
    <style:style style:name="T887" style:parent-style-name="VarsayılanParagrafYazıTipi" style:family="text">
      <style:text-properties style:font-name="Calibri" style:font-name-complex="Calibri"/>
    </style:style>
    <style:style style:name="T888" style:parent-style-name="VarsayılanParagrafYazıTipi" style:family="text">
      <style:text-properties style:font-name="Nirmala UI" style:font-name-complex="Nirmala UI" style:language-complex="ml" style:country-complex="IN"/>
    </style:style>
    <style:style style:name="T889" style:parent-style-name="VarsayılanParagrafYazıTipi" style:family="text">
      <style:text-properties style:font-name="Calibri" style:font-name-complex="Calibri"/>
    </style:style>
    <style:style style:name="T890" style:parent-style-name="VarsayılanParagrafYazıTipi" style:family="text">
      <style:text-properties style:font-name="Nirmala UI" style:font-name-complex="Nirmala UI" style:language-complex="ml" style:country-complex="IN"/>
    </style:style>
    <style:style style:name="T891" style:parent-style-name="VarsayılanParagrafYazıTipi" style:family="text">
      <style:text-properties style:font-name="Calibri" style:font-name-complex="Calibri"/>
    </style:style>
    <style:style style:name="T892" style:parent-style-name="VarsayılanParagrafYazıTipi" style:family="text">
      <style:text-properties style:font-name="Nirmala UI" style:font-name-complex="Nirmala UI" style:language-complex="ml" style:country-complex="IN"/>
    </style:style>
    <style:style style:name="T893" style:parent-style-name="VarsayılanParagrafYazıTipi" style:family="text">
      <style:text-properties style:font-name="Calibri" style:font-name-complex="Calibri"/>
    </style:style>
    <style:style style:name="T894" style:parent-style-name="VarsayılanParagrafYazıTipi" style:family="text">
      <style:text-properties style:font-name="Nirmala UI" style:font-name-complex="Nirmala UI" style:language-complex="ml" style:country-complex="IN"/>
    </style:style>
    <style:style style:name="T895" style:parent-style-name="VarsayılanParagrafYazıTipi" style:family="text">
      <style:text-properties style:font-name="Calibri" style:font-name-complex="Calibri"/>
    </style:style>
    <style:style style:name="T896" style:parent-style-name="VarsayılanParagrafYazıTipi" style:family="text">
      <style:text-properties style:font-name="Nirmala UI" style:font-name-complex="Nirmala UI" style:language-complex="ml" style:country-complex="IN"/>
    </style:style>
    <style:style style:name="T897" style:parent-style-name="VarsayılanParagrafYazıTipi" style:family="text">
      <style:text-properties style:font-name="Calibri" style:font-name-complex="Calibri"/>
    </style:style>
    <style:style style:name="T898" style:parent-style-name="VarsayılanParagrafYazıTipi" style:family="text">
      <style:text-properties style:font-name="Nirmala UI" style:font-name-complex="Nirmala UI" style:language-complex="ml" style:country-complex="IN"/>
    </style:style>
    <style:style style:name="T899" style:parent-style-name="VarsayılanParagrafYazıTipi" style:family="text">
      <style:text-properties style:font-name="Calibri" style:font-name-complex="Calibri"/>
    </style:style>
    <style:style style:name="T900" style:parent-style-name="VarsayılanParagrafYazıTipi" style:family="text">
      <style:text-properties style:font-name="Nirmala UI" style:font-name-complex="Nirmala UI" style:language-complex="ml" style:country-complex="IN"/>
    </style:style>
    <style:style style:name="T901" style:parent-style-name="VarsayılanParagrafYazıTipi" style:family="text">
      <style:text-properties style:font-name="Calibri" style:font-name-complex="Calibri"/>
    </style:style>
    <style:style style:name="T902" style:parent-style-name="VarsayılanParagrafYazıTipi" style:family="text">
      <style:text-properties style:font-name="Nirmala UI" style:font-name-complex="Nirmala UI" style:language-complex="ml" style:country-complex="IN"/>
    </style:style>
    <style:style style:name="T903" style:parent-style-name="VarsayılanParagrafYazıTipi" style:family="text">
      <style:text-properties style:font-name="Calibri" style:font-name-complex="Calibri" style:language-complex="ml" style:country-complex="IN"/>
    </style:style>
    <style:style style:name="T904" style:parent-style-name="VarsayılanParagrafYazıTipi" style:family="text">
      <style:text-properties style:font-name="Calibri" style:font-name-complex="Calibri"/>
    </style:style>
    <style:style style:name="T905" style:parent-style-name="VarsayılanParagrafYazıTipi" style:family="text">
      <style:text-properties style:font-name="Nirmala UI" style:font-name-complex="Nirmala UI" style:language-complex="ml" style:country-complex="IN"/>
    </style:style>
    <style:style style:name="T906" style:parent-style-name="VarsayılanParagrafYazıTipi" style:family="text">
      <style:text-properties style:font-name="Calibri" style:font-name-complex="Calibri"/>
    </style:style>
    <style:style style:name="T907" style:parent-style-name="VarsayılanParagrafYazıTipi" style:family="text">
      <style:text-properties style:font-name="Nirmala UI" style:font-name-complex="Nirmala UI" style:language-complex="ml" style:country-complex="IN"/>
    </style:style>
    <style:style style:name="T908" style:parent-style-name="VarsayılanParagrafYazıTipi" style:family="text">
      <style:text-properties style:font-name="Calibri" style:font-name-complex="Calibri"/>
    </style:style>
    <style:style style:name="T909" style:parent-style-name="VarsayılanParagrafYazıTipi" style:family="text">
      <style:text-properties style:font-name="Calibri" style:font-name-complex="Calibri"/>
    </style:style>
    <style:style style:name="T910" style:parent-style-name="VarsayılanParagrafYazıTipi" style:family="text">
      <style:text-properties style:font-name="Nirmala UI" style:font-name-complex="Nirmala UI" style:language-complex="ml" style:country-complex="IN"/>
    </style:style>
    <style:style style:name="T911" style:parent-style-name="VarsayılanParagrafYazıTipi" style:family="text">
      <style:text-properties style:font-name="Calibri" style:font-name-complex="Calibri"/>
    </style:style>
    <style:style style:name="T912" style:parent-style-name="VarsayılanParagrafYazıTipi" style:family="text">
      <style:text-properties style:font-name="Nirmala UI" style:font-name-complex="Nirmala UI" style:language-complex="ml" style:country-complex="IN"/>
    </style:style>
    <style:style style:name="T913" style:parent-style-name="VarsayılanParagrafYazıTipi" style:family="text">
      <style:text-properties style:font-name="Calibri" style:font-name-complex="Calibri"/>
    </style:style>
    <style:style style:name="T914" style:parent-style-name="VarsayılanParagrafYazıTipi" style:family="text">
      <style:text-properties style:font-name="Nirmala UI" style:font-name-complex="Nirmala UI" style:language-complex="ml" style:country-complex="IN"/>
    </style:style>
    <style:style style:name="T915" style:parent-style-name="VarsayılanParagrafYazıTipi" style:family="text">
      <style:text-properties style:font-name="Calibri" style:font-name-complex="Calibri" style:language-complex="ml" style:country-complex="IN"/>
    </style:style>
    <style:style style:name="T916" style:parent-style-name="VarsayılanParagrafYazıTipi" style:family="text">
      <style:text-properties style:font-name="Calibri" style:font-name-complex="Calibri"/>
    </style:style>
    <style:style style:name="P917" style:parent-style-name="Standard" style:family="paragraph">
      <style:paragraph-properties fo:text-align="justify"/>
    </style:style>
    <style:style style:name="T918" style:parent-style-name="VarsayılanParagrafYazıTipi" style:family="text">
      <style:text-properties style:font-name="Calibri" style:font-name-complex="Calibri"/>
    </style:style>
    <style:style style:name="T919" style:parent-style-name="VarsayılanParagrafYazıTipi" style:family="text">
      <style:text-properties style:font-name="Nirmala UI" style:font-name-complex="Nirmala UI" style:language-complex="ml" style:country-complex="IN"/>
    </style:style>
    <style:style style:name="T920" style:parent-style-name="VarsayılanParagrafYazıTipi" style:family="text">
      <style:text-properties style:font-name="Calibri" style:font-name-complex="Calibri"/>
    </style:style>
    <style:style style:name="P921" style:parent-style-name="Standard" style:family="paragraph">
      <style:paragraph-properties fo:text-align="justify"/>
      <style:text-properties style:font-name="Calibri" style:font-name-complex="Calibri"/>
    </style:style>
    <style:style style:name="P922" style:parent-style-name="Standard" style:family="paragraph">
      <style:paragraph-properties fo:text-align="justify"/>
      <style:text-properties style:font-name="Calibri" style:font-name-complex="Calibri"/>
    </style:style>
    <style:style style:name="P923" style:parent-style-name="Standard" style:family="paragraph">
      <style:paragraph-properties fo:text-align="justify"/>
    </style:style>
    <style:style style:name="T924" style:parent-style-name="VarsayılanParagrafYazıTipi" style:family="text">
      <style:text-properties style:font-name="Calibri" style:font-name-complex="Calibri"/>
    </style:style>
    <style:style style:name="T925" style:parent-style-name="VarsayılanParagrafYazıTipi" style:family="text">
      <style:text-properties style:font-name="Nirmala UI" style:font-name-complex="Nirmala UI" style:language-complex="ml" style:country-complex="IN"/>
    </style:style>
    <style:style style:name="T926" style:parent-style-name="VarsayılanParagrafYazıTipi" style:family="text">
      <style:text-properties style:font-name="Calibri" style:font-name-complex="Calibri" style:language-complex="ml" style:country-complex="IN"/>
    </style:style>
    <style:style style:name="T927" style:parent-style-name="VarsayılanParagrafYazıTipi" style:family="text">
      <style:text-properties style:font-name="Calibri" style:font-name-complex="Calibri"/>
    </style:style>
    <style:style style:name="T928" style:parent-style-name="VarsayılanParagrafYazıTipi" style:family="text">
      <style:text-properties style:font-name="Nirmala UI" style:font-name-complex="Nirmala UI" style:language-complex="ml" style:country-complex="IN"/>
    </style:style>
    <style:style style:name="T929" style:parent-style-name="VarsayılanParagrafYazıTipi" style:family="text">
      <style:text-properties style:font-name="Calibri" style:font-name-complex="Calibri"/>
    </style:style>
    <style:style style:name="T930" style:parent-style-name="VarsayılanParagrafYazıTipi" style:family="text">
      <style:text-properties style:font-name="Nirmala UI" style:font-name-complex="Nirmala UI" style:language-complex="ml" style:country-complex="IN"/>
    </style:style>
    <style:style style:name="T931" style:parent-style-name="VarsayılanParagrafYazıTipi" style:family="text">
      <style:text-properties style:font-name="Calibri" style:font-name-complex="Calibri" style:language-complex="ml" style:country-complex="IN"/>
    </style:style>
    <style:style style:name="T932" style:parent-style-name="VarsayılanParagrafYazıTipi" style:family="text">
      <style:text-properties style:font-name="Calibri" style:font-name-complex="Calibri"/>
    </style:style>
    <style:style style:name="T933" style:parent-style-name="VarsayılanParagrafYazıTipi" style:family="text">
      <style:text-properties style:font-name="Nirmala UI" style:font-name-complex="Nirmala UI" style:language-complex="ml" style:country-complex="IN"/>
    </style:style>
    <style:style style:name="T934" style:parent-style-name="VarsayılanParagrafYazıTipi" style:family="text">
      <style:text-properties style:font-name="Calibri" style:font-name-complex="Calibri"/>
    </style:style>
    <style:style style:name="T935" style:parent-style-name="VarsayılanParagrafYazıTipi" style:family="text">
      <style:text-properties style:font-name="Nirmala UI" style:font-name-complex="Nirmala UI" style:language-complex="ml" style:country-complex="IN"/>
    </style:style>
    <style:style style:name="T936" style:parent-style-name="VarsayılanParagrafYazıTipi" style:family="text">
      <style:text-properties style:font-name="Calibri" style:font-name-complex="Calibri" style:language-complex="ml" style:country-complex="IN"/>
    </style:style>
    <style:style style:name="T937" style:parent-style-name="VarsayılanParagrafYazıTipi" style:family="text">
      <style:text-properties style:font-name="Calibri" style:font-name-complex="Calibri"/>
    </style:style>
    <style:style style:name="P938" style:parent-style-name="Standard" style:family="paragraph">
      <style:paragraph-properties fo:text-align="justify"/>
    </style:style>
    <style:style style:name="T939" style:parent-style-name="VarsayılanParagrafYazıTipi" style:family="text">
      <style:text-properties style:font-name="Calibri" style:font-name-complex="Calibri"/>
    </style:style>
    <style:style style:name="T940" style:parent-style-name="VarsayılanParagrafYazıTipi" style:family="text">
      <style:text-properties style:font-name="Nirmala UI" style:font-name-complex="Nirmala UI" style:language-complex="ml" style:country-complex="IN"/>
    </style:style>
    <style:style style:name="T941" style:parent-style-name="VarsayılanParagrafYazıTipi" style:family="text">
      <style:text-properties style:font-name="Calibri" style:font-name-complex="Calibri"/>
    </style:style>
    <style:style style:name="T942" style:parent-style-name="VarsayılanParagrafYazıTipi" style:family="text">
      <style:text-properties style:font-name="Nirmala UI" style:font-name-complex="Nirmala UI" style:language-complex="ml" style:country-complex="IN"/>
    </style:style>
    <style:style style:name="T943" style:parent-style-name="VarsayılanParagrafYazıTipi" style:family="text">
      <style:text-properties style:font-name="Calibri" style:font-name-complex="Calibri"/>
    </style:style>
    <style:style style:name="T944" style:parent-style-name="VarsayılanParagrafYazıTipi" style:family="text">
      <style:text-properties style:font-name="Nirmala UI" style:font-name-complex="Nirmala UI" style:language-complex="ml" style:country-complex="IN"/>
    </style:style>
    <style:style style:name="T945" style:parent-style-name="VarsayılanParagrafYazıTipi" style:family="text">
      <style:text-properties style:font-name="Calibri" style:font-name-complex="Calibri"/>
    </style:style>
    <style:style style:name="T946" style:parent-style-name="VarsayılanParagrafYazıTipi" style:family="text">
      <style:text-properties style:font-name="Calibri" style:font-name-complex="Calibri"/>
    </style:style>
    <style:style style:name="P947" style:parent-style-name="Standard" style:family="paragraph">
      <style:paragraph-properties fo:text-align="justify"/>
    </style:style>
    <style:style style:name="T948" style:parent-style-name="VarsayılanParagrafYazıTipi" style:family="text">
      <style:text-properties style:font-name="Calibri" style:font-name-complex="Calibri"/>
    </style:style>
    <style:style style:name="T949" style:parent-style-name="VarsayılanParagrafYazıTipi" style:family="text">
      <style:text-properties style:font-name="Nirmala UI" style:font-name-complex="Nirmala UI" style:language-complex="ml" style:country-complex="IN"/>
    </style:style>
    <style:style style:name="T950" style:parent-style-name="VarsayılanParagrafYazıTipi" style:family="text">
      <style:text-properties style:font-name="Calibri" style:font-name-complex="Calibri"/>
    </style:style>
    <style:style style:name="T951" style:parent-style-name="VarsayılanParagrafYazıTipi" style:family="text">
      <style:text-properties style:font-name="Nirmala UI" style:font-name-complex="Nirmala UI" style:language-complex="ml" style:country-complex="IN"/>
    </style:style>
    <style:style style:name="T952" style:parent-style-name="VarsayılanParagrafYazıTipi" style:family="text">
      <style:text-properties style:font-name="Calibri" style:font-name-complex="Calibri"/>
    </style:style>
    <style:style style:name="T953" style:parent-style-name="VarsayılanParagrafYazıTipi" style:family="text">
      <style:text-properties style:font-name="Nirmala UI" style:font-name-complex="Nirmala UI" style:language-complex="ml" style:country-complex="IN"/>
    </style:style>
    <style:style style:name="T954" style:parent-style-name="VarsayılanParagrafYazıTipi" style:family="text">
      <style:text-properties style:font-name="Calibri" style:font-name-complex="Calibri"/>
    </style:style>
    <style:style style:name="T955" style:parent-style-name="VarsayılanParagrafYazıTipi" style:family="text">
      <style:text-properties style:font-name="Nirmala UI" style:font-name-complex="Nirmala UI" style:language-complex="ml" style:country-complex="IN"/>
    </style:style>
    <style:style style:name="T956" style:parent-style-name="VarsayılanParagrafYazıTipi" style:family="text">
      <style:text-properties style:font-name="Calibri" style:font-name-complex="Calibri"/>
    </style:style>
    <style:style style:name="T957" style:parent-style-name="VarsayılanParagrafYazıTipi" style:family="text">
      <style:text-properties style:font-name="Nirmala UI" style:font-name-complex="Nirmala UI" style:language-complex="ml" style:country-complex="IN"/>
    </style:style>
    <style:style style:name="T958" style:parent-style-name="VarsayılanParagrafYazıTipi" style:family="text">
      <style:text-properties style:font-name="Calibri" style:font-name-complex="Calibri"/>
    </style:style>
    <style:style style:name="T959" style:parent-style-name="VarsayılanParagrafYazıTipi" style:family="text">
      <style:text-properties style:font-name="Nirmala UI" style:font-name-complex="Nirmala UI" style:language-complex="ml" style:country-complex="IN"/>
    </style:style>
    <style:style style:name="T960" style:parent-style-name="VarsayılanParagrafYazıTipi" style:family="text">
      <style:text-properties style:font-name="Calibri" style:font-name-complex="Calibri"/>
    </style:style>
    <style:style style:name="T961" style:parent-style-name="VarsayılanParagrafYazıTipi" style:family="text">
      <style:text-properties style:font-name="Nirmala UI" style:font-name-complex="Nirmala UI" style:language-complex="ml" style:country-complex="IN"/>
    </style:style>
    <style:style style:name="T962" style:parent-style-name="VarsayılanParagrafYazıTipi" style:family="text">
      <style:text-properties style:font-name="Calibri" style:font-name-complex="Calibri"/>
    </style:style>
    <style:style style:name="T963" style:parent-style-name="VarsayılanParagrafYazıTipi" style:family="text">
      <style:text-properties style:font-name="Nirmala UI" style:font-name-complex="Nirmala UI" style:language-complex="ml" style:country-complex="IN"/>
    </style:style>
    <style:style style:name="T964" style:parent-style-name="VarsayılanParagrafYazıTipi" style:family="text">
      <style:text-properties style:font-name="Calibri" style:font-name-complex="Calibri" style:language-complex="ml" style:country-complex="IN"/>
    </style:style>
    <style:style style:name="T965" style:parent-style-name="VarsayılanParagrafYazıTipi" style:family="text">
      <style:text-properties style:font-name="Nirmala UI" style:font-name-complex="Nirmala UI" style:language-complex="ml" style:country-complex="IN"/>
    </style:style>
    <style:style style:name="T966" style:parent-style-name="VarsayılanParagrafYazıTipi" style:family="text">
      <style:text-properties style:font-name="Calibri" style:font-name-complex="Calibri"/>
    </style:style>
    <style:style style:name="T967" style:parent-style-name="VarsayılanParagrafYazıTipi" style:family="text">
      <style:text-properties style:font-name="Nirmala UI" style:font-name-complex="Nirmala UI" style:language-complex="ml" style:country-complex="IN"/>
    </style:style>
    <style:style style:name="T968" style:parent-style-name="VarsayılanParagrafYazıTipi" style:family="text">
      <style:text-properties style:font-name="Calibri" style:font-name-complex="Calibri"/>
    </style:style>
    <style:style style:name="T969" style:parent-style-name="VarsayılanParagrafYazıTipi" style:family="text">
      <style:text-properties style:font-name="Nirmala UI" style:font-name-complex="Nirmala UI" style:language-complex="ml" style:country-complex="IN"/>
    </style:style>
    <style:style style:name="T970" style:parent-style-name="VarsayılanParagrafYazıTipi" style:family="text">
      <style:text-properties style:font-name="Calibri" style:font-name-complex="Calibri"/>
    </style:style>
    <style:style style:name="T971" style:parent-style-name="VarsayılanParagrafYazıTipi" style:family="text">
      <style:text-properties style:font-name="Nirmala UI" style:font-name-complex="Nirmala UI" style:language-complex="ml" style:country-complex="IN"/>
    </style:style>
    <style:style style:name="T972" style:parent-style-name="VarsayılanParagrafYazıTipi" style:family="text">
      <style:text-properties style:font-name="Calibri" style:font-name-complex="Calibri"/>
    </style:style>
    <style:style style:name="P973" style:parent-style-name="Standard" style:family="paragraph">
      <style:paragraph-properties fo:text-align="justify"/>
    </style:style>
    <style:style style:name="T974" style:parent-style-name="VarsayılanParagrafYazıTipi" style:family="text">
      <style:text-properties style:font-name="Calibri" style:font-name-complex="Calibri"/>
    </style:style>
    <style:style style:name="T975" style:parent-style-name="VarsayılanParagrafYazıTipi" style:family="text">
      <style:text-properties style:font-name="Nirmala UI" style:font-name-complex="Nirmala UI" style:language-complex="ml" style:country-complex="IN"/>
    </style:style>
    <style:style style:name="T976" style:parent-style-name="VarsayılanParagrafYazıTipi" style:family="text">
      <style:text-properties style:font-name="Calibri" style:font-name-complex="Calibri"/>
    </style:style>
    <style:style style:name="T977" style:parent-style-name="VarsayılanParagrafYazıTipi" style:family="text">
      <style:text-properties style:font-name="Nirmala UI" style:font-name-complex="Nirmala UI" style:language-complex="ml" style:country-complex="IN"/>
    </style:style>
    <style:style style:name="T978" style:parent-style-name="VarsayılanParagrafYazıTipi" style:family="text">
      <style:text-properties style:font-name="Calibri" style:font-name-complex="Calibri" style:language-complex="ml" style:country-complex="IN"/>
    </style:style>
    <style:style style:name="T979" style:parent-style-name="VarsayılanParagrafYazıTipi" style:family="text">
      <style:text-properties style:font-name="Calibri" style:font-name-complex="Calibri"/>
    </style:style>
    <style:style style:name="T980" style:parent-style-name="VarsayılanParagrafYazıTipi" style:family="text">
      <style:text-properties style:font-name="Nirmala UI" style:font-name-complex="Nirmala UI" style:language-complex="ml" style:country-complex="IN"/>
    </style:style>
    <style:style style:name="T981" style:parent-style-name="VarsayılanParagrafYazıTipi" style:family="text">
      <style:text-properties style:font-name="Calibri" style:font-name-complex="Calibri"/>
    </style:style>
  </office:automatic-styles>
  <office:body>
    <office:text text:use-soft-page-breaks="true">
      <text:p text:style-name="P1"/>
      <text:p text:style-name="P2"><text:bookmark-start text:name="_Hlk155620017"/></text:p>
      <text:p text:style-name="P3"><text:bookmark-end text:name="_Hlk155620017"/><text:span text:style-name="T4"><text:tab/>Ruhsat sahibi olan Karmen Mad. Mer. San. Tic. Ltd. Şti. Firmasına ait traverten ocak sahasında 2015-2</text:span><text:span text:style-name="T5">019 yılları içerisinde ocağın işletilmesi hususunda sözleşme yaptı</text:span><text:span text:style-name="T6">k</text:span><text:span text:style-name="T7">.<text:s/></text:span><text:span text:style-name="T8">Her ne kadar sözleşme bitim tarihi 31-12-2019 olsa da<text:s/></text:span><text:span text:style-name="T9">2019 yılı haziran ayı sonrasında ilgili ocak sahasının ruhsat</text:span><text:span text:style-name="T10"><text:s/>süresinin</text:span><text:span text:style-name="T11"><text:s/>dolması sebebiyle herhangi bir çalışmam</text:span><text:span text:style-name="T12">ız</text:span><text:span text:style-name="T13"><text:s/>olmamıştır.</text:span></text:p>
      <text:p text:style-name="P14"/>
      <text:p text:style-name="P15"/>
      <text:p text:style-name="P16">Maden Kanunu<text:s/>10. Maddesi “<text:span text:style-name="T17">Beyan usulü”</text:span><text:s/>başlığı ile<text:s/>;</text:p>
      <text:p text:style-name="P18"><text:span text:style-name="T19">“</text:span><text:span text:style-name="T20">Madde 10 –<text:s/></text:span><text:span text:style-name="T21">Madencilik faaliyetlerinin bu Kanun hükümlerine göre devamı süresince teknik</text:span><text:span text:style-name="T22"><text:s/></text:span><text:span text:style-name="T23">ve mali konularda yapılan beyanlar ile yetkili kişilerce tanzim edilen raporlar doğru kabul ed</text:span><text:span text:style-name="T24">i</text:span><text:span text:style-name="T25">lir.</text:span></text:p>
      <text:p text:style-name="P26">Teknik elemanlar sadece ihtisas sahibi oldukları konularda beyanda bulunabilirler ve<text:s/>beyanları ile sorumludurlar. Ruhsat sahipleri ise teknik konular dışındaki tüm beyanlardan sorumludurlar.</text:p>
      <text:p text:style-name="P27">Beyanlardaki hata ve noksanlıklar, idarenin tespiti ve sorumluların uyarılmasından itibaren iki ay içerisinde düzeltilir. Bu sürede gerekli düzeltmenin yapılmaması halinde 20.000 TL idari para cezası uygulanır ve beyanlardaki hata ve noksanlıklar düzeltilinceye kadar maden üretim faaliyetleri durdurulur.<text:tab/></text:p>
      <text:p text:style-name="P28">…<text:s/>”<text:s/></text:p>
      <text:p text:style-name="P29">şeklinde yapılacak ve yapılan faaliyet beyanlarının yetkili kişilerce yapılacağı ve beyanlarından sorumlu olacakları belirlenmiş maddenin devamında ise konuyla alakalı yaptırımlar detaylandırılmıştır.</text:p>
      <text:p text:style-name="P30"><text:tab/></text:p>
      <text:p text:style-name="P31">Maden Kanunu 11. Maddesi “<text:span text:style-name="T32">Faaliyetlerin denetimi</text:span><text:span text:style-name="T33">”</text:span><text:s/>başlığı ile<text:s/>;</text:p>
      <text:p text:style-name="P34"/>
      <text:p text:style-name="P35"><text:span text:style-name="T36">“</text:span><text:span text:style-name="T37">Madde 11 –<text:s/></text:span><text:span text:style-name="T38">Genel Müdürlük, maden hakları ile ilgili bütün faaliyetlerin yürütülmesini ve vecibelerin yerine getirilmesini kontrol ve denetimini yapmak ve yönlendirmek için teknik ve mali konuları yerinde incelemek maksadıyla ihtisaslaşmış diğer Devlet kuruluşlarından ve üniversitelerden de yararlanarak inceleme raporu hazırlatır.</text:span></text:p>
      <text:p text:style-name="P39">Birinci fıkraya göre yapılan inceleme sonunda gerçek dışı ve/veya yanıltıcı beyanda bulundukları tespit edilenler hakkında 10 uncu madde hükümleri uygulanır.</text:p>
      <text:p text:style-name="P40"><text:span text:style-name="T41">Ruhsat sahibi veya vekilinin mahallinde yapılan tetkik ve incelemelere katılmaması veya ruhsat sahibince ya da vekilince herhangi bir nedenle tetkik ve incelemelerin engellenmesi hâlinde 31.054 TL, bu fiillerden herhangi birinin tekrarı hâlinde ise iki katı tutarında idari para cezası uygulanır, mahallinde tetkik ve inceleme gerçekleştirilinceye kadar üretim faaliyetleri durdurulur.</text:span></text:p>
      <text:p text:style-name="P42">… ”</text:p>
      <text:p text:style-name="P43">şeklinde yapılacak ve yapılan faaliyet denetimlerinin yine yetkili kişilerce yapılacağı ve noksanlık durumunda özetle üretim faaliyetinin durdurulacağı belirtilerek maddenin devamında ise konuyla alakalı yaptırımlar detaylandırılmıştır.</text:p>
      <text:p text:style-name="P44"/>
      <text:p text:style-name="P45">Tüm yıllarda gerekli beyanlar davacı şirket yetkilileri tarafından MİGEM’e yapılmıştır.<text:s/></text:p>
      <text:p text:style-name="P46"/>
      <text:soft-page-break/>
      <text:list text:style-name="LFO2" text:continue-numbering="true">
        <text:list-item>
          <text:p text:style-name="P47">Davacı şirketin görevlendirdiği yetkililerce yapılan<text:s/>beyanlarda ve MİGEM görevlilerince yerinde yapılan<text:s/>incelemeler de bir noksanlık çıkmadığı için faaliyetlerimiz<text:s/>rödovans süresi içerisinde<text:s/>hiçbir dönemde<text:s/>durdurulmamıştır.</text:p>
        </text:list-item>
      </text:list>
      <text:p text:style-name="P48"/>
      <text:p text:style-name="P49">Ancak;</text:p>
      <text:p text:style-name="P50">MİGEM tarafından davacı şirkete tebliğ edilen 16/11/2016 tarih, 16823790-150-E.438968 sayı ve “S:20065372 sayılı saha idari para cezaları” konulu yazı ile davacı şirket uyarılarak bir ay süre verilmiş ve belirlenen 85.066,20 TL para cezasının ödenmemesi durumunda 6183 sayılı Kanun hükümlerinin uygulanacağı belirtilmiştir.<text:s/>Tebliğ tarihi<text:s/>rödovans<text:s/>sözleşme süresi içerisinde olmasına rağmen, ceza uygulanan tarih 2011-2012 ve 2014 yıllarına ait olup bizim çalıştığımız döneme ait değildir.</text:p>
      <text:p text:style-name="P51"><text:tab/>Yine MİGEM tarafından düzenlenen 23/10/2019 tarih ve 802814 sayılı ”Mahallinde Tetkik Raporu” ‘nun;</text:p>
      <text:list text:style-name="LFO3" text:continue-numbering="true">
        <text:list-item>
          <text:p text:style-name="P52">Ruhsat Harçları ödenmemiştir?” başlığının açıklama bölümünde “Genel Müdürlüğümüzün 13/07/2018”tarih ve E.431162 sayılı yazısı ile ödenmeyen 2011-2015 arası ruhsat harçlarının tahsili hakkında Tokat Vergi Dairesi Müdürlüğüne yazı yazılmıştır”,<text:s/></text:p>
        </text:list-item>
        <text:list-item>
          <text:p text:style-name="P53">“Devlet hakları ödenmemiştir” başlığının açıklama bölümünde <text:s/>“Genel Müdürlüğümüzün 13/07/2018”<text:s/>tarih ve E.431162 sayılı yazısı ile ödenmeyen 2009-2017<text:s/>arası<text:s/>Devlet haklarının<text:s/>tahsili hakkında Tokat Vergi Dairesi Müdürlüğüne yazılmıştır”,</text:p>
        </text:list-item>
        <text:list-item>
          <text:p text:style-name="P54">“Çevre uyum teminatı ÇUT “başlığının açıklama bölümünde <text:s/>“Genel Müdürlüğümüzün 16/07/2018”<text:s/>tarih ve E.431167<text:s/>sayılı yazısı ile ödenmeyen 20011-2012-2014<text:s/>arası<text:s/>Çevre Uyum Teminatı<text:s/>hakkında Tokat Vergi Dairesi Müdürlüğüne yazılmıştır”<text:s/></text:p>
        </text:list-item>
      </text:list>
      <text:p text:style-name="P55">ibareleri bulunmakta olup davacı şirket yine<text:s/>rödovans süresi içerisinde ama geçmiş dönemlere dair borçları nedeniyle<text:s/>uyarılmıştır.</text:p>
      <text:p text:style-name="P56"/>
      <text:list text:style-name="LFO2" text:continue-numbering="true">
        <text:list-item>
          <text:p text:style-name="P57">Yukarıda ki davacı şirkete yapılan uyarılardan da görüleceği üzere davacı şirketin bizim dönemimize ait olmayan, ama bizim dönemimizde davacı şirkete yapılmış<text:s/>tebligatlar mevcuttur.</text:p>
        </text:list-item>
      </text:list>
      <text:p text:style-name="P58"/>
      <text:p text:style-name="P59">Davacı şirket ile yaptığımız Tokat 1. Noterliği 21/08/2014 tarih ve 5040 sayılı Rödovans Sözleşmesinin 2. maddesinde görüleceği üzere “sözleşme tarihi itibarı ile doğan” ödemelerin “işletmeci tarafından ruhsat sahibine ödeneceği,<text:s/>yine benzer şekilde 8. madde de<text:s/>ödemelerin “ruhsat sahibine“ yani davacı şirkete yapılacağı<text:s/>belirlenmiştir.<text:s/>Yapılamayan tüm ödemelerin, bizim dönemimize de ait olsa dahi sorumluluğu davacı şirkete aittir.<text:s/><text:s/><text:s text:c="3"/></text:p>
      <text:p text:style-name="P60"/>
      <text:p text:style-name="P61"><text:span text:style-name="T62">Maden ocakları işletme koşulları, Enerji ve Tabii Kaynaklar Bakanlığı<text:s/></text:span>Maden Yönetmeliğinde belirlenmiştir. Maden Yönetmeliği her yıl nisan ayında bir önceki yıl üretim miktarlarının ve bir sonraki yıl planlanan üretimlerin MİGEM’e bildirilmesini zorunlu kılmıştır.</text:p>
      <text:p text:style-name="P63">“<text:span text:style-name="T64">MADDE 36 –<text:s/></text:span>(1) Her bir işletme izni için ayrı ayrı olmak üzere bir önceki yıl içinde gerçekleştirdiği işletme faaliyeti ile ilgili aşağıdaki belgeler ruhsat sahibi ile yetkilendirilmiş tüzel kişiler tarafından imzalanarak her yılın Nisan ayı sonuna kadar ruhsat sahibi tarafından Genel Müdürlüğe verilir;</text:p>
      <text:p text:style-name="P65">b) Bir önceki yıl içinde yapılan üretim ile bir sonraki yıl planlanan üretimleri ve kesitleri gösteren uygun ölçekli imalat haritası,”</text:p>
      <text:p text:style-name="P66"><text:tab/>Maddede açıklandığı üzere ruhsat sahibinin bir önceki yıl yapılmış üretim miktarları ile yapılacak üretimi MİGEM’e bildirilme zorunluluğu vardır. Bu kapsamda davacı şirketin, faaliyet<text:s/><text:soft-page-break/>raporları ile MİGEM’e taahhüt ettiği, yıllara göre en fazla yapılacak üretim miktarları TABLO-1 de verilmiştir.<text:s/></text:p>
      <text:p text:style-name="P67"><text:tab/><text:tab/>Üretimi taahhüt</text:p>
      <text:p text:style-name="P68">Yıl<text:tab/><text:tab/>edilen en fazla<text:s/>m3<text:tab/></text:p>
      <text:p text:style-name="P69">2015<text:tab/><text:tab/>2000<text:tab/><text:tab/></text:p>
      <text:p text:style-name="P70">2016<text:tab/><text:tab/>2000<text:tab/><text:tab/></text:p>
      <text:p text:style-name="P71">2017<text:tab/><text:tab/>2000<text:tab/><text:tab/></text:p>
      <text:p text:style-name="P72">2018<text:tab/><text:tab/>2000<text:tab/><text:tab/></text:p>
      <text:p text:style-name="P73">2019<text:tab/><text:tab/>2000<text:tab/><text:tab/></text:p>
      <text:p text:style-name="P74"/>
      <text:p text:style-name="P75">TABLO-1. Davacı şirket tarafından taahhüt edilen üretim miktarları (m<text:span text:style-name="T76">3</text:span>)</text:p>
      <text:p text:style-name="P77"/>
      <text:p text:style-name="P78">Yine davacı şirket tarafından verilen taahhüde göre en az yapılabilecek üretim miktarı % 10 ‘dan aşağı olamayacaktır.</text:p>
      <text:p text:style-name="P79"/>
      <text:p text:style-name="P80">Firmamız ilgili yıllara göre aşağıdaki belirtilen miktarlarda üretim yaparak ruhsat sahibi davacı şirketin MİGEM’e verdiği üretim taahhütlerini, rödovansçı olarak yerine getirmiştir.<text:s/></text:p>
      <text:p text:style-name="P81"/>
      <text:p text:style-name="P82"><text:tab/><text:tab/><text:tab/>Üretilen<text:tab/>Üretilen<text:tab/>Yapılması<text:tab/>Blok ve Moloz</text:p>
      <text:p text:style-name="P83"><text:tab/>Üretimi taahhüt<text:tab/>3. kalite<text:tab/>4. Kalite<text:tab/>gereken en az<text:tab/>Yıllık Toplam</text:p>
      <text:p text:style-name="P84">Yıl<text:s/><text:tab/>edilen en fazla m3<text:tab/>Blok m3<text:s/><text:tab/>Moloz m3<text:tab/>%10 m3<text:tab/>Üretim m3</text:p>
      <text:p text:style-name="P85">2015<text:tab/><text:tab/>2000<text:tab/><text:tab/>110<text:tab/><text:tab/>110<text:tab/><text:tab/>200<text:tab/><text:tab/>220</text:p>
      <text:p text:style-name="P86">2016<text:tab/><text:tab/>2000<text:tab/><text:tab/>1205<text:tab/><text:tab/>11<text:tab/><text:tab/>200<text:tab/><text:tab/>1216</text:p>
      <text:p text:style-name="P87">2017<text:tab/><text:tab/>2000<text:tab/><text:tab/>610<text:tab/><text:tab/>0<text:tab/><text:tab/>200<text:tab/><text:tab/>610</text:p>
      <text:p text:style-name="P88">2018<text:tab/><text:tab/>2000<text:tab/><text:tab/>1014<text:tab/><text:tab/>40<text:tab/><text:tab/>200<text:tab/><text:tab/>1054</text:p>
      <text:p text:style-name="P89">2019<text:tab/><text:tab/>2000<text:tab/><text:tab/>200<text:tab/><text:tab/>10<text:tab/><text:tab/>200<text:tab/><text:tab/>210</text:p>
      <text:p text:style-name="P90"/>
      <text:p text:style-name="P91">TABLO-2. Taahhüt edilen en fazla-en az miktarlar ve firmamızın üretim miktarları</text:p>
      <text:p text:style-name="P92"/>
      <text:p text:style-name="P93"><text:span text:style-name="T94">Planlanan üretim miktarlarını d</text:span>avacı şirketin MİGEM ‘e verdiği 2015-2019 yıllık üretim beyanlarında en fazla 2000 m3 taahhüt edilmiştir. Taahhüt edilen miktarın %10 altında olması durumunda ise ruhsat iptal edilmektedir. Rödovans sözleşme süremiz içerisinde üretim miktarlarımız davacı şirketin MİGEM’e verdiği taahhüdün altına düşmemiştir. <text:s/>(TABLO-2)</text:p>
      <text:p text:style-name="P95"/>
      <text:p text:style-name="P96"><text:s text:c="2"/><text:tab/>Yine<text:s/>Maden kanunda;</text:p>
      <text:p text:style-name="P97"><text:span text:style-name="T98">“Üretim ve sevkiyat</text:span></text:p>
      <text:p text:style-name="P99"><text:span text:style-name="T100">Madde 12 -<text:s/></text:span></text:p>
      <text:p text:style-name="P101">Üretilen madenin sevk fişi ile sevkiyatı zorunludur.</text:p>
      <text:p text:style-name="P102">…</text:p>
      <text:p text:style-name="P103">Sevk fişi olmaksızın maden sevk edildiğinin mülki idare amirlikleri, il özel idareleri, yatırım izleme ve koordinasyon başkanlıkları veya ilgili kamu kurum ve kuruluşu tarafından tespit edilmesi hâlinde, ilgili mülki idare amiri tarafından sevk edilen madene el konulur ve ödenmesi gereken Devlet hakkına ilaveten sevk fişi olmaksızın sevk edilen miktar için söz konusu madenin ocak başı satış bedelinin beş katı tutarında idari para cezası verilir. Bu fıkranın ihlalinin tekrarı hâlinde sevk fişi olmaksızın sevk edilen miktar için sevk edilen madenin ocak başı satış bedelinin on katı tutarında idari para cezası uygulanır.</text:p>
      <text:p text:style-name="P104">…”</text:p>
      <text:p text:style-name="P105">Şeklinde düzenlenen madde ile yapılacak üretimlerin sevkiyatında sevk fişi kullanılacağı açıkça belirtilmiştir. Kullanılan sevk fişleri MİGEM tarafından davacı şirkete teslim edilmiş, davacı şirketçe<text:s/><text:soft-page-break/>de bize tutanakla teslim edilmiştir. Yapılan tüm sevkiyatlarda MİGEM sevk fişleri tarafımızca düzenlenmiş ve ruhsat süresi sonunda tutanakla davacı şirkete teslim edilmiştir. <text:s/>(BELGE 3)<text:s/></text:p>
      <text:p text:style-name="P106">Davacı şirket tarafından hazırlatılan ve MİGEM’e teslim edilen faaliyet raporları ve bizim düzenlediğimiz sevk fişleri toplamından da yaptığımız üretim miktarları kontrol edilebilecektir.</text:p>
      <text:p text:style-name="P107"/>
      <text:p text:style-name="P108">MİGEM her<text:s/>üç yılda bir olmak üzere,<text:s/>yapılan üretim miktarlarını<text:s/>saha çalışması yaparak kontrol etmektedir.<text:s/>2015 yılında başlayan faaliyetimizi kontrol amaçlı 2018 yılı haziran ayında ve 2019 yılı ruhsat süresi bitim tarihi sonrası<text:s/>saha kontrolü yapılmıştır.<text:s/></text:p>
      <text:p text:style-name="P109">Yapılan üretim ocak sahasından<text:s/>sevk irsaliyesi düzenlenerek sevk edilmektedir. İşletmeci olarak bizim<text:s/>herhangi bir sevk irsaliyesi,<text:s/>vb.<text:s/>resmi<text:s/>sevk<text:s/>evrakı<text:s/>düzenleme yetkim<text:s/>yoktur. Tüm işlemler ruhsat sahibi firma tarafından yapılmak zorundadır.<text:s/></text:p>
      <text:p text:style-name="P110"><text:tab/>Ruhsat sahibi<text:s/>davacı şirkete<text:s/>sözleşme gereği<text:s/>rödovans ödemesi için verdiğimiz<text:s/>blok travertenleride, yine ruhsat sahibi firmanın düzenlediği irsaliyeler ile ve firmanın sevk için temin ettiği araçların şöforlerine teslim etmek suretiyle gönderdik. MİGEM’e ait irsaliyelerin dışında davacı şirket için yapılan sevkiyatlar için ayrıca teslim tutanağı düzenlenmiştir.<text:s/>Tutanaklar yükleme ve<text:s/>teslimat yapılan<text:s/>şoförlere imzalatılmıştır.</text:p>
      <text:p text:style-name="P111"/>
      <text:p text:style-name="P112">TABLO-3<text:s/>Yapılan üretime göre belirlenen rödovans miktarları</text:p>
      <text:p text:style-name="P113"/>
      <text:p text:style-name="P114"><text:tab/><text:tab/><text:tab/><text:tab/><text:tab/><text:tab/><text:tab/><text:tab/><text:span text:style-name="T115"><text:s/></text:span></text:p>
      <text:p text:style-name="P116"><text:tab/><text:tab/>Üretilen<text:s/><text:tab/>Rödovans<text:tab/>Rödovans<text:tab/>Rödovans<text:s/></text:p>
      <text:p text:style-name="P117">Yıl <text:s/><text:tab/><text:tab/>Blok m3<text:s/><text:tab/>Hakkı %<text:tab/>Hakkı m3<text:s/><text:tab/>Hakkı ton</text:p>
      <text:p text:style-name="P118">2015<text:tab/><text:tab/>110<text:tab/><text:tab/>%5<text:tab/><text:tab/>5,5<text:tab/><text:tab/>13,750 ton</text:p>
      <text:p text:style-name="P119">2016<text:tab/><text:tab/>1205<text:tab/><text:tab/>%8<text:tab/><text:tab/>96<text:tab/><text:tab/>240,000 ton</text:p>
      <text:p text:style-name="P120">2017<text:tab/><text:tab/>610<text:tab/><text:tab/>%8<text:tab/><text:tab/>49<text:tab/><text:tab/>122,500 ton</text:p>
      <text:p text:style-name="P121">2018<text:tab/><text:tab/>1014<text:tab/><text:tab/>%8<text:tab/><text:tab/>81<text:tab/><text:tab/>202,500 ton</text:p>
      <text:p text:style-name="P122">2019<text:tab/><text:tab/>200<text:tab/><text:tab/>%8<text:tab/><text:tab/>16<text:tab/><text:tab/>40,000 ton</text:p>
      <text:p text:style-name="P123"><text:tab/><text:tab/><text:tab/><text:tab/>TOPLAM<text:tab/>247,5 m3<text:tab/>618,750 ton</text:p>
      <text:p text:style-name="P124"/>
      <text:p text:style-name="P125">TABLO-3 ‘de verilen miktarlar<text:s/>aynı zamanda<text:s/>sevk irsaliyeleri ile davacı şirkete sevk edilen miktarları<text:s/>da<text:s/>göstermektedir.<text:s/>Sevk sırasında bir kısım malzeme m3 olarak, bir kısım malzeme ise kg olarak teslim edilmiştir. MİGEM’de yapılan işlemlerde ton hesabı kullanılmaktadır. Bu nedenle tabloda m3 olarak belirtilen rakamlar ton hesabına çevrilirken 2,5 ile çarpılmıştır. MİGEM 1 m3 travertenin ton olarak 2,5 tona denk geldiğini<text:s/>belirlemiştir.<text:s text:c="2"/></text:p>
      <text:p text:style-name="P126"/>
      <text:p text:style-name="P127">************************************************************************</text:p>
      <text:p text:style-name="P128"/>
      <text:p text:style-name="P129">2015 yılı faaliyet raporunda görüleceği üzere davacı şirket sahayı bize teslim ederken, sahada 65 m3 4. Kalite moloz bulunmakta idi ve biz bu miktarda malzemeyi teslim aldık.<text:s/></text:p>
      <text:p text:style-name="P130">2019 yılı faaliyet raporunda ve MİGEM tarafından tutulan raporda da belirtildiği üzere ise bizim sahada davacı şirkete devir ettiğimiz 130 m3 3. Kalite ve 75 m3 4. Kalite moloz vardır.</text:p>
      <text:p text:style-name="P131"/>
      <text:p text:style-name="P132"><text:tab/><text:tab/><text:tab/><text:tab/><text:tab/><text:tab/><text:tab/>Yapılan<text:span text:style-name="T133"><text:s/></text:span><text:span text:style-name="T134"><text:s/></text:span></text:p>
      <text:p text:style-name="P135"><text:tab/><text:tab/>Üretilen<text:s/><text:tab/>Rödovans<text:tab/>Rödovans<text:tab/>Yapılan<text:tab/>Ödeme Ton<text:s/></text:p>
      <text:p text:style-name="P136">Yıl <text:s/><text:tab/><text:tab/>Blok m3<text:s/><text:tab/>Hakkı %<text:tab/>Hakkı m3<text:s/><text:tab/>Ödeme m3<text:tab/>(m3x2,5Ton)kg</text:p>
      <text:p text:style-name="P137">2015<text:tab/><text:tab/>110<text:tab/><text:tab/>%5<text:tab/><text:tab/>5,5<text:tab/><text:tab/>63,11<text:tab/><text:tab/>157,775 ton</text:p>
      <text:p text:style-name="P138">2016<text:tab/><text:tab/>1205<text:tab/><text:tab/>%8<text:tab/><text:tab/>96<text:tab/><text:tab/>122,86<text:tab/><text:tab/>307,150 ton</text:p>
      <text:p text:style-name="P139">2017<text:tab/><text:tab/>610<text:tab/><text:tab/>%8<text:tab/><text:tab/>49<text:tab/><text:tab/>0<text:tab/><text:tab/>0 ton</text:p>
      <text:p text:style-name="P140">2018<text:tab/><text:tab/>1014<text:tab/><text:tab/>%8<text:tab/><text:tab/>81<text:tab/><text:tab/>66,3<text:tab/><text:tab/>165,750 ton</text:p>
      <text:p text:style-name="P141">2019<text:tab/><text:tab/>200<text:tab/><text:tab/>%8<text:tab/><text:tab/>16<text:tab/><text:tab/>66,3<text:tab/><text:tab/>165,750 ton</text:p>
      <text:p text:style-name="P142"><text:span text:style-name="T143"><text:tab/></text:span><text:span text:style-name="T144"><text:tab/></text:span><text:span text:style-name="T145"><text:tab/></text:span></text:p>
      <text:p text:style-name="P146"/>
      <text:p text:style-name="P147"/>
      <text:p text:style-name="P148"/>
      <text:p text:style-name="P149"/>
      <text:p text:style-name="P150"/>
      <text:p text:style-name="P151"/>
      <text:p text:style-name="P152"><text:tab/><text:tab/>Üretilen</text:p>
      <text:p text:style-name="P153">Yıl<text:tab/><text:tab/>Blok m3<text:s/><text:tab/>Rödovans Hakkı m3<text:s/><text:tab/>Yapılan Ödeme m3</text:p>
      <text:p text:style-name="P154">2015<text:s/>devir<text:tab/>65<text:tab/><text:tab/></text:p>
      <text:p text:style-name="P155"><text:tab/>318,57<text:tab/><text:tab/></text:p>
      <text:p text:style-name="P156">2019<text:tab/><text:tab/>100<text:tab/><text:tab/>sahada bırakılan<text:tab/><text:tab/><text:tab/><text:tab/><text:tab/>100</text:p>
      <text:p text:style-name="P157"><text:tab/><text:tab/><text:tab/><text:tab/><text:tab/><text:tab/><text:tab/><text:tab/>247,5<text:tab/><text:tab/><text:tab/>418,57</text:p>
      <text:p text:style-name="P158"/>
      <text:p text:style-name="P159"><text:tab/><text:tab/><text:tab/><text:tab/><text:tab/><text:tab/><text:tab/><text:tab/></text:p>
      <text:p text:style-name="P160">Blok taş olarak yapılan ödemelerin TL bazında değerleri</text:p>
      <text:p text:style-name="P161"/>
      <text:p text:style-name="P162">Yıl<text:tab/><text:tab/>Yapılan Ödeme m3<text:tab/>MİGEM birim fiyatı m3<text:tab/>Ödeme Tutarı</text:p>
      <text:p text:style-name="P163">2015<text:tab/><text:tab/>63,11<text:tab/><text:tab/><text:tab/>100<text:tab/><text:tab/><text:tab/><text:tab/>6311</text:p>
      <text:p text:style-name="P164">2016<text:tab/><text:tab/>122,86<text:tab/><text:tab/><text:tab/>115<text:tab/><text:tab/><text:tab/><text:tab/>14128</text:p>
      <text:p text:style-name="P165">2017<text:tab/><text:tab/>0<text:tab/><text:tab/><text:tab/>137<text:tab/><text:tab/><text:tab/><text:tab/>0</text:p>
      <text:p text:style-name="P166">2018<text:tab/><text:tab/>66,3<text:tab/><text:tab/><text:tab/>110<text:tab/><text:tab/><text:tab/><text:tab/>7293</text:p>
      <text:p text:style-name="P167">2019<text:tab/><text:tab/>66,3<text:tab/><text:tab/><text:tab/>153<text:tab/><text:tab/><text:tab/><text:tab/>10143,90</text:p>
      <text:p text:style-name="P168"><text:tab/><text:tab/><text:tab/><text:tab/><text:tab/><text:tab/><text:tab/><text:tab/><text:tab/>37875,9</text:p>
      <text:p text:style-name="P169"/>
      <text:p text:style-name="P170">Yıllara göre KArmrn adına yapılan banka ödemeleri</text:p>
      <text:p text:style-name="P171">2015</text:p>
      <text:p text:style-name="P172">2016</text:p>
      <text:p text:style-name="P173">2017</text:p>
      <text:p text:style-name="P174">2018</text:p>
      <text:p text:style-name="P175"><text:s/>2019</text:p>
      <text:p text:style-name="P176"/>
      <text:p text:style-name="P177"/>
      <text:p text:style-name="P178"/>
      <text:p text:style-name="P179"/>
      <text:p text:style-name="P180"/>
      <text:p text:style-name="P181"/>
      <text:p text:style-name="P182"/>
      <text:p text:style-name="P183"/>
      <text:p text:style-name="P184"/>
      <text:p text:style-name="P185"/>
      <text:p text:style-name="P186"><text:span text:style-name="T187">Gerçekleşen üretim Miktarlarına göre rödovans gereği sevk edilen miktarlar</text:span></text:p>
      <text:p text:style-name="P188"/>
      <text:p text:style-name="P189"/>
      <text:p text:style-name="P190"><text:span text:style-name="T191"><text:s/></text:span></text:p>
      <text:p text:style-name="P192"><text:span text:style-name="T193">Yıllara göre ödenmesi gereken harç miktarları</text:span></text:p>
      <text:p text:style-name="P194"><text:span text:style-name="T195">Yıllara göre ödenene gereken harç miktarları</text:span></text:p>
      <text:p text:style-name="P196"><text:span text:style-name="T197">Yı</text:span><text:span text:style-name="T198">llara göre ödenmesi gereken harç miktarlarına mahsuben gönderilen blok miktarları</text:span></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span text:style-name="T221">Maden Kanunu m.7’de gereken izinlerin işletme ruhsatından itibaren 3 yıl içinde (en geç</text:span></text:p>
      <text:p text:style-name="P222"><text:span text:style-name="T223">ruhsat süresi kadar) alınmasına müteakip işletme izni<text:s/></text:span><text:span text:style-name="T224">düzenlenecektir. İşletme izni</text:span></text:p>
      <text:p text:style-name="P225"><text:span text:style-name="T226">uyarınca artık ruhsat sahibi işletme ruhsatı süresi sonuna kadar kanun uyarınca kurumlara</text:span></text:p>
      <text:p text:style-name="P227"><text:span text:style-name="T228">verdiği projeler doğrultusunda cevheri işleme hakkına sahip olacaktır. Türk maden</text:span></text:p>
      <text:p text:style-name="P229"><text:span text:style-name="T230">hukukunda, işletme izninin kurumdan alınmasına müteaki</text:span><text:span text:style-name="T231">p ruhsat sahibine bir takım</text:span></text:p>
      <text:p text:style-name="P232"><text:span text:style-name="T233">yükümlülükler yüklenmektedir. Bunlara örnek olarak, üretim zorunluluğu ve devlet hakkı</text:span></text:p>
      <text:p text:style-name="P234"><text:span text:style-name="T235">ödeme zorunluluğu gösterilebilir</text:span></text:p>
      <text:p text:style-name="P236"/>
      <text:p text:style-name="P237"/>
      <text:p text:style-name="P238"/>
      <text:p text:style-name="P239"><text:span text:style-name="T240">İşletme İzninde Dikkat Edilmesi Gereken 1. Üretim Stratejisi: Uygulamada sorun</text:span></text:p>
      <text:p text:style-name="P241"><text:span text:style-name="T242">teşkil eden ve özellikle k</text:span><text:span text:style-name="T243">urumun idari yaptırım uyguladığı durumlardan birincisi: Maden</text:span></text:p>
      <text:p text:style-name="P244"><text:span text:style-name="T245">ruhsat sahibinin, aşamalarda verdiği projeler doğrultusunda cevheri nasıl çıkartıp</text:span></text:p>
      <text:p text:style-name="P246"><text:span text:style-name="T247">işleyeceğinin belirtilmesi gerekmektedir. Ruhsat alımı için verilen bu projeler, cevherin</text:span></text:p>
      <text:p text:style-name="P248"><text:span text:style-name="T249">işlenmesi ve<text:s/></text:span><text:span text:style-name="T250">çıkartılması için ruhsat sahibinin izleyeceği yolu göstermektedir. İşletme</text:span></text:p>
      <text:p text:style-name="P251"><text:span text:style-name="T252">projesine uygun olarak madencilik faaliyetinin yapılması Maden Kanunu m.29’da düzenlenmektedir 66 . Madde 29 “İşletme faaliyeti, projesine ve bu kanunun ilgili</text:span></text:p>
      <text:p text:style-name="P253"><text:span text:style-name="T254">hükümlerine göre yürü</text:span><text:span text:style-name="T255">tülür. İşletme projesine aykırı faaliyette bulunulduğunun tespit</text:span></text:p>
      <text:p text:style-name="P256"><text:span text:style-name="T257">edilmesi halinde, projeye uygun faaliyette bulunulması için ruhsat sahibine 6 aya kadar</text:span></text:p>
      <text:p text:style-name="P258"><text:span text:style-name="T259">süre verilir. Bu süre sonunda projeye uygun faaliyette bulunulmaması halinde 50.000 TL</text:span></text:p>
      <text:p text:style-name="P260"><text:span text:style-name="T261">idari para cezas</text:span><text:span text:style-name="T262">ı verilerek üretim faaliyeti durdurulur. Ancak, projeye aykırı faaliyetlerin</text:span></text:p>
      <text:p text:style-name="P263"><text:span text:style-name="T264">işletme açısından tehlikeli olduğunun tespit edilmesi halinde tehlikeli durum giderilinceye</text:span></text:p>
      <text:p text:style-name="P265"><text:span text:style-name="T266">kadar üretim faaliyetleri doğrudan durdurulur.” şeklinde düzenlenmiştir.</text:span></text:p>
      <text:p text:style-name="P267"/>
      <text:p text:style-name="P268"><text:span text:style-name="T269">3213<text:s/></text:span><text:span text:style-name="T270">sayılı Maden Kanunu anlamında alınan işletme izni ile birlikte artık cevherin</text:span></text:p>
      <text:p text:style-name="P271"><text:span text:style-name="T272">çıkartılması ve işletilmesi işlemi başlayacaktır. Yukarıda da belirtildiği üzere çalışmada</text:span></text:p>
      <text:p text:style-name="P273"><text:span text:style-name="T274">maden işletme hakkı olarak tanımlanan hak, işletme izni alınmış maden ruhsatıdır. Bu</text:span></text:p>
      <text:p text:style-name="P275"><text:span text:style-name="T276">ha</text:span><text:span text:style-name="T277">kkın doğru anlaşılabilmesi için diğer haklar karşısında durumundan da bahsedilmesi</text:span></text:p>
      <text:p text:style-name="P278"><text:span text:style-name="T279">gerekmektedir.</text:span></text:p>
      <text:p text:style-name="P280"/>
      <text:p text:style-name="P281"><text:span text:style-name="T282">madenler devletin hüküm ve tasarrufu altındadır. Bu husus</text:span></text:p>
      <text:p text:style-name="P283"><text:span text:style-name="T284">gerek 1982 Anayasasında gerekse 3213 sayılı Maden Kanunu’nda belirtmiştir. İdare,</text:span></text:p>
      <text:p text:style-name="P285"><text:span text:style-name="T286">madenler üzerinde</text:span><text:span text:style-name="T287">ki hüküm ve tasarrufunu belirli süreliğine Maden Kanunu m.6’da</text:span></text:p>
      <text:p text:style-name="P288"><text:span text:style-name="T289">bahsedilen şartları taşıyan 3. kişilere devredebilmektedir. Bu devir işlemini de Maden ve</text:span></text:p>
      <text:p text:style-name="P290"><text:span text:style-name="T291">Petrol İşleri Genel Müdürlüğü aracılığıyla ruhsatlara bağlayarak, özel kişilerin devletin</text:span></text:p>
      <text:p text:style-name="P292"><text:span text:style-name="T293">hüküm ve tasa</text:span><text:span text:style-name="T294">rrufu altındaki madenleri çıkartıp işletilmesini sağlamaktadır</text:span></text:p>
      <text:p text:style-name="P295"/>
      <text:soft-page-break/>
      <text:p text:style-name="P296"><text:span text:style-name="T297">Arama faaliyeti, 4 aşamadan</text:span></text:p>
      <text:p text:style-name="P298"><text:span text:style-name="T299">oluştuğu ve bunların; ön arama, genel arama, detay arama ve fizibilite dönemi olduğu</text:span></text:p>
      <text:p text:style-name="P300"><text:span text:style-name="T301">belirtilmiştir. Bu aşamalar kanunda belirtilen şartlar ile tamamlandığında artı</text:span><text:span text:style-name="T302">k kişiye,</text:span></text:p>
      <text:p text:style-name="P303"><text:span text:style-name="T304">Maden kanunun m.24’de bahsi geçen işletme ruhsatı verilir. 7.maddede belirtilen izinlerin</text:span></text:p>
      <text:p text:style-name="P305"><text:span text:style-name="T306">alınmasına müteakip de işletme izni düzenlenir. İdare artık, o saha için başvuran kişiyi</text:span></text:p>
      <text:p text:style-name="P307"><text:span text:style-name="T308">ruhsat sahibi olarak maden işletme hakkını kayda geçirir</text:span></text:p>
      <text:p text:style-name="P309"/>
      <text:p text:style-name="P310"><text:span text:style-name="T311">3213 sayı</text:span><text:span text:style-name="T312">lı Maden Kanunu’nda maden işletme hakkı, m. 6’da düzenlenir. Ancak eşya</text:span></text:p>
      <text:p text:style-name="P313"><text:span text:style-name="T314">hukuku anlamında maden işletme hakkını, bir ayni hak olarak değerlendirmek mümkün</text:span></text:p>
      <text:p text:style-name="P315"><text:span text:style-name="T316">değildir 77 . Çünkü Anayasa ve Maden Kanunu uyarınca, madenlerin hüküm ve</text:span></text:p>
      <text:p text:style-name="P317"><text:span text:style-name="T318">tasarrufunun devlete ait old</text:span><text:span text:style-name="T319">uğu belirtilmektedir. Burada ruhsat sahibi, o alan üzerinde</text:span></text:p>
      <text:p text:style-name="P320"><text:span text:style-name="T321">belirli süreliğine alanı kiralayan şahıs konumundadır. Ancak maden ruhsatının sicile</text:span></text:p>
      <text:p text:style-name="P322"><text:span text:style-name="T323">kaydedilmesi ve herkese karşı ileri sürülmesi özelliğini, maden ruhsatının ruhsat sahibine</text:span></text:p>
      <text:p text:style-name="P324"><text:span text:style-name="T325">eşya hukukundan ayrı</text:span><text:span text:style-name="T326">, kendine özgü bir ayni hak olarak tanımlamak mümkün olacaktır7 Netice olarak maden işletme hakkı, ruhsat sahibine, bu hakkı herkese karşı ileri sürebilme</text:span></text:p>
      <text:p text:style-name="P327"><text:span text:style-name="T328">ve devamında da sicilin aleni olmasından dolayı 3. kişilerin iyiniyet iddiasını ortadan</text:span></text:p>
      <text:p text:style-name="P329"><text:span text:style-name="T330">kaldırma özel</text:span><text:span text:style-name="T331">liği tanıyan bir haktır.</text:span></text:p>
      <text:p text:style-name="P332"/>
      <text:p text:style-name="P333"><text:span text:style-name="T334">Maden işletme hakkı, artık cevherin çıkartılması ve işletilmesi konusunda, idare nezdinde</text:span></text:p>
      <text:p text:style-name="P335"><text:span text:style-name="T336">hiçbir engel olmadığının gösteren haktır. Maden işletme hakkını alan ruhsat sahibinin cevheri çıkartma ve işleme maliyetini finanse<text:s/></text:span><text:span text:style-name="T337">etmek için iki yolu bulunmaktadır. Bu</text:span></text:p>
      <text:p text:style-name="P338"><text:span text:style-name="T339">yollardan birincisi maden işletme hakkını (kanunda ipotek ibaresi geçse de) rehin</text:span></text:p>
      <text:p text:style-name="P340"><text:span text:style-name="T341">vermektir. Diğer yol ise maden işletme hakkına konu işletme ruhsatını finansmanı güçlü</text:span></text:p>
      <text:p text:style-name="P342"><text:span text:style-name="T343">3.bir kişiye kiralamaktır. Maden ruhsatını 3.bir<text:s/></text:span><text:span text:style-name="T344">kişiye kiralama işlemi rödovans</text:span></text:p>
      <text:p text:style-name="P345"><text:span text:style-name="T346">sözleşmesi ile yapılmaktadır. Rödovans sözleşmesi ile ruhsat sahibi tarafından 3.kişiye</text:span></text:p>
      <text:p text:style-name="P347"><text:span text:style-name="T348">devredilen hak, işletme ruhsatından doğan haktır.</text:span></text:p>
      <text:p text:style-name="P349"/>
      <text:p text:style-name="P350"><text:span text:style-name="T351">.5.1. Devir</text:span></text:p>
      <text:p text:style-name="P352"><text:span text:style-name="T353">Maden işletme hakkı devredilebilen bir haktır. Bu husus Maden Kanunu m. 5</text:span><text:span text:style-name="T354">/2-392</text:span></text:p>
      <text:p text:style-name="P355"><text:span text:style-name="T356">fıkralarda düzenlenmiştir. Öncelikle olarak arama ruhsatı ve işletme ruhsatı devredilebilir.</text:span></text:p>
      <text:p text:style-name="P357"><text:span text:style-name="T358">Devirlere ilişkin olarak ruhsatların devir tarihlerindeki ruhsat bedelinin iki katı tutarında</text:span></text:p>
      <text:p text:style-name="P359"><text:span text:style-name="T360">devir bedeli alınır. Devir, Bakanlık’ın onay işlemi ile birlik</text:span><text:span text:style-name="T361">te hüküm ve sonuç doğuracaktır. Bakanlık onayı ile birlikte devir, maden siciline şerh edilecek olup, devir</text:span></text:p>
      <text:p text:style-name="P362"><text:span text:style-name="T363">işlemi son bulacaktır. Devre ilişkin prosedür Maden Yönetmeliği m. 8293’de düzenlenmiştir. Yönetmeliğe göre</text:span></text:p>
      <text:p text:style-name="P364"><text:span text:style-name="T365">işletme ruhsatını devralacak kişilerin d</text:span><text:span text:style-name="T366">e yukarıda belirtildiği üzere maden işletme hakkına</text:span></text:p>
      <text:p text:style-name="P367"><text:span text:style-name="T368">başvuracak kişilerin sahip olduğu haklara sahip olması gerektiği belirtilmiştir. Bir başka</text:span></text:p>
      <text:p text:style-name="P369"><text:span text:style-name="T370">ifadeyle maden işletme hakkını devralacak kişinin de maden işletme hakkına başvuracak</text:span></text:p>
      <text:p text:style-name="P371"><text:span text:style-name="T372">kişilerden olması<text:s/></text:span><text:span text:style-name="T373">gerekmektedir. Aksi halde maden işletme hakkının devri</text:span></text:p>
      <text:p text:style-name="P374"><text:span text:style-name="T375">yapılamayacaktır Maden Yönetmeliği m.82/1 uyarınca maden işletme hakkının devri, resmi şekilde</text:span></text:p>
      <text:p text:style-name="P376"><text:span text:style-name="T377">yapılması gerekmektedir. Maden işletme hakkını devreden ve devralan kişi Maden Yönetmeliği ek-21’de düzenl</text:span><text:span text:style-name="T378">enen form ile birlikte idareye başvuracaktır94. Yönetmelikte</text:span></text:p>
      <text:p text:style-name="P379"><text:span text:style-name="T380">bahsi geçen dilekçenin devreden ve devralanın birlikte yetkili memurun önünde</text:span></text:p>
      <text:p text:style-name="P381"><text:span text:style-name="T382">imzalanması gerekmektedir95. Resmi şekil şartı, geçerlilik şartı olduğu için maden işletme</text:span></text:p>
      <text:p text:style-name="P383"><text:span text:style-name="T384">hakkını devreden ve devral</text:span><text:span text:style-name="T385">an kişinin haricen yaptığı devir sözleşmeleri geçersiz kabul</text:span></text:p>
      <text:p text:style-name="P386"><text:span text:style-name="T387">edilmektedir 96 . Yetkili memur önünde imzalanarak verilen devir sözleşmeleri,</text:span></text:p>
      <text:p text:style-name="P388"><text:span text:style-name="T389">Bakanlık’ın onayından geçmesine müteakip devralan kişi ruhsat sahibi olarak sicile tescil</text:span></text:p>
      <text:p text:style-name="P390"><text:span text:style-name="T391">edilecektir. Devir sözleşm</text:span><text:span text:style-name="T392">esi taraflar arasında kurucu nitelik taşımaktadır. Bakanlık’ın</text:span></text:p>
      <text:p text:style-name="P393"><text:span text:style-name="T394">onayı ise sözleşmenin tamamlayıcı unsurudur. Bakanlık’ın maden işletme hakkına onay</text:span></text:p>
      <text:p text:style-name="P395"><text:span text:style-name="T396">vermesine müteakip sözleşme baştan itibaren hüküm ifade edecektir. Onayın verilmemesi</text:span></text:p>
      <text:p text:style-name="P397"><text:span text:style-name="T398">halinde ise<text:s/></text:span><text:span text:style-name="T399">sözleşme baştan itibaren geçersiz kabul edilecektir97.</text:span></text:p>
      <text:p text:style-name="P400"/>
      <text:p text:style-name="P401"/>
      <text:p text:style-name="P402"><text:bookmark-start text:name="_Hlk155693464"/>21/09/2017 tarihli Maden Yönetmeliği m.4’de rödovans sözleşmesi şu şekilde tanımlanmıştır. “Ruhsat sahalarındaki madenlerin işletilerek değerlendirilmesi amacıyla üçüncü kişilere veya kuruluşlara tasarruf hakkı sağlamak üzere ruhsat sahasının tamamı ya da bir kısmı için ruhsat sahiplerinin, bu kişilerle yapmış oldukları sözleşmeleri ifade eder.”<text:s/></text:p>
      <text:p text:style-name="P403"/>
      <text:p text:style-name="P404"><text:span text:style-name="T405">Yüksek mahkeme ise kararında rödovansı şu şekilde tanımlamıştır: “Maden ruhsat alanlarının, hukuki hak ve</text:span><text:span text:style-name="T406"><text:s/>sorumlulukları kendisinde kalması koşuluyla hak sahibi tarafından sözleşme ile özel veya tüzel bir kişiye, bir süre tahsis edilmesi durumunda, maden ocağının işletilmesini üstlenen özel veya tüzel kişinin ruhsat sahibine, ürettiği her bir ton maden için ö</text:span><text:span text:style-name="T407">demeyi taahhüt ettiği meblağdır.”<text:s/></text:span><text:span text:style-name="fontstyle01">(6.HD. T:04/07/2012 E:2012/6652 K:2012/10092)</text:span></text:p>
      <text:p text:style-name="P408"><text:span text:style-name="T409">Bu açıklamalar ışığında rödovans sözleşmesini, ruhsat sahibinin belirli bir kira bedeli karşılığında, belirli bir süreliğine maden işletme hakkından doğan haklarını üçüncü bir<text:s/></text:span><text:span text:style-name="T410">gerçek veya tüzel kişiye devretmesi, devralan kişinin de belirli bir kira bedeli ve belirli bir süreliğine ruhsattan kaynaklı haklarını devraldığı karma nitelikli bir özel hukuk sözleşmesi şeklinde tanımlanabilir</text:span></text:p>
      <text:p text:style-name="P411"><text:bookmark-end text:name="_Hlk155693464"/></text:p>
      <text:p text:style-name="P412"/>
      <text:soft-page-break/>
      <text:p text:style-name="P413"><text:span text:style-name="T414">Rödovans sözleşmesinin hukuki niteliği sö</text:span><text:span text:style-name="T415">zleşmedir143. Sözleşme, Türk Borçlar Kanunu</text:span></text:p>
      <text:p text:style-name="P416"><text:span text:style-name="T417">m.1’de düzenlendiği üzere tarafların iradelerinin karşılıklı ve birbirine uygun olarak</text:span></text:p>
      <text:p text:style-name="P418"><text:span text:style-name="T419">açıklamaların bulunduğu bir hukuki ilişki olarak tanımlanır144. Rödovans sözleşmelerinde</text:span></text:p>
      <text:p text:style-name="P420"><text:span text:style-name="T421">ruhsat sahibinin asli edimi kiralana</text:span><text:span text:style-name="T422">n ruhsatının belirli bir süreliğine cevher çıkarmaya</text:span></text:p>
      <text:p text:style-name="P423"><text:span text:style-name="T424">hazır hale getirme borcudur. Rödovans verenin asli edimi ise belirlenen miktar 145</text:span></text:p>
      <text:p text:style-name="P425"><text:span text:style-name="T426">üzerinden kira ödeme borcudur146. Bu haliyle rödovans sözleşmesinin kullandırma borcu</text:span></text:p>
      <text:p text:style-name="P427"><text:span text:style-name="T428">doğuran sözleşmelerden birisi olar</text:span><text:span text:style-name="T429">ak kabul edilebilir</text:span></text:p>
      <text:p text:style-name="P430"/>
      <text:p text:style-name="P431"/>
      <text:p text:style-name="P432"/>
      <text:p text:style-name="P433"><text:span text:style-name="T434">53</text:span></text:p>
      <text:p text:style-name="P435"><text:span text:style-name="T436">Noterden yapılması halinde ise bilindiği üzere sözleşmede kararlaştırılan bedel üzerinden</text:span></text:p>
      <text:p text:style-name="P437"><text:span text:style-name="T438">yüksek miktarda nispi harç çıkmaktadır162. Rödovans sözleşmesinin bir tarafının idare</text:span></text:p>
      <text:p text:style-name="P439"><text:span text:style-name="T440">olması halinde ise kanun ve yönetmelikte bahsi geçen i</text:span><text:span text:style-name="T441">haleye ilişkin hükümlerin</text:span></text:p>
      <text:p text:style-name="P442"><text:span text:style-name="T443">uygulanarak idare hukuku hükümleri çerçevesinde rödovans sözleşmesinin kurulması</text:span></text:p>
      <text:p text:style-name="P444"><text:span text:style-name="T445">gerekecektir163 . Rödovans sözleşmesinin tarafının idare olması durumunda, sözleşme</text:span></text:p>
      <text:p text:style-name="P446"><text:span text:style-name="T447">idare hukuku hükümleri gereğince resmi şekilde yapılması zorunlu<text:s/></text:span><text:span text:style-name="T448">olacaktır.</text:span></text:p>
      <text:p text:style-name="P449"/>
      <text:p text:style-name="P450"><text:bookmark-start text:name="_Hlk155694961"/><text:span text:style-name="T451">Rödovans sözleşmesi ile kiralanacak saha tamamen çıplak olarak devredilebileceği gibi</text:span></text:p>
      <text:p text:style-name="P452"><text:span text:style-name="T453">üzerinde bir işletme kurulmuş halde de devredilebilir. Bu tip bir durumda maden sahası</text:span></text:p>
      <text:p text:style-name="P454"><text:span text:style-name="T455">üzerine kurulu işletme esnaf işletmesi için öngörülen yıllık ciro<text:s/></text:span><text:span text:style-name="T456">sınırını aşıyorsa ticari</text:span></text:p>
      <text:p text:style-name="P457"><text:span text:style-name="T458">işletme olarak kabul edilecektir. Ticari işletme olarak kabul edilmesi neticesinde de TTK</text:span></text:p>
      <text:p text:style-name="P459"><text:span text:style-name="T460">m. 11/3 164 uyarınca rödovans sözleşmesinin yazılı olarak yapılması ve ticaret sicile</text:span></text:p>
      <text:p text:style-name="P461"><text:span text:style-name="T462">kaydedilmesi gerekecektir. O halde rödovans sözleşmesi<text:s/></text:span><text:span text:style-name="T463">ile kiralanacak işletme</text:span></text:p>
      <text:p text:style-name="P464"><text:span text:style-name="T465">ruhsatında eğer teçhizatları kurulu ve hazır bir ticari işletme var ise bu sözleşmenin ticaret</text:span></text:p>
      <text:p text:style-name="P466"><text:span text:style-name="T467">sicile tescil ve ilan olması gerekecektir165. Bilindiği üzere devralınan ticari işletmenin ilanı</text:span></text:p>
      <text:p text:style-name="P468"><text:span text:style-name="T469">Ticaret Sicil Yönetmeliği m.30 gereğince</text:span><text:span text:style-name="T470"><text:s/>3.kişilere karşı ileri sürülecek haklar açısından</text:span></text:p>
      <text:p text:style-name="P471"><text:span text:style-name="T472">önem taşıyacaktır.</text:span></text:p>
      <text:p text:style-name="P473"><text:bookmark-start text:name="_Hlk155695244"/><text:bookmark-end text:name="_Hlk155694961"/><text:span text:style-name="T474">04/02/2015 tarihinde yürürlüğü giren 6592 sayılı kanunun m.22’de düzenlenen 3213 sayılı</text:span></text:p>
      <text:p text:style-name="P475"><text:span text:style-name="T476">kanunun ek madde 7’sine eklenen maddede kanun koyucu yer üstündeki madenler için</text:span></text:p>
      <text:p text:style-name="P477"><text:span text:style-name="T478">“Ruhsat sahipleri</text:span><text:span text:style-name="T479"><text:s/>ile 3.kişiler arasında rödovans sözleşmeleri Genel Müdürlüğün iznine</text:span></text:p>
      <text:p text:style-name="P480"><text:span text:style-name="T481">tabidir. İzin alınmaksızın yapılan rödovans sözleşmesi ile yürütülen madencilik</text:span></text:p>
      <text:p text:style-name="P482"><text:span text:style-name="T483">faaliyetleri durdurulur. Genel müdürlük rödovans sözleşmelerinin tarafı değildir.”</text:span></text:p>
      <text:p text:style-name="P484"><text:span text:style-name="T485">diyerek<text:s/></text:span><text:span text:style-name="T486">rödovans sözleşmelerine ayrıca bir şart getirmiştir. Söz konusu şart da Genel</text:span></text:p>
      <text:p text:style-name="P487"><text:span text:style-name="T488">Müdürlüğün iznidir.</text:span><text:bookmark-end text:name="_Hlk155695244"/><text:span text:style-name="T489"><text:s/>Yukarıda da bahsedildiği üzere Genel Müdürlüğün yapacağı</text:span></text:p>
      <text:p text:style-name="P490"><text:span text:style-name="T491">inceleme rödovans veren olarak ruhsata talip olan 3.kişinin Maden Kanunu m.6’daki</text:span></text:p>
      <text:p text:style-name="P492"><text:span text:style-name="T493">şartları taşıyıp ta</text:span><text:span text:style-name="T494">şımadığının tespiti ve yönetmelikte belirtilen mali yeterliliğe sahip olup olmadığının tespiti amacıyladır166. Yapılan düzenleme uygulamada paravan şirketlerin</text:span></text:p>
      <text:p text:style-name="P495"><text:span text:style-name="T496">rödovans veren olarak görünmesini engelleyeceği ölçüde yerinde bir düzenleme olarak</text:span></text:p>
      <text:p text:style-name="P497"><text:span text:style-name="T498">kabul edileb</text:span><text:span text:style-name="T499">ilir.<text:s/></text:span><text:bookmark-start text:name="_Hlk155695729"/><text:span text:style-name="T500">04/02/2015 tarihinde yapılan değişiklik ile yasal düzenlemeden önce</text:span></text:p>
      <text:p text:style-name="P501"><text:span text:style-name="T502">yapılan ve Genel Müdürlüğün izni olmayan rödovans sözleşmelerinin durumunun ne</text:span></text:p>
      <text:p text:style-name="P503"><text:span text:style-name="T504">olacağı hakkında da aynı kanunun geçici 23.maddesi ile düzenleme altına alınmıştır167.</text:span></text:p>
      <text:p text:style-name="P505"><text:span text:style-name="T506">Söz konusu düzen</text:span><text:span text:style-name="T507">leme ile kanunun yürürlüğünden önce mevcut bulunan rödovans</text:span></text:p>
      <text:p text:style-name="P508"><text:span text:style-name="T509">sözleşmelerinin geçersiz olmadığı, kanunun yürürlük tarihinden itibaren 3 ay içerisinde</text:span></text:p>
      <text:p text:style-name="P510"><text:span text:style-name="T511">(04/05/2015 tarihine kadar) mevcut sözleşmelerin kuruma sunulması istenir. Yine aynı</text:span></text:p>
      <text:p text:style-name="P512"><text:span text:style-name="T513">maddede mevcut rödovans</text:span><text:span text:style-name="T514"><text:s/>sözleşmelerinin kuruma sunulmaması halinde madencilik</text:span></text:p>
      <text:p text:style-name="P515"><text:span text:style-name="T516">faaliyetlerinin durdurulacağı yaptırım olarak düzenlenir</text:span></text:p>
      <text:p text:style-name="P517"><text:bookmark-end text:name="_Hlk155695729"/></text:p>
      <text:p text:style-name="P518"><text:bookmark-start text:name="_Hlk155696288"/><text:span text:style-name="T519">Genel</text:span></text:p>
      <text:p text:style-name="P520"><text:span text:style-name="T521">müdürlüğün iznine müteakip sözleşme hüküm ve sonuç doğuracaktır. Genel Müdürlüğün</text:span></text:p>
      <text:p text:style-name="P522"><text:span text:style-name="T523">sözleşmeye izin vermemesi halinde ise rödovans<text:s/></text:span><text:span text:style-name="T524">sözleşmenin geçerliliğine etkisinin ne</text:span></text:p>
      <text:p text:style-name="P525"><text:span text:style-name="T526">olacağı tartışılmalıdır. Genel Müdürlüğün izni olmayan sözleşmelere izin safhasına kadar</text:span></text:p>
      <text:soft-page-break/>
      <text:p text:style-name="P527"><text:span text:style-name="T528">kesin hükümsüzdür denilemez. Bir başka ifadeyle bu izin tamamlayıcı unsur olarak kabul</text:span></text:p>
      <text:p text:style-name="P529"><text:span text:style-name="T530">etmek gerekmektedir. Genel Müdürlüğün izn</text:span><text:span text:style-name="T531">ine müteakip sözleşme hukuk dünyasında</text:span></text:p>
      <text:p text:style-name="P532"><text:span text:style-name="T533">sonuç doğuracaktır. Rödovans verenin yeterli şartları taşımadığı anlaşılıp iznin</text:span></text:p>
      <text:p text:style-name="P534"><text:span text:style-name="T535">verilmemesi halinde ise tarafların yaptığı sözleşme Maden Kanunu uyarınca baştan</text:span></text:p>
      <text:p text:style-name="P536"><text:span text:style-name="T537">itibaren yok hükmünde olacaktır 174 . Burada kesin hükü</text:span><text:span text:style-name="T538">msüzlük yaptırımı ile yokluk</text:span></text:p>
      <text:p text:style-name="P539"><text:span text:style-name="T540">yaptırımını karıştırmamak gerekir. Bilindiği üzere TBK m.27’ye aykırı yapılan her</text:span></text:p>
      <text:p text:style-name="P541"><text:span text:style-name="T542">sözleşme baştan itibaren kesin bir şekilde hükümsüz iken sonradan tamamlanması gereken (ki somut durumda Genel müdürlüğün izni tamamlayıcı unsurd</text:span><text:span text:style-name="T543">ur.) bir unsurun</text:span></text:p>
      <text:p text:style-name="P544"><text:span text:style-name="T545">gerçekleşmemesi halinde yokluk yaptırımı söz konusu olacaktır 175 . Bu noktada</text:span></text:p>
      <text:p text:style-name="P546"><text:span text:style-name="T547">hükümsüzlükten öncesine ilişkin taraflar maden sahasına belirli yatırımlar yaptı ise</text:span></text:p>
      <text:p text:style-name="P548"><text:span text:style-name="T549">sözleşmenin geçersizliğinden bahisle tarafların iade yükümlülükleri doğacak</text:span><text:span text:style-name="T550">tır.</text:span></text:p>
      <text:p text:style-name="P551"><text:span text:style-name="T552">Sonuç olarak rödovans sözleşmesinin yapılması için kanunda öngörülen bir şekil şartı</text:span></text:p>
      <text:p text:style-name="P553"><text:span text:style-name="T554">bulunmamaktadır. Ancak sözleşmenin taraflarına göre (idarenin olup olmaması),</text:span></text:p>
      <text:p text:style-name="P555"><text:span text:style-name="T556">sözleşmenin konusuna göre (yer altı madenciliği – yer üstü madenciliği), sözleşmenin</text:span></text:p>
      <text:p text:style-name="P557"><text:span text:style-name="T558">isp</text:span><text:span text:style-name="T559">atlanabilmesine göre bazı şekil şartları başkaca kanunlarda düzenlenebilmektedir.</text:span></text:p>
      <text:p text:style-name="P560"><text:span text:style-name="T561">Ancak burada şekil şartına ilişkin en genel ilke olarak, Kanun koyucunun ek madde ile</text:span></text:p>
      <text:p text:style-name="P562"><text:span text:style-name="T563">getirdiği düzenlemeye göre artık rödovans sözleşmelerinin Genel Müdürlüğün iznine tabi</text:span></text:p>
      <text:p text:style-name="P564"><text:span text:style-name="T565">o</text:span><text:span text:style-name="T566">lduğundan yazılı olarak yapılması gerektiği söylenebilecektir</text:span></text:p>
      <text:p text:style-name="P567"><text:bookmark-end text:name="_Hlk155696288"/></text:p>
      <text:p text:style-name="P568"><text:span text:style-name="T569">Rödovans sözleşmelerinde ise Maden Kanunu m.14’de işletme ruhsatından kaynaklı</text:span></text:p>
      <text:p text:style-name="P570"><text:span text:style-name="T571">ödenecek başlıca benzeri ödeme yükümlülüğü devlet hakkıdır229. Devlet hakkının vergi</text:span></text:p>
      <text:p text:style-name="P572"><text:span text:style-name="T573">olup olmadığı noktasında ise<text:s/></text:span><text:span text:style-name="T574">devletin mülk ve teşebbüslerinin geliri arasında sayılacağı</text:span></text:p>
      <text:p text:style-name="P575"><text:span text:style-name="T576">ve madencilik sektöründe ruhsat sahibinin katlanması gereken en önemli mali yük olarak</text:span></text:p>
      <text:p text:style-name="P577"><text:span text:style-name="T578">tanımlanmaktadır230 . Devlet hakkı, Maden Kanunu m.14/1’de “Devlet hakkı, ocaktan</text:span></text:p>
      <text:p text:style-name="P579"><text:span text:style-name="T580">çıkarılan madenin ocak başı</text:span><text:span text:style-name="T581">ndaki fiyatından alınır.” şeklinde tanımlanmıştır. Hükümde</text:span></text:p>
      <text:p text:style-name="P582"><text:span text:style-name="T583">bahsi geçen devlet hakkının, Maden Kanunu m.14/14 hükmüne göre her yıl haziran ayının</text:span></text:p>
      <text:p text:style-name="P584"><text:span text:style-name="T585">sonuncu gününe kadar ödenmesi gerekmektedir. Burada devlet hakkının süresinde beyan</text:span></text:p>
      <text:p text:style-name="P586"><text:span text:style-name="T587">edilmemesi veya<text:s/></text:span><text:span text:style-name="T588">ödenmemesi halinde sorumluluğa ilişkin çok ağır yaptırımlar</text:span></text:p>
      <text:p text:style-name="P589"><text:span text:style-name="T590">düzenlendiği unutulmamalıdır.</text:span></text:p>
      <text:p text:style-name="P591"/>
      <text:p text:style-name="P592"><text:span text:style-name="T593">Maden Ruhsatı İçin Gerekli İzinleri Alma Borcu</text:span></text:p>
      <text:p text:style-name="P594"><text:span text:style-name="T595">Ruhsat sahibinin bu borcu, aslında ruhsat sahasını teslime hazır hale getirme borcunun bir</text:span></text:p>
      <text:p text:style-name="P596"><text:span text:style-name="T597">sonucu olarak doğmaktadır.<text:s/></text:span><text:span text:style-name="T598">Maden Kanunu m.6’daki şartları taşıyan kişilerin maden</text:span></text:p>
      <text:p text:style-name="P599"><text:span text:style-name="T600">ruhsatı alabilmesi için idareden alması gereken izinler Maden Kanunun m.7’de</text:span></text:p>
      <text:p text:style-name="P601"><text:span text:style-name="T602">düzenlenmiştir. Maden Kanunu m.7 madencilik faaliyetinde izinler başlığı ile</text:span></text:p>
      <text:p text:style-name="P603"><text:span text:style-name="T604">düzenlenmiştir. Bu maddeye göre gerçek veya<text:s/></text:span><text:span text:style-name="T605">tüzel kişinin, maden işletme hakkına sahip</text:span></text:p>
      <text:p text:style-name="P606"><text:span text:style-name="T607">olabilmesi için alması gereken başlıca 3 izin bulunmaktadır. Bunlar; Çevresel Etki</text:span></text:p>
      <text:p text:style-name="P608"><text:span text:style-name="T609">Değerlendirme raporu (ÇED), madenin çıkarılacağı arazinin malikinden alınacak izin237</text:span></text:p>
      <text:p text:style-name="P610"><text:span text:style-name="T611">ve Belediyeden alınacak işyeri açma iznidir2</text:span><text:span text:style-name="T612">38. Bu izinler alınmasına müteakip cevher</text:span></text:p>
      <text:p text:style-name="P613"><text:span text:style-name="T614">çıkarmaya hazır bir maden sahası bulunacaktır</text:span></text:p>
      <text:p text:style-name="P615"/>
      <text:p text:style-name="P616"/>
      <text:p text:style-name="P617"><text:span text:style-name="T618">.9.2. Sevk Fişi Alma Borcu</text:span></text:p>
      <text:p text:style-name="P619"><text:span text:style-name="T620">Ruhsat sahibinin, rödovans verene karşı Maden Kanunu’ndan kaynaklı doğan bir diğer</text:span></text:p>
      <text:p text:style-name="P621"><text:span text:style-name="T622">borcu da sevk fişi alma borcudur. Söz konusu borç Maden<text:s/></text:span><text:span text:style-name="T623">Kanunu m.12’de</text:span></text:p>
      <text:p text:style-name="P624"><text:span text:style-name="T625">düzenlenmiştir. Sevk fişi olmadan madenin sevki halinde bir takım yaptırımlar düzenlenmiştir 240 . Buradaki amaç, maden sevkiyatından idarenin haberinin olmasını</text:span></text:p>
      <text:p text:style-name="P626"><text:span text:style-name="T627">sağlamaktır</text:span></text:p>
      <text:p text:style-name="P628"/>
      <text:p text:style-name="P629"><text:span text:style-name="T630">.3. Faaliyetlerini Maden Kanunu’na Uygun Yapma ve İdareye Hesap Ve</text:span><text:span text:style-name="T631">rme</text:span></text:p>
      <text:p text:style-name="P632"><text:span text:style-name="T633">Borcu</text:span></text:p>
      <text:p text:style-name="P634"><text:span text:style-name="T635">Ruhsat sahibinin, ruhsattan kaynaklı, gerek idareye gerekse rödovans verene karşı</text:span></text:p>
      <text:soft-page-break/>
      <text:p text:style-name="P636"><text:span text:style-name="T637">borçlarından bir diğeri de idareye karşı hesap verme ve Maden Kanunu m.29’a göre</text:span></text:p>
      <text:p text:style-name="P638"><text:span text:style-name="T639">işletme iznine uygun olarak faaliyetlerini yürütme borcudur. Bu noktada kanun madde</text:span><text:span text:style-name="T640">si</text:span></text:p>
      <text:p text:style-name="P641"><text:span text:style-name="T642">çok uzun olup, sadece işletme projesine uygun olarak maden faaliyetlerinin hesabını her</text:span></text:p>
      <text:p text:style-name="P643"><text:span text:style-name="T644">yıl nisan ayı sonuna kadar idareye vermesi gerekmektedir. Ruhsat sahibi, Maden</text:span></text:p>
      <text:p text:style-name="P645"><text:span text:style-name="T646">Kanunu’nun m.29’dan kaynaklı yükümlülükleri yerine getirmemesi halinde<text:s/></text:span><text:span text:style-name="T647">öncelikle her</text:span></text:p>
      <text:p text:style-name="P648"><text:span text:style-name="T649">yıl güncellenen rakamlara göre para cezası devamında ise faaliyetlerin durdurulması</text:span></text:p>
      <text:p text:style-name="P650"><text:span text:style-name="T651">yaptırımı ile karşı karşıya kalabilecektir. Bu durumda da ruhsat sahibi, rödovans verene</text:span></text:p>
      <text:p text:style-name="P652"><text:span text:style-name="T653">karşı ruhsat sahasını teslim borcuna aykırı davranmış olup, akde aykı</text:span><text:span text:style-name="T654">rılıktan sorumluluğu</text:span></text:p>
      <text:p text:style-name="P655"><text:span text:style-name="T656">doğacaktır</text:span></text:p>
      <text:p text:style-name="P657"/>
      <text:p text:style-name="P658"/>
      <text:p text:style-name="P659"><text:span text:style-name="T660">1.9.4. Daimi Nezaretçi ve Teknik Eleman Atama Borcu</text:span></text:p>
      <text:p text:style-name="P661"><text:span text:style-name="T662">Ruhsat sahibinin, Maden Kanunu’ndan doğan bir diğer borcu da Maden Kanunu m.31’de</text:span></text:p>
      <text:p text:style-name="P663"><text:span text:style-name="T664">düzenlenmektedir. Maddeye göre maden ruhsat sahalarındaki işletme faaliyetlerinin, en</text:span></text:p>
      <text:p text:style-name="P665"><text:span text:style-name="T666">az</text:span><text:span text:style-name="T667"><text:s/>bir maden mühendisi nezaretinde yapılması zorunludur. Bu zorunluluğa uyulmaması</text:span></text:p>
      <text:p text:style-name="P668"><text:span text:style-name="T669">halinde ise para cezası ve faaliyetin durdurulması yaptırımı uygulanacaktır244.</text:span></text:p>
      <text:p text:style-name="P670"><text:span text:style-name="T671">Maddede de görüleceği üzere Genel Müdürlüğün iznine müteakip sicile işlenen rödovans</text:span></text:p>
      <text:p text:style-name="P672"><text:span text:style-name="T673">verenin bu</text:span><text:span text:style-name="T674">lunması halinde maden mühendisinin kim tarafından ve nasıl atanacağı belirli</text:span></text:p>
      <text:p text:style-name="P675"><text:span text:style-name="T676">değildir. Bu belirsizlik de rödovans veren ile ruhsat sahibi arasında daimi nezaretçi seçimi</text:span></text:p>
      <text:p text:style-name="P677"><text:span text:style-name="T678">hususunda uyuşamaması halinde maden faaliyetinin ertelenmesine neden olabilecektir245.</text:span></text:p>
      <text:p text:style-name="P679"><text:span text:style-name="T680">Söz konusu boşluk Maden Yönetmeliği m.123’de düzenlenmiştir. Yönetmelikteki</text:span></text:p>
      <text:p text:style-name="P681"><text:span text:style-name="T682">maddeye göre rödovans veren ile birlikte ruhsat sahibi bir daimi nezaretçi (maden</text:span></text:p>
      <text:p text:style-name="P683"><text:span text:style-name="T684">mühendisi) istihdamı hususunda anlaşacaklardır. Anlaşma olmaması halinde ise konuyu</text:span></text:p>
      <text:p text:style-name="P685"><text:span text:style-name="T686">idare bir mad</text:span><text:span text:style-name="T687">en mühendisi atayarak çözecektir</text:span></text:p>
      <text:p text:style-name="P688"/>
      <text:p text:style-name="P689"/>
      <text:p text:style-name="P690"/>
      <text:p text:style-name="P691">ruhsat sahibinin Maden Kanunu’ndan kaynaklı üretim taahhüdü bulunmaktadır. Örnek vermek gerekirse aldığınız mıcır ruhsatında yıllık 100.000 Ton mıcır üretileceğini taahhüt ettiniz.<text:s/></text:p>
      <text:p text:style-name="P692">1.yıl 10.000 Ton,<text:s/></text:p>
      <text:p text:style-name="P693">2.yıl 20.000 Ton,<text:s/></text:p>
      <text:p text:style-name="P694">3.yıl 5.000 ton,<text:s/></text:p>
      <text:p text:style-name="P695">4.yıl 1.000 Ton,<text:s/></text:p>
      <text:p text:style-name="P696"><text:span text:style-name="T697">5.yıl üretim taahhüdünü yerine getirmediniz. Bu durumda en az üretim yapılan yıllar 5.yıl, 4.yıl ve 3.yıl olacaktır. Toplam üretim ise 6.000 Ton olacaktır. Burada 5 yıllık süreçler her defasında geçmişe doğru<text:s/></text:span><text:span text:style-name="T698">hesaplanacaktır. Yıllık üretim taahhüdü projede 100.000 Ton olduğu için ve örnekte</text:span></text:p>
      <text:p text:style-name="P699"><text:span text:style-name="T700">üretilen miktar 6.000 Ton olduğu için Maden Kanunu m.24/12246 uyarınca 2019 yılı itibariyle 77.632 TL olarak öngörülen idari para cezası ruhsata uygulanacaktır. İşte Maden K</text:span><text:span text:style-name="T701">anunu m.24/12’deki yaptırımın uygulanmaması için mücbir sebep ve beklenmeyen hal ileri sürülerek Maden Kanunu m.24/12’deki idari para cezası hükmü uygulanmasının önüne geçilebilecektir</text:span></text:p>
      <text:p text:style-name="P702"/>
      <text:p text:style-name="P703"/>
      <text:p text:style-name="P704"/>
      <text:p text:style-name="P705"><text:span text:style-name="T706">.2.1. Maden Kanunu’ndan Doğan İstisnalar</text:span></text:p>
      <text:p text:style-name="P707"><text:span text:style-name="T708">Yukarıda izah edildiği üzer</text:span><text:span text:style-name="T709">e madencilik faaliyeti için ruhsat sahibinin maden çıkartılacak</text:span></text:p>
      <text:p text:style-name="P710"><text:span text:style-name="T711">araziye erişim izninin bulunması gerekmektedir. Bu konu Maden Kanunun m.46’da</text:span></text:p>
      <text:p text:style-name="P712"><text:span text:style-name="T713">düzenlenmektedir.</text:span></text:p>
      <text:p text:style-name="P714"><text:span text:style-name="T715">46. Madde “(1)Maden arama dönemi içerisinde arama sahası özel mülkiyete konu</text:span></text:p>
      <text:p text:style-name="P716"><text:span text:style-name="T717">gayrimenkul üzerinde kullanma amacına münhasır olmak üzere belli süreler için madenci,</text:span></text:p>
      <text:p text:style-name="P718"><text:span text:style-name="T719">Genel Müdürlüğe müracaat ile irtifak ve/veya intifa hakkı tesisi isteyebilir.</text:span></text:p>
      <text:p text:style-name="P720"><text:span text:style-name="T721">(2)İrtifak ve/veya intifa hakkı karşılığı, Kamulaştırma Kanununa uygun olarak seçilecek</text:span></text:p>
      <text:p text:style-name="P722"><text:span text:style-name="T723">bil</text:span><text:span text:style-name="T724">irkişiler tarafından tespit edilir.</text:span></text:p>
      <text:soft-page-break/>
      <text:p text:style-name="P725"><text:span text:style-name="T726">(3) Arama süresi sonunda (...) (2) işletme talebi söz konusu olduğu takdirde tesis edilen</text:span></text:p>
      <text:p text:style-name="P727"><text:span text:style-name="T728">irtifak ve/veya intifa hakkının süresi (...) (2) işletme süresini geçmemek kaydıyla</text:span></text:p>
      <text:p text:style-name="P729"><text:span text:style-name="T730">uzatılabildiği gibi yeni irtifak ve/veya intif</text:span><text:span text:style-name="T731">a hakkı talebinde de bulunulabilir. İşletme</text:span></text:p>
      <text:p text:style-name="P732"><text:span text:style-name="T733">ruhsat sahasında ve/veya mücavirinde kurulacak tesislerde kullanılacak ve ruhsat sahası</text:span></text:p>
      <text:p text:style-name="P734"><text:span text:style-name="T735">dışından getirilecek olan su, doğalgaz, elektrik ve haberleşme hatları için ruhsat sahibi</text:span></text:p>
      <text:p text:style-name="P736"><text:span text:style-name="T737">Genel Müdürlüğe müracaat ederek ir</text:span><text:span text:style-name="T738">tifak ve/veya intifa hakkı tesisi isteyebilir.(4)</text:span></text:p>
      <text:p text:style-name="P739"><text:span text:style-name="T740">(4)Faaliyetler sırasında sahaya zarar verilmesi durumunda ruhsat sahibi adli merciler</text:span></text:p>
      <text:p text:style-name="P741"><text:span text:style-name="T742">tarafından tespit edilecek tazminatı arazi sahibine ödemek ve sahayı kullanılabilir</text:span></text:p>
      <text:p text:style-name="P743"><text:span text:style-name="T744">durumda terk etmekle yükümlüdür</text:span></text:p>
      <text:p text:style-name="P745"/>
      <text:p text:style-name="P746"/>
      <text:p text:style-name="P747"/>
      <text:p text:style-name="P748"><text:span text:style-name="T749">R</text:span><text:span text:style-name="T750">uhsatın Süresinin Dolması</text:span></text:p>
      <text:p text:style-name="P751"><text:span text:style-name="T752">Arama ve işletme ruhsatları Maden Kanunu uyarınca belirli sürelerle verilebilir. Bu</text:span></text:p>
      <text:p text:style-name="P753"><text:span text:style-name="T754">süreler Maden Kanunu m.24/3’de düzenlenmiştir. Fıkrada bahsi geçtiği üzere 1.grup (a)</text:span></text:p>
      <text:p text:style-name="P755"><text:span text:style-name="T756">bendi madenlerin işletme ruhsat süreleri 5 yıl iken,<text:s/></text:span><text:span text:style-name="T757">diğer grup madenlerin işletme ruhsat</text:span></text:p>
      <text:p text:style-name="P758"><text:span text:style-name="T759">süreleri 10 yıldan az olmamak üzere işletme projesine göre belirlenmektedir. Maddenin</text:span></text:p>
      <text:p text:style-name="P760"><text:span text:style-name="T761">devamı cümlelerinde de işletme ruhsatlarının uzatma halleri düzenlenmiştir. Kanunda</text:span></text:p>
      <text:p text:style-name="P762"><text:span text:style-name="T763">bahsi geçen sürelerin sona ermesi halinde doğal o</text:span><text:span text:style-name="T764">larak devletin kiraladığı ruhsat sona</text:span></text:p>
      <text:p text:style-name="P765"><text:span text:style-name="T766">erecektir. Bunun sonucunda da rödovans sözleşmesi kendiliğinden sona erecektir.</text:span></text:p>
      <text:p text:style-name="P767"/>
      <text:p text:style-name="P768"><text:span text:style-name="T769">///////////////**************************-------------------------------------</text:span></text:p>
      <text:p text:style-name="P770"/>
      <text:list text:style-name="LFO1" text:continue-numbering="true">
        <text:list-item>
          <text:p text:style-name="P771"><text:span text:style-name="T772">Rodovans sözleşmesinin maden dairesince onaylanması gerek</text:span><text:span text:style-name="T773">tiğinden sözleşme rodovans sözleşmesi değildir.</text:span></text:p>
        </text:list-item>
        <text:list-item>
          <text:p text:style-name="P774"><text:span text:style-name="T775">Kira sözleşmesi olduuğu için yetkili mahkeme sulh hukuktur.</text:span></text:p>
        </text:list-item>
        <text:list-item>
          <text:p text:style-name="P776"><text:span text:style-name="T777">Kira sözleşmesi olduğu için zamanaşımı 5 yıldır</text:span></text:p>
        </text:list-item>
        <text:list-item>
          <text:p text:style-name="P778"><text:span text:style-name="T779">karşı dava</text:span></text:p>
        </text:list-item>
        <text:list-item>
          <text:p text:style-name="P780"><text:span text:style-name="T781">orman dairesine vewrdiği taahhüde aykırı olarak işletme hakkı devri sözleşmesi yapmış</text:span></text:p>
        </text:list-item>
        <text:list-item>
          <text:p text:style-name="P782"><text:span text:style-name="T783"><text:s/>Tü</text:span><text:span text:style-name="T784">rk Borçlar Kanunu’nun ürün kirasına ilişkin hükümleri m.357-378) kıyasen uygulanacaktır. Bu hükümler arasında somut olaya uygulanacak hüküm bulunmazsa, TBK m.358’in atfı nedeniyle kira sözleşmesinin genel hükümleri de somut uyuşmazlığa uygulanabilir. Kira<text:s/></text:span><text:span text:style-name="T785">sözleşmesi genel hükümlerde uygulanacak hüküm bulunmaması halinde ise artık Türk Borçlar Kanunu’nun Genel Hükümleri uygulanmalıdır. <text:s/></text:span></text:p>
        </text:list-item>
        <text:list-item>
          <text:p text:style-name="P786"><text:span text:style-name="T787">MADDE 67 –</text:span><text:span text:style-name="T788"><text:s/>(1) Hammadde üretim izin belgeli yap-işlet-devret modeli kamu yatırımları için görevli şirket tarafından, her y</text:span><text:span text:style-name="T789">ıl Ocak ayı sonuna kadar aynı grupta bulunan işletme ruhsatlarından alınan ruhsat bedelinin %30’u oranında çevre ile uyum bedeli, kullanılan hammaddenin ocak başı satış fiyatı üzerinden her yıl Haziran ayı sonuna kadar Kanunun 14 üncü maddesine göre Devlet</text:span><text:span text:style-name="T790"><text:s/>hakkı yatırılır.</text:span></text:p>
        </text:list-item>
      </text:list>
      <text:p text:style-name="P791"><text:span text:style-name="T792">(2</text:span>)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text:style-name="LFO1" text:continue-numbering="true">
        <text:list-item>
          <text:p text:style-name="P793"/>
        </text:list-item>
      </text:list>
      <text:p text:style-name="P794"><text:span text:style-name="T795">MADDE 101 –<text:s/></text:span><text:span text:style-name="T796">(1) Ruhsat sahipleri ile üçüncü kişiler arasında yapılacak olan rödövans sözleşmeleri Bakanlığın iznine tabidir.</text:span></text:p>
      <text:p text:style-name="P797">(2) Maden işletme ruhsat sahiplerinin, ruhsat sahalarının bir kısmı veya tamamı için üçüncü kişilerle yapmış oldukları rödövans sözleşmelerinin ve bu sözleşmelerde yapılan değişikliklerin, devir ve intikal işlemlerinde, bilgilendirme amacıyla Genel Müdürlüğe verilmesi ve maden siciline bilgi amaçlı şerh edilmesi zorunludur. Genel Müdürlük hiçbir şekilde rödövans sözleşmelerine taraf değildir.</text:p>
      <text:p text:style-name="P798"/>
      <text:soft-page-break/>
      <text:p text:style-name="P799">30187 maden yönetmeliği</text:p>
      <text:p text:style-name="P800"><text:span text:style-name="T801">MADDE 123 –<text:s/></text:span><text:span text:style-name="T802">(1) Kaynak tuzlaları hariç olmak üzere maden ruhsat sahalarındaki işletme faaliyetleri, maden mühendisi nezaretinde yapılır. Daimi nezaretçisi<text:s/></text:span><text:span text:style-name="T803">olmayan maden işletme ruhsat ve hammadde üretim izin sahalarında, maden işletme faaliyeti yapılamaz.</text:span></text:p>
      <text:p text:style-name="P804"><text:span text:style-name="T805">ruhsat</text:span></text:p>
      <text:p text:style-name="P806"><text:span text:style-name="T807">sahibi de ruhsatını Devletten almaktadır. Yapılan bu işlem bir nevi süreli lisanslama</text:span></text:p>
      <text:p text:style-name="P808"><text:span text:style-name="T809">işlemidir(Anayasa m.168, Maden Kanunu m.4). Bu süre<text:s/></text:span><text:span text:style-name="T810">içerisinde ruhsat sahibi de devlete</text:span></text:p>
      <text:p text:style-name="P811"><text:span text:style-name="T812">karşı 3213 sayılı Maden Kanunu’ndan doğan yükümlülüklerini yerine getirecek ki,</text:span></text:p>
      <text:p text:style-name="P813"><text:span text:style-name="T814">rödovans verene karşı teslim borcunda sıkıntı çıkmasın.</text:span></text:p>
      <text:p text:style-name="P815"/>
      <text:p text:style-name="P816"><text:span text:style-name="T817">Maden sevkiyatı</text:span></text:p>
      <text:p text:style-name="P818"><text:span text:style-name="T819">MADDE 48 –<text:s/></text:span><text:span text:style-name="T820">(1) Ruhsat sahasında açılan ocaktan doğrudan<text:s/></text:span><text:span text:style-name="T821">satışlarda, stok alanları, kırma-eleme tesisi veya zenginleştirme tesislerine kadar yapılan birincil sevkiyatlarda Genel Müdürlükten alınan sevk fişlerinin kullanılması zorunludur. Ayrıca doğrudan satışlarda, sevkiyat güzergahı üzerinde kantar olması halin</text:span><text:span text:style-name="T822">de sevk fişine kantar fişinin eklenmesi gerekir. Stok alanından dışarıya satışlarda veya yukarıda belirtilen tesislerde işleme tabi tutulduktan sonra yapılan ikincil sevkiyatlarda ise 213 sayılı Vergi Usul Kanununa göre düzenlenmiş sevk irsaliyesinin kulla</text:span><text:span text:style-name="T823">nılması gerekli ve yeterlidir.</text:span></text:p>
      <text:p text:style-name="P824">(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825"><text:span text:style-name="T826">Üretimin, sevkiyatın veya s</text:span><text:span text:style-name="T827">atışın bildirilmemesi</text:span></text:p>
      <text:p text:style-name="P828"><text:span text:style-name="T829">MADDE 53 –</text:span><text:s/><text:span text:style-name="T830">(1) Genel Müdürlükçe yapılan denetim, inceleme ve ölçümler sonucunda, yaptığı üretim ve sevkiyatı bildirmediği veya eksik bildirdiği tespit edilen ruhsat sahiplerine, ödenmesi gereken Devlet hakkına ilaveten bildirilmeyen m</text:span><text:span text:style-name="T831">iktar için hesaplanacak Devlet hakkının beş katı tutarında, idari para cezası verilir. Ayrıca, yapılan üretim veya satışların beyan edilmemesi halinde haksız yere hak iktisabı kapsamında yapılmış fiil sayılarak Kanunun 10 uncu maddesinin yedinci fıkrası ka</text:span><text:span text:style-name="T832">psamında işlem tesis edilir.</text:span></text:p>
      <text:p text:style-name="P833"><text:span text:style-name="T834">Bakanlığın onayını, borçlandırıcı işlemini etk</text:span><text:span text:style-name="T835">i</text:span><text:span text:style-name="T836">nl</text:span><text:span text:style-name="T837">i</text:span><text:span text:style-name="T838">k unsuru olarak değerlend</text:span><text:span text:style-name="T839">i</text:span><text:span text:style-name="T840">rmek yer</text:span><text:span text:style-name="T841">i</text:span><text:span text:style-name="T842">nde olacaktır. Hâl böyle olunca, öncek</text:span><text:span text:style-name="T843">i</text:span><text:span text:style-name="T844"><text:s/></text:span><text:span text:style-name="T845">ruhsat sah</text:span><text:span text:style-name="T846">i</text:span><text:span text:style-name="T847">b</text:span><text:span text:style-name="T848">i</text:span><text:span text:style-name="T849"><text:s/></text:span><text:span text:style-name="T850">i</text:span><text:span text:style-name="T851">le yen</text:span><text:span text:style-name="T852">i</text:span><text:span text:style-name="T853"><text:s/></text:span><text:span text:style-name="T854">ruhsat sah</text:span><text:span text:style-name="T855">i</text:span><text:span text:style-name="T856">b</text:span><text:span text:style-name="T857">i</text:span><text:span text:style-name="T858"><text:s/></text:span><text:span text:style-name="T859">arasında akded</text:span><text:span text:style-name="T860">i</text:span><text:span text:style-name="T861">len sözleşmen</text:span><text:span text:style-name="T862">i</text:span><text:span text:style-name="T863">n hü-</text:span></text:p>
      <text:p text:style-name="P864"><text:span text:style-name="T865">küm<text:s/></text:span><text:span text:style-name="T866">i</text:span><text:span text:style-name="T867">fade edeb</text:span><text:span text:style-name="T868">i</text:span><text:span text:style-name="T869">lmes</text:span><text:span text:style-name="T870">i</text:span><text:span text:style-name="T871"><text:s/></text:span><text:span text:style-name="T872">i</text:span><text:span text:style-name="T873">ç</text:span><text:span text:style-name="T874">i</text:span><text:span text:style-name="T875">n, Ene</text:span><text:span text:style-name="T876">rj</text:span><text:span text:style-name="T877">i</text:span><text:span text:style-name="T878"><text:s/></text:span><text:span text:style-name="T879">ve Tab</text:span><text:span text:style-name="T880">ii</text:span><text:span text:style-name="T881"><text:s/></text:span><text:span text:style-name="T882">Kaynaklar Bakanlığı tarafından onay ver</text:span><text:span text:style-name="T883">i</text:span><text:span text:style-name="T884">lmes</text:span><text:span text:style-name="T885">i</text:span><text:span text:style-name="T886"><text:s/></text:span><text:span text:style-name="T887">gerekmekted</text:span><text:span text:style-name="T888">i</text:span><text:span text:style-name="T889">r. Sözleşme, Bakanlık tarafından onay ver</text:span><text:span text:style-name="T890">i</text:span><text:span text:style-name="T891">l</text:span><text:span text:style-name="T892">i</text:span><text:span text:style-name="T893">nceye kadar askıdadır. Bakanlığın onay vermes</text:span><text:span text:style-name="T894">i</text:span><text:span text:style-name="T895">yle etk</text:span><text:span text:style-name="T896">i</text:span><text:span text:style-name="T897">nl</text:span><text:span text:style-name="T898">i</text:span><text:span text:style-name="T899">k unsuru gerçekleşecek ve maden hakkını dev</text:span><text:span text:style-name="T900">i</text:span><text:span text:style-name="T901">r sözleşmes</text:span><text:span text:style-name="T902">i</text:span><text:span text:style-name="T903"><text:s/></text:span><text:span text:style-name="T904">hüküm<text:s/></text:span><text:span text:style-name="T905">i</text:span><text:span text:style-name="T906">fade edecekt</text:span><text:span text:style-name="T907">i</text:span><text:span text:style-name="T908">r.<text:s/></text:span><text:span text:style-name="T909">Buna karşılık, Bakanlık tarafından onay ver</text:span><text:span text:style-name="T910">i</text:span><text:span text:style-name="T911">lmezse, maden hakkını dev</text:span><text:span text:style-name="T912">i</text:span><text:span text:style-name="T913">r sözleşmes</text:span><text:span text:style-name="T914">i</text:span><text:span text:style-name="T915"><text:s/></text:span><text:span text:style-name="T916">tamamen</text:span></text:p>
      <text:p text:style-name="P917"><text:span text:style-name="T918">hükümsüzleşecekt</text:span><text:span text:style-name="T919">i</text:span><text:span text:style-name="T920">r</text:span></text:p>
      <text:p text:style-name="P921"/>
      <text:p text:style-name="P922">Kemal ERDOĞAN</text:p>
      <text:p text:style-name="P923"><text:span text:style-name="T924">121Ankara Hacı Bayram Vel</text:span><text:span text:style-name="T925">i</text:span><text:span text:style-name="T926"><text:s/></text:span><text:span text:style-name="T927">Ün</text:span><text:span text:style-name="T928">i</text:span><text:span text:style-name="T929">v.-Hukuk Fakültes</text:span><text:span text:style-name="T930">i</text:span><text:span text:style-name="T931"><text:s/></text:span><text:span text:style-name="T932">Derg</text:span><text:span text:style-name="T933">i</text:span><text:span text:style-name="T934">s</text:span><text:span text:style-name="T935">i</text:span><text:span text:style-name="T936"><text:s/></text:span><text:span text:style-name="T937">C. XXII, Y. 2018, Sa. 1</text:span></text:p>
      <text:p text:style-name="P938"><text:span text:style-name="T939">Rödövans sözleşmes</text:span><text:span text:style-name="T940">i</text:span><text:span text:style-name="T941">n</text:span><text:span text:style-name="T942">i</text:span><text:span text:style-name="T943">n aslının ve sözleşmede<text:s/></text:span><text:span text:style-name="T944">i</text:span><text:span text:style-name="T945">mzas</text:span><text:span text:style-name="T946">ı bulunan taraf</text:span></text:p>
      <text:p text:style-name="P947"><text:span text:style-name="T948">ş</text:span><text:span text:style-name="T949">i</text:span><text:span text:style-name="T950">rket<text:s/></text:span><text:span text:style-name="T951">i</text:span><text:span text:style-name="T952">se,<text:s/></text:span><text:span text:style-name="T953">i</text:span><text:span text:style-name="T954">mza s</text:span><text:span text:style-name="T955">i</text:span><text:span text:style-name="T956">rküler</text:span><text:span text:style-name="T957">i</text:span><text:span text:style-name="T958">n</text:span><text:span text:style-name="T959">i</text:span><text:span text:style-name="T960">n; gerçek k</text:span><text:span text:style-name="T961">i</text:span><text:span text:style-name="T962">ş</text:span><text:span text:style-name="T963">i</text:span><text:span text:style-name="T964"><text:s/></text:span><text:span text:style-name="T965">i</text:span><text:span text:style-name="T966">se,<text:s/></text:span><text:span text:style-name="T967">i</text:span><text:span text:style-name="T968">mza beyannames</text:span><text:span text:style-name="T969">i</text:span><text:span text:style-name="T970">n</text:span><text:span text:style-name="T971">i</text:span><text:span text:style-name="T972">n asıllarının</text:span></text:p>
      <text:p text:style-name="P973"><text:span text:style-name="T974">MİGEM’e ver</text:span><text:span text:style-name="T975">i</text:span><text:span text:style-name="T976">lmes</text:span><text:span text:style-name="T977">i</text:span><text:span text:style-name="T978"><text:s/></text:span><text:span text:style-name="T979">gerekmekted</text:span><text:span text:style-name="T980">i</text:span><text:span text:style-name="T981">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VarsayılanParagrafYazıTipi">
      <style:text-properties style:font-name="Times New Roman" style:font-name-complex="Times New Roman" fo:font-weight="normal" style:font-weight-asian="normal" style:font-weight-complex="normal" fo:font-style="normal" style:font-style-asian="normal" style:font-style-complex="normal" fo:color="#000000" fo:font-size="10pt" style:font-size-asian="10pt" style:font-size-complex="10pt"/>
    </style:style>
    <style:style style:name="nor" style:display-name="no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DipnotBaşvurusu" style:display-name="Dipnot Başvurusu" style:family="text" style:parent-style-name="VarsayılanParagrafYazıTipi"/>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maddebasl" style:display-name="maddebas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ListeParagraf" style:display-name="Liste Paragraf"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citation-style-name="DipnotBaşvurusu" text:citation-body-style-name="DipnotBaşvurusu"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4-01-07T14:49:00Z</meta:creation-date>
    <dc:date>2024-01-13T14:28:00Z</dc:date>
    <meta:template xlink:href="Normal" xlink:type="simple"/>
    <meta:editing-cycles>18</meta:editing-cycles>
    <meta:editing-duration>PT27720S</meta:editing-duration>
    <meta:document-statistic meta:page-count="13" meta:paragraph-count="72" meta:word-count="5390" meta:character-count="36043" meta:row-count="256" meta:non-whitespace-character-count="30725"/>
  </office:meta>
</office:document-meta>
</file>